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Cantarell Extra Bold1" svg:font-family="'Cantarell Extra Bold'" style:font-adornments="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1c527f" draw:textarea-horizontal-align="justify" draw:textarea-vertical-align="middle" draw:auto-grow-height="false" fo:min-height="8.774cm" fo:min-width="8.524cm"/>
    </style:style>
    <style:style style:name="gr2" style:family="graphic" style:parent-style-name="Obj_5f_Inner">
      <style:graphic-properties fo:min-height="4.594cm" fo:min-width="4.344cm"/>
    </style:style>
    <style:style style:name="gr3" style:family="graphic" style:parent-style-name="Obj_5f_Line2">
      <style:graphic-properties draw:textarea-vertical-align="middl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draw:fill-color="#ffffff" draw:textarea-horizontal-align="justify" draw:textarea-vertical-align="middle" draw:auto-grow-height="false" fo:min-height="0.214cm" fo:min-width="0.988cm" draw:shadow="hidden"/>
    </style:style>
    <style:style style:name="gr7" style:family="graphic" style:parent-style-name="standard">
      <style:graphic-properties draw:textarea-horizontal-align="justify" draw:textarea-vertical-align="middle" draw:auto-grow-height="false" fo:min-height="0.264cm" fo:min-width="0cm" draw:shadow="hidden"/>
    </style:style>
    <style:style style:name="gr8" style:family="graphic" style:parent-style-name="standard">
      <style:graphic-properties draw:textarea-horizontal-align="justify" draw:textarea-vertical-align="middle" draw:auto-grow-height="false" fo:min-height="0.304cm" fo:min-width="0.537cm"/>
    </style:style>
    <style:style style:name="gr9" style:family="graphic" style:parent-style-name="standard">
      <style:graphic-properties draw:fill-color="#ffffff" draw:textarea-horizontal-align="justify" draw:textarea-vertical-align="middle" draw:auto-grow-height="false" fo:min-height="2.302cm" fo:min-width="1.152cm" draw:shadow="hidden"/>
    </style:style>
    <style:style style:name="gr10" style:family="graphic" style:parent-style-name="standard">
      <style:graphic-properties draw:textarea-horizontal-align="justify" draw:textarea-vertical-align="middle" draw:auto-grow-height="false" fo:min-height="4.456cm" fo:min-width="4.182cm"/>
    </style:style>
    <style:style style:name="gr11" style:family="graphic" style:parent-style-name="standard">
      <style:graphic-properties draw:fill-color="#1c527f" draw:textarea-horizontal-align="center" draw:textarea-vertical-align="middle"/>
    </style:style>
    <style:style style:name="gr12" style:family="graphic" style:parent-style-name="standard">
      <style:graphic-properties draw:fill-color="#1c527f" draw:textarea-vertical-align="middle"/>
    </style:style>
    <style:style style:name="gr13" style:family="graphic" style:parent-style-name="Obj_5f_Line1">
      <style:graphic-properties draw:stroke="dash" draw:stroke-dash="Dash_20__28_Rounded_29_" svg:stroke-width="0.159cm" draw:marker-start-width="0.438cm" draw:marker-end-width="0.438cm" svg:stroke-linecap="round" fo:padding-top="0.204cm" fo:padding-bottom="0.204cm" fo:padding-left="0.329cm" fo:padding-right="0.329cm"/>
    </style:style>
    <style:style style:name="gr14" style:family="graphic" style:parent-style-name="standard">
      <style:graphic-properties draw:stroke="none" svg:stroke-width="0cm" draw:fill="solid" draw:fill-color="#1c527f" draw:opacity="100%" draw:textarea-horizontal-align="center" draw:textarea-vertical-align="middle"/>
    </style:style>
    <style:style style:name="gr15" style:family="graphic" style:parent-style-name="Obj_5f_Line1">
      <style:graphic-properties draw:textarea-vertical-align="middle"/>
    </style:style>
    <style:style style:name="gr16" style:family="graphic" style:parent-style-name="standard">
      <style:graphic-properties draw:textarea-horizontal-align="justify" draw:textarea-vertical-align="middle" draw:auto-grow-height="false" fo:min-height="0.306cm" fo:min-width="0.277cm"/>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svg:stroke-color="#ffffff" draw:fill="none" draw:textarea-horizontal-align="justify" draw:textarea-vertical-align="middle" draw:auto-grow-height="false" fo:min-height="6.369cm" fo:min-width="6.116cm"/>
    </style:style>
    <style:style style:name="gr19" style:family="graphic" style:parent-style-name="standard">
      <style:graphic-properties draw:stroke="solid" svg:stroke-width="0.106cm" svg:stroke-color="#1c527f" draw:marker-start-width="0.359cm" draw:marker-end-width="0.359cm" draw:textarea-horizontal-align="justify" draw:textarea-vertical-align="middle" draw:auto-grow-height="false" fo:min-height="1.131cm" fo:min-width="0.765cm" fo:padding-top="0.178cm" fo:padding-bottom="0.178cm" fo:padding-left="0.303cm" fo:padding-right="0.303cm"/>
    </style:style>
    <style:style style:name="gr20" style:family="graphic" style:parent-style-name="standard">
      <style:graphic-properties draw:stroke="solid" svg:stroke-width="0.106cm" svg:stroke-color="#1c527f" draw:marker-start-width="0.359cm" draw:marker-end-width="0.359cm" draw:textarea-horizontal-align="center" draw:textarea-vertical-align="middle" fo:padding-top="0.178cm" fo:padding-bottom="0.178cm" fo:padding-left="0.303cm" fo:padding-right="0.303cm"/>
    </style:style>
    <style:style style:name="gr21" style:family="graphic" style:parent-style-name="standard">
      <style:graphic-properties draw:stroke="solid" svg:stroke-width="0.106cm" svg:stroke-color="#1c527f" draw:marker-start-width="0.359cm" draw:marker-end-width="0.359cm" draw:fill-color="#ffffff" draw:opacity="100%" draw:textarea-horizontal-align="justify" draw:textarea-vertical-align="middle" draw:auto-grow-height="false" fo:min-height="1.131cm" fo:min-width="0.77cm" fo:padding-top="0.178cm" fo:padding-bottom="0.178cm" fo:padding-left="0.303cm" fo:padding-right="0.303cm"/>
    </style:style>
    <style:style style:name="gr22" style:family="graphic" style:parent-style-name="standard">
      <style:graphic-properties draw:stroke="solid" svg:stroke-width="0.106cm" svg:stroke-color="#1c527f" draw:marker-start-width="0.359cm" draw:marker-end-width="0.359cm" draw:fill-color="#ffffff" draw:opacity="100%" draw:textarea-horizontal-align="center" draw:textarea-vertical-align="middle" fo:padding-top="0.178cm" fo:padding-bottom="0.178cm" fo:padding-left="0.303cm" fo:padding-right="0.303cm"/>
    </style:style>
    <style:style style:name="gr23" style:family="graphic" style:parent-style-name="standard">
      <style:graphic-properties draw:stroke="none" draw:textarea-horizontal-align="justify" draw:textarea-vertical-align="middle" draw:auto-grow-height="false" fo:min-height="0.528cm" fo:min-width="2.527cm" fo:wrap-option="wrap"/>
    </style:style>
    <style:style style:name="gr24" style:family="graphic" style:parent-style-name="standard">
      <style:graphic-properties draw:stroke="none" draw:textarea-horizontal-align="justify" draw:textarea-vertical-align="middle" draw:auto-grow-height="false" fo:min-height="0.543cm" fo:min-width="0.864cm" fo:wrap-option="wrap"/>
    </style:style>
    <style:style style:name="gr25" style:family="graphic" style:parent-style-name="standard">
      <style:graphic-properties draw:stroke="none" draw:textarea-horizontal-align="justify" draw:textarea-vertical-align="middle" draw:auto-grow-height="false" fo:min-height="0.533cm" fo:min-width="0.861cm" fo:wrap-option="wrap"/>
    </style:style>
    <style:style style:name="gr26" style:family="graphic" style:parent-style-name="standard">
      <style:graphic-properties draw:textarea-horizontal-align="justify" draw:textarea-vertical-align="middle" draw:auto-grow-height="false" fo:min-height="4.448cm" fo:min-width="4.179cm"/>
    </style:style>
    <style:style style:name="gr27" style:family="graphic" style:parent-style-name="standard">
      <style:graphic-properties draw:stroke="none" draw:textarea-horizontal-align="justify" draw:textarea-vertical-align="middle" draw:auto-grow-height="false" fo:min-height="2.015cm" fo:min-width="1.625cm"/>
    </style:style>
    <style:style style:name="gr28" style:family="graphic" style:parent-style-name="standard">
      <style:graphic-properties draw:stroke="none" draw:textarea-horizontal-align="center" draw:textarea-vertical-align="middle"/>
    </style:style>
    <style:style style:name="gr29" style:family="graphic" style:parent-style-name="standard">
      <style:graphic-properties draw:stroke="none" draw:textarea-horizontal-align="justify" draw:textarea-vertical-align="middle" draw:auto-grow-height="false" fo:min-height="1.119cm" fo:min-width="0cm"/>
    </style:style>
    <style:style style:name="gr30" style:family="graphic" style:parent-style-name="standard">
      <style:graphic-properties draw:stroke="none" draw:textarea-horizontal-align="justify" draw:textarea-vertical-align="middle" draw:auto-grow-height="false" fo:min-height="1.108cm" fo:min-width="0cm"/>
    </style:style>
    <style:style style:name="gr31" style:family="graphic" style:parent-style-name="standard">
      <style:graphic-properties draw:stroke="none" draw:textarea-horizontal-align="justify" draw:textarea-vertical-align="middle" draw:auto-grow-height="false" fo:min-height="0.863cm" fo:min-width="1.153cm" draw:shadow="hidden"/>
    </style:style>
    <style:style style:name="gr32" style:family="graphic" style:parent-style-name="standard">
      <style:graphic-properties draw:stroke="none" draw:textarea-horizontal-align="justify" draw:textarea-vertical-align="middle" draw:auto-grow-height="false" fo:min-height="0cm" fo:min-width="0cm"/>
    </style:style>
    <style:style style:name="gr33"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5.898cm" fo:min-width="5.637cm" fo:padding-top="0.231cm" fo:padding-bottom="0.231cm" fo:padding-left="0.356cm" fo:padding-right="0.356cm"/>
    </style:style>
    <style:style style:name="gr34"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184cm" fo:min-width="0.232cm" fo:padding-top="0.231cm" fo:padding-bottom="0.231cm" fo:padding-left="0.356cm" fo:padding-right="0.356cm"/>
    </style:style>
    <style:style style:name="gr35" style:family="graphic" style:parent-style-name="standard">
      <style:graphic-properties draw:stroke="none" svg:stroke-width="0.212cm" svg:stroke-color="#ffffff" draw:marker-start-width="0.518cm" draw:marker-end-width="0.518cm" draw:fill="solid" draw:fill-color="#1c527f" draw:textarea-horizontal-align="justify" draw:textarea-vertical-align="middle" draw:auto-grow-height="false" fo:min-height="0.391cm" fo:min-width="0.534cm" fo:padding-top="0.231cm" fo:padding-bottom="0.231cm" fo:padding-left="0.356cm" fo:padding-right="0.356cm"/>
    </style:style>
    <style:style style:name="gr36"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4.045cm" draw:shadow="hidden"/>
    </style:style>
    <style:style style:name="gr37" style:family="graphic" style:parent-style-name="standard">
      <style:graphic-properties svg:stroke-color="#ffffff" draw:fill="none" draw:textarea-horizontal-align="justify" draw:textarea-vertical-align="middle" draw:auto-grow-height="false" fo:min-height="6.369cm" fo:min-width="6.123cm"/>
    </style:style>
    <style:style style:name="gr38" style:family="graphic" style:parent-style-name="standard">
      <style:graphic-properties draw:stroke="none" draw:fill-color="#ffffff" draw:textarea-horizontal-align="justify" draw:textarea-vertical-align="middle" draw:auto-grow-height="false" fo:min-height="3.579cm" fo:min-width="5.897cm"/>
    </style:style>
    <style:style style:name="gr39" style:family="graphic" style:parent-style-name="standard">
      <style:graphic-properties draw:stroke="none" draw:fill-color="#1c527f" draw:textarea-horizontal-align="justify" draw:textarea-vertical-align="middle" draw:auto-grow-height="false" fo:min-height="2.611cm" fo:min-width="0.609cm"/>
    </style:style>
    <style:style style:name="gr40" style:family="graphic" style:parent-style-name="standard">
      <style:graphic-properties draw:stroke="none" draw:fill-color="#1c527f" draw:textarea-horizontal-align="justify" draw:textarea-vertical-align="middle" draw:auto-grow-height="false" fo:min-height="0.41cm" fo:min-width="2.834cm"/>
    </style:style>
    <style:style style:name="gr41" style:family="graphic" style:parent-style-name="standard">
      <style:graphic-properties draw:stroke="none" draw:fill-color="#1c527f" draw:textarea-horizontal-align="justify" draw:textarea-vertical-align="middle" draw:auto-grow-height="false" fo:min-height="0.418cm" fo:min-width="2.832cm"/>
    </style:style>
    <style:style style:name="gr42" style:family="graphic" style:parent-style-name="standard">
      <style:graphic-properties draw:stroke="none" draw:fill-color="#1c527f" draw:textarea-horizontal-align="justify" draw:textarea-vertical-align="middle" draw:auto-grow-height="false" fo:min-height="0cm" fo:min-width="0cm"/>
    </style:style>
    <style:style style:name="gr43" style:family="graphic" style:parent-style-name="standard">
      <style:graphic-properties draw:stroke="none" draw:fill-color="#ffffff" draw:textarea-horizontal-align="justify" draw:textarea-vertical-align="middle" draw:auto-grow-height="false" fo:min-height="0.092cm" fo:min-width="0.316cm"/>
    </style:style>
    <style:style style:name="gr44" style:family="graphic" style:parent-style-name="standard">
      <style:graphic-properties draw:stroke="none" draw:fill-color="#ffffff" draw:textarea-horizontal-align="justify" draw:textarea-vertical-align="middle" draw:auto-grow-height="false" fo:min-height="4.402cm" fo:min-width="4.159cm"/>
    </style:style>
    <style:style style:name="gr45" style:family="graphic" style:parent-style-name="standard">
      <style:graphic-properties draw:stroke="none" draw:fill-color="#1c527f" draw:textarea-horizontal-align="justify" draw:textarea-vertical-align="middle" draw:auto-grow-height="false" fo:min-height="0.265cm" fo:min-width="3.392cm"/>
    </style:style>
    <style:style style:name="gr46" style:family="graphic" style:parent-style-name="standard">
      <style:graphic-properties draw:stroke="none" draw:fill-color="#1c527f" draw:textarea-horizontal-align="justify" draw:textarea-vertical-align="middle" draw:auto-grow-height="false" fo:min-height="0.266cm" fo:min-width="2.18cm"/>
    </style:style>
    <style:style style:name="gr47" style:family="graphic" style:parent-style-name="standard">
      <style:graphic-properties draw:stroke="none" draw:fill-color="#1c527f" draw:textarea-horizontal-align="justify" draw:textarea-vertical-align="middle" draw:auto-grow-height="false" fo:min-height="0.706cm" fo:min-width="0.452cm" fo:wrap-option="wrap"/>
    </style:style>
    <style:style style:name="gr48" style:family="graphic" style:parent-style-name="standard">
      <style:graphic-properties draw:stroke="none" draw:fill-color="#1c527f" draw:textarea-horizontal-align="justify" draw:textarea-vertical-align="middle" draw:auto-grow-height="false" fo:min-height="0.705cm" fo:min-width="0.453cm" fo:wrap-option="wrap"/>
    </style:style>
    <style:style style:name="gr49" style:family="graphic" style:parent-style-name="standard">
      <style:graphic-properties draw:stroke="none" draw:fill-color="#1c527f" draw:textarea-horizontal-align="justify" draw:textarea-vertical-align="middle" draw:auto-grow-height="false" fo:min-height="0.705cm" fo:min-width="0.452cm" fo:wrap-option="wrap"/>
    </style:style>
    <style:style style:name="gr50" style:family="graphic" style:parent-style-name="standard">
      <style:graphic-properties draw:stroke="none" draw:fill-color="#ffffff" draw:textarea-horizontal-align="justify" draw:textarea-vertical-align="middle" draw:auto-grow-height="false" fo:min-height="1.911cm" fo:min-width="4.214cm"/>
    </style:style>
    <style:style style:name="gr51"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52" style:family="graphic" style:parent-style-name="Obj_5f_Background">
      <style:graphic-properties fo:min-height="8.774cm" fo:min-width="8.524cm"/>
    </style:style>
    <style:style style:name="gr53" style:family="graphic" style:parent-style-name="Obj_5f_Inner">
      <style:graphic-properties fo:min-height="4.25cm" fo:min-width="6.5cm"/>
    </style:style>
    <style:style style:name="gr54" style:family="graphic" style:parent-style-name="Obj_5f_Inner2">
      <style:graphic-properties fo:min-height="0cm" fo:min-width="0cm"/>
      <style:paragraph-properties style:writing-mode="lr-tb"/>
    </style:style>
    <style:style style:name="gr55" style:family="graphic" style:parent-style-name="Obj_5f_Inner">
      <style:graphic-properties fo:min-height="0.5cm" fo:min-width="5.125cm"/>
    </style:style>
    <style:style style:name="gr56" style:family="graphic" style:parent-style-name="standard">
      <style:graphic-properties draw:stroke="none" svg:stroke-color="#000000" draw:fill="solid" draw:fill-color="#ffffff" draw:textarea-horizontal-align="center" draw:textarea-vertical-align="middle" fo:min-height="4.065cm" draw:shadow="hidden"/>
    </style:style>
    <style:style style:name="gr57" style:family="graphic" style:parent-style-name="Obj_5f_Inner">
      <style:graphic-properties fo:min-height="0.369cm" fo:min-width="0.119cm"/>
    </style:style>
    <style:style style:name="gr58" style:family="graphic" style:parent-style-name="Obj_5f_Inner">
      <style:graphic-properties draw:textarea-horizontal-align="center" draw:textarea-vertical-align="middle" fo:min-height="3.125cm" fo:min-width="6.875cm" draw:shadow="hidden"/>
    </style:style>
    <style:style style:name="gr59" style:family="graphic" style:parent-style-name="standard">
      <style:graphic-properties draw:opacity="19%" draw:textarea-horizontal-align="justify" draw:textarea-vertical-align="middle" draw:auto-grow-height="false" fo:min-height="4.456cm" fo:min-width="4.182cm"/>
    </style:style>
    <style:style style:name="gr60" style:family="graphic" style:parent-style-name="Obj_5f_Line2">
      <style:graphic-properties draw:opacity="37%" draw:textarea-vertical-align="middle"/>
    </style:style>
    <style:style style:name="gr61" style:family="graphic" style:parent-style-name="standard">
      <style:graphic-properties draw:stroke="solid" svg:stroke-color="#ffffff" draw:fill="solid" draw:fill-color="#1c527f" draw:textarea-horizontal-align="center" draw:textarea-vertical-align="middle" fo:min-height="4.065cm" draw:shadow="hidden"/>
    </style:style>
    <style:style style:name="gr62" style:family="graphic" style:parent-style-name="Obj_5f_Inner">
      <style:graphic-properties fo:min-height="0.055cm" fo:min-width="0cm"/>
    </style:style>
    <style:style style:name="gr63" style:family="graphic" style:parent-style-name="Obj_5f_Inner">
      <style:graphic-properties fo:min-height="0.082cm" fo:min-width="0cm"/>
    </style:style>
    <style:style style:name="gr64" style:family="graphic" style:parent-style-name="Obj_5f_Inner">
      <style:graphic-properties fo:min-height="0cm" fo:min-width="0cm"/>
    </style:style>
    <style:style style:name="gr65" style:family="graphic" style:parent-style-name="Obj_5f_Inner">
      <style:graphic-properties fo:min-height="0.001cm" fo:min-width="0cm"/>
    </style:style>
    <style:style style:name="gr66" style:family="graphic" style:parent-style-name="Obj_5f_Inner2">
      <style:graphic-properties draw:opacity="100%" draw:textarea-vertical-align="middle" draw:auto-grow-height="false"/>
    </style:style>
    <style:style style:name="gr67" style:family="graphic" style:parent-style-name="Obj_5f_Background">
      <style:graphic-properties fo:min-height="9.706cm" fo:min-width="9.456cm"/>
    </style:style>
    <style:style style:name="gr68" style:family="graphic" style:parent-style-name="standard">
      <style:graphic-properties draw:stroke="none" svg:stroke-color="#000000" draw:fill="solid" draw:fill-color="#ffffff" draw:textarea-horizontal-align="center" draw:textarea-vertical-align="middle" fo:min-height="1.69cm" draw:shadow="hidden"/>
    </style:style>
    <style:style style:name="gr69" style:family="graphic" style:parent-style-name="standard">
      <style:graphic-properties draw:textarea-horizontal-align="justify" draw:textarea-vertical-align="middle" draw:auto-grow-height="false" fo:min-height="4.448cm" fo:min-width="4.179cm" draw:shadow="hidden"/>
    </style:style>
    <style:style style:name="gr70" style:family="graphic" style:parent-style-name="Obj_5f_Inner2">
      <style:graphic-properties draw:fill-color="#236aa5" draw:textarea-horizontal-align="justify" draw:textarea-vertical-align="middle" draw:auto-grow-height="false" fo:min-height="7.375cm" fo:min-width="9.875cm" draw:shadow="hidden"/>
    </style:style>
    <style:style style:name="gr71" style:family="graphic" style:parent-style-name="standard">
      <style:graphic-properties draw:textarea-horizontal-align="justify" draw:textarea-vertical-align="middle" draw:auto-grow-height="false" fo:min-height="0cm" fo:min-width="0cm"/>
    </style:style>
    <style:style style:name="gr72" style:family="graphic" style:parent-style-name="Obj_5f_Inner">
      <style:graphic-properties fo:min-height="0.226cm" fo:min-width="0cm"/>
    </style:style>
    <style:style style:name="gr73"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74" style:family="graphic" style:parent-style-name="Obj_5f_Boundary">
      <style:graphic-properties fo:min-height="6.375cm" fo:min-width="6.125cm"/>
    </style:style>
    <style:style style:name="gr75" style:family="graphic" style:parent-style-name="standard">
      <style:graphic-properties draw:textarea-horizontal-align="justify" draw:textarea-vertical-align="middle" draw:auto-grow-height="false" fo:min-height="4.456cm" fo:min-width="4.182cm" draw:shadow="hidden"/>
    </style:style>
    <style:style style:name="gr76" style:family="graphic" style:parent-style-name="standard">
      <style:graphic-properties draw:stroke="none" draw:fill-color="#ffffff" draw:textarea-horizontal-align="justify" draw:textarea-vertical-align="middle" draw:auto-grow-height="false" fo:min-height="0.435cm" fo:min-width="0.892cm"/>
    </style:style>
    <style:style style:name="gr77" style:family="graphic" style:parent-style-name="standard">
      <style:graphic-properties draw:stroke="none" draw:fill-color="#ffffff" draw:textarea-horizontal-align="justify" draw:textarea-vertical-align="middle" draw:auto-grow-height="false" fo:min-height="0.939cm" fo:min-width="4.16cm"/>
    </style:style>
    <style:style style:name="gr78" style:family="graphic" style:parent-style-name="Obj_5f_Inner">
      <style:graphic-properties draw:textarea-horizontal-align="center" draw:textarea-vertical-align="middle" fo:min-height="1.4cm" fo:min-width="0.15cm"/>
    </style:style>
    <style:style style:name="gr79" style:family="graphic" style:parent-style-name="Obj_5f_Inner">
      <style:graphic-properties draw:textarea-horizontal-align="center" draw:textarea-vertical-align="middle" fo:min-height="1.45cm" fo:min-width="0.15cm"/>
    </style:style>
    <style:style style:name="gr80" style:family="graphic" style:parent-style-name="Obj_5f_Inner2">
      <style:graphic-properties draw:textarea-horizontal-align="justify" draw:textarea-vertical-align="middle" draw:auto-grow-height="false" fo:min-height="0.5cm" fo:min-width="0.15cm"/>
    </style:style>
    <style:style style:name="gr81" style:family="graphic" style:parent-style-name="Obj_5f_Inner2">
      <style:graphic-properties draw:textarea-horizontal-align="justify" draw:textarea-vertical-align="middle" draw:auto-grow-height="false" fo:min-height="0.422cm" fo:min-width="0.172cm"/>
    </style:style>
    <style:style style:name="gr82" style:family="graphic" style:parent-style-name="standard">
      <style:graphic-properties draw:stroke="none" draw:fill-color="#ffffff" draw:textarea-horizontal-align="justify" draw:textarea-vertical-align="middle" draw:auto-grow-height="false" fo:min-height="0.565cm" fo:min-width="1.351cm"/>
    </style:style>
    <style:style style:name="gr83" style:family="graphic" style:parent-style-name="Obj_5f_Inner2">
      <style:graphic-properties draw:stroke="none" svg:stroke-color="#000000" draw:fill="none" draw:fill-color="#ffffff" fo:min-height="1.7cm"/>
      <style:paragraph-properties style:writing-mode="lr-tb"/>
    </style:style>
    <style:style style:name="gr84" style:family="graphic" style:parent-style-name="Obj_5f_Inner2">
      <style:graphic-properties draw:stroke="none" draw:fill="none" fo:min-height="2.118cm"/>
      <style:paragraph-properties style:writing-mode="lr-tb"/>
    </style:style>
    <style:style style:name="gr85"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0.355cm" fo:min-width="0.812cm" fo:padding-top="0.165cm" fo:padding-bottom="0.165cm" fo:padding-left="0.29cm" fo:padding-right="0.29cm"/>
    </style:style>
    <style:style style:name="gr86"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1.502cm" fo:min-width="3.272cm" fo:padding-top="0.165cm" fo:padding-bottom="0.165cm" fo:padding-left="0.29cm" fo:padding-right="0.29cm" draw:shadow="hidden"/>
    </style:style>
    <style:style style:name="gr87" style:family="graphic" style:parent-style-name="Obj_5f_Line1">
      <style:graphic-properties draw:stroke="solid" draw:textarea-vertical-align="middle"/>
    </style:style>
    <style:style style:name="gr88" style:family="graphic" style:parent-style-name="standard">
      <style:graphic-properties draw:stroke="none" draw:fill-color="#ffffff" draw:textarea-horizontal-align="justify" draw:textarea-vertical-align="middle" draw:auto-grow-height="false" fo:min-height="0.498cm" fo:min-width="1.351cm"/>
    </style:style>
    <style:style style:name="gr89" style:family="graphic" style:parent-style-name="Obj_5f_Inner">
      <style:graphic-properties fo:min-height="0.174cm" fo:min-width="0cm"/>
    </style:style>
    <style:style style:name="gr90" style:family="graphic" style:parent-style-name="Obj_5f_Inner">
      <style:graphic-properties draw:textarea-horizontal-align="center" draw:textarea-vertical-align="middle" fo:min-height="0cm" fo:min-width="3cm"/>
    </style:style>
    <style:style style:name="gr91" style:family="graphic" style:parent-style-name="Obj_5f_Inner">
      <style:graphic-properties draw:textarea-horizontal-align="center" draw:textarea-vertical-align="middle" fo:min-height="0cm" fo:min-width="3.15cm"/>
    </style:style>
    <style:style style:name="gr92" style:family="graphic" style:parent-style-name="Obj_5f_Inner">
      <style:graphic-properties draw:textarea-horizontal-align="center" draw:textarea-vertical-align="middle" fo:min-height="0cm" fo:min-width="2.426cm"/>
    </style:style>
    <style:style style:name="gr93" style:family="graphic" style:parent-style-name="Obj_5f_Background">
      <style:graphic-properties fo:min-height="6.97cm" fo:min-width="6.72cm"/>
    </style:style>
    <style:style style:name="gr94" style:family="graphic" style:parent-style-name="standard">
      <style:graphic-properties svg:stroke-color="#ffffff" draw:fill-color="#ffffff" draw:textarea-horizontal-align="justify" draw:textarea-vertical-align="middle" draw:auto-grow-height="false" fo:min-height="0.073cm" fo:min-width="0cm"/>
    </style:style>
    <style:style style:name="gr95" style:family="graphic" style:parent-style-name="standard">
      <style:graphic-properties draw:stroke="none" draw:fill-color="#ffffff" draw:textarea-horizontal-align="justify" draw:textarea-vertical-align="middle" draw:auto-grow-height="false" fo:min-height="1.164cm" fo:min-width="0.914cm"/>
    </style:style>
    <style:style style:name="gr96" style:family="graphic" style:parent-style-name="standard">
      <style:graphic-properties draw:stroke="none" draw:fill-color="#ffffff" draw:textarea-horizontal-align="justify" draw:textarea-vertical-align="middle" draw:auto-grow-height="false" fo:min-height="1.568cm" fo:min-width="1.34cm"/>
    </style:style>
    <style:style style:name="gr97" style:family="graphic" style:parent-style-name="standard">
      <style:graphic-properties draw:stroke="none" draw:fill-color="#ffffff" draw:textarea-horizontal-align="justify" draw:textarea-vertical-align="middle" draw:auto-grow-height="false" fo:min-height="0.783cm" fo:min-width="0.547cm"/>
    </style:style>
    <style:style style:name="gr98" style:family="graphic" style:parent-style-name="standard">
      <style:graphic-properties draw:stroke="none" draw:fill-color="#ffffff" draw:textarea-horizontal-align="justify" draw:textarea-vertical-align="middle" draw:auto-grow-height="false" fo:min-height="1.031cm" fo:min-width="3.05cm"/>
    </style:style>
    <style:style style:name="gr99" style:family="graphic" style:parent-style-name="Obj_5f_Background">
      <style:graphic-properties/>
    </style:style>
    <style:style style:name="gr100" style:family="graphic" style:parent-style-name="standard">
      <style:graphic-properties draw:stroke="none" draw:fill-color="#ffffff" draw:textarea-horizontal-align="justify" draw:textarea-vertical-align="middle" draw:auto-grow-height="false" fo:min-height="1.872cm" fo:min-width="1.622cm"/>
    </style:style>
    <style:style style:name="gr101" style:family="graphic" style:parent-style-name="standard">
      <style:graphic-properties draw:stroke="none" draw:fill-color="#ffffff" draw:textarea-horizontal-align="justify" draw:textarea-vertical-align="middle" draw:auto-grow-height="false" fo:min-height="1.59cm" fo:min-width="1.337cm"/>
    </style:style>
    <style:style style:name="gr102" style:family="graphic" style:parent-style-name="standard">
      <style:graphic-properties draw:stroke="none" draw:fill-color="#ffffff" draw:textarea-horizontal-align="justify" draw:textarea-vertical-align="middle" draw:auto-grow-height="false" fo:min-height="0.403cm" fo:min-width="0.217cm"/>
    </style:style>
    <style:style style:name="gr103" style:family="graphic" style:parent-style-name="standard">
      <style:graphic-properties draw:stroke="none" draw:fill-color="#ffffff" draw:textarea-horizontal-align="justify" draw:textarea-vertical-align="middle" draw:auto-grow-height="false" fo:min-height="0.339cm" fo:min-width="0.132cm"/>
    </style:style>
    <style:style style:name="gr104" style:family="graphic" style:parent-style-name="standard">
      <style:graphic-properties draw:stroke="none" draw:fill-color="#808080" draw:opacity="76%" draw:textarea-horizontal-align="justify" draw:textarea-vertical-align="middle" draw:auto-grow-height="false" fo:min-height="2.88cm" fo:min-width="4.799cm"/>
    </style:style>
    <style:style style:name="gr105" style:family="graphic" style:parent-style-name="objectwithoutfill">
      <style:graphic-properties draw:stroke="dash" draw:stroke-dash="Fine_20_Dashed" svg:stroke-width="0.106cm" svg:stroke-color="#ffffff" draw:marker-start-width="0.358cm" draw:marker-end-width="0.358cm" draw:fill="none" draw:textarea-vertical-align="middle" fo:padding-top="0.177cm" fo:padding-bottom="0.177cm" fo:padding-left="0.302cm" fo:padding-right="0.302cm"/>
    </style:style>
    <style:style style:name="gr106" style:family="graphic" style:parent-style-name="standard">
      <style:graphic-properties draw:stroke="none" draw:fill-color="#666666" draw:textarea-horizontal-align="justify" draw:textarea-vertical-align="middle" draw:auto-grow-height="false" fo:min-height="0.147cm" fo:min-width="0.518cm"/>
      <style:paragraph-properties style:writing-mode="lr-tb"/>
    </style:style>
    <style:style style:name="gr107" style:family="graphic" style:parent-style-name="objectwithoutfill">
      <style:graphic-properties svg:stroke-width="0.159cm" svg:stroke-color="#ffffff" draw:marker-start-width="0.438cm" draw:marker-end-width="0.438cm" draw:fill="none" draw:textarea-vertical-align="middle" fo:padding-top="0.204cm" fo:padding-bottom="0.204cm" fo:padding-left="0.329cm" fo:padding-right="0.329cm"/>
    </style:style>
    <style:style style:name="gr108" style:family="graphic" style:parent-style-name="standard">
      <style:graphic-properties draw:stroke="none" svg:stroke-color="#ffffff" draw:fill-color="#ffffff" draw:textarea-horizontal-align="justify" draw:textarea-vertical-align="middle" draw:auto-grow-height="false" fo:min-height="0.806cm" fo:min-width="0.625cm"/>
    </style:style>
    <style:style style:name="gr109" style:family="graphic" style:parent-style-name="standard">
      <style:graphic-properties draw:stroke="none" draw:fill-color="#ffffff" draw:textarea-horizontal-align="justify" draw:textarea-vertical-align="middle" draw:auto-grow-height="false" fo:min-height="4.286cm" fo:min-width="0.26cm"/>
    </style:style>
    <style:style style:name="gr110" style:family="graphic" style:parent-style-name="standard">
      <style:graphic-properties draw:stroke="none" svg:stroke-color="#ffffff" draw:fill-color="#666666" draw:textarea-horizontal-align="justify" draw:textarea-vertical-align="middle" draw:auto-grow-height="false" fo:min-height="0.397cm" fo:min-width="0.174cm"/>
    </style:style>
    <style:style style:name="gr111" style:family="graphic" style:parent-style-name="standard">
      <style:graphic-properties draw:stroke="none" draw:fill-color="#666666" draw:textarea-horizontal-align="justify" draw:textarea-vertical-align="middle" draw:auto-grow-height="false" fo:min-height="1.787cm" fo:min-width="0cm"/>
    </style:style>
    <style:style style:name="gr112" style:family="graphic" style:parent-style-name="standard">
      <style:graphic-properties draw:stroke="none" draw:fill-color="#666666" draw:textarea-horizontal-align="justify" draw:textarea-vertical-align="middle" draw:auto-grow-height="false" fo:min-height="0cm" fo:min-width="0cm"/>
    </style:style>
    <style:style style:name="gr113" style:family="graphic" style:parent-style-name="standard">
      <style:graphic-properties draw:stroke="none" draw:fill-color="#ffffff" draw:textarea-vertical-align="middle" draw:auto-grow-height="false" fo:min-height="0.736cm" fo:min-width="0.414cm"/>
    </style:style>
    <style:style style:name="gr114" style:family="graphic" style:parent-style-name="standard">
      <style:graphic-properties draw:stroke="none" draw:stroke-dash="Ultrafine_20_Dashed" draw:fill-color="#ffffff" draw:textarea-horizontal-align="justify" draw:textarea-vertical-align="middle" draw:auto-grow-height="false" fo:min-height="0.057cm" fo:min-width="0cm"/>
    </style:style>
    <style:style style:name="gr115" style:family="graphic" style:parent-style-name="standard">
      <style:graphic-properties draw:stroke="none" draw:stroke-dash="Ultrafine_20_Dashed" draw:fill="solid" draw:fill-color="#ffffff" draw:textarea-horizontal-align="justify" draw:textarea-vertical-align="middle" draw:auto-grow-height="false" fo:min-height="0.057cm" fo:min-width="0cm"/>
    </style:style>
    <style:style style:name="gr116" style:family="graphic" style:parent-style-name="standard">
      <style:graphic-properties draw:stroke="none" draw:stroke-dash="Ultrafine_20_Dashed" draw:fill-color="#ffffff" draw:textarea-horizontal-align="justify" draw:textarea-vertical-align="middle" draw:auto-grow-height="false" fo:min-height="0cm" fo:min-width="0cm"/>
    </style:style>
    <style:style style:name="gr117" style:family="graphic" style:parent-style-name="standard">
      <style:graphic-properties draw:textarea-horizontal-align="justify" draw:textarea-vertical-align="middle" draw:auto-grow-height="false" fo:min-height="1.18cm" fo:min-width="0.836cm"/>
    </style:style>
    <style:style style:name="gr118" style:family="graphic" style:parent-style-name="Obj_5f_Background">
      <style:graphic-properties svg:stroke-linecap="butt"/>
    </style:style>
    <style:style style:name="gr119" style:family="graphic" style:parent-style-name="standard">
      <style:graphic-properties draw:textarea-horizontal-align="justify" draw:textarea-vertical-align="middle" draw:auto-grow-height="false" fo:min-height="5.159cm" fo:min-width="4.851cm"/>
    </style:style>
    <style:style style:name="gr120" style:family="graphic" style:parent-style-name="standard">
      <style:graphic-properties draw:fill-color="#666666" draw:textarea-vertical-align="middle"/>
    </style:style>
    <style:style style:name="gr121"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4.629cm" fo:min-width="4.368cm" fo:padding-top="0.231cm" fo:padding-bottom="0.231cm" fo:padding-left="0.356cm" fo:padding-right="0.356cm"/>
    </style:style>
    <style:style style:name="gr122"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057cm" fo:min-width="0.041cm" fo:padding-top="0.231cm" fo:padding-bottom="0.231cm" fo:padding-left="0.356cm" fo:padding-right="0.356cm"/>
    </style:style>
    <style:style style:name="gr123" style:family="graphic" style:parent-style-name="standard">
      <style:graphic-properties draw:stroke="none" svg:stroke-width="0.212cm" svg:stroke-color="#ffffff" draw:marker-start-width="0.518cm" draw:marker-end-width="0.518cm" draw:fill="solid" draw:fill-color="#666666" draw:textarea-horizontal-align="justify" draw:textarea-vertical-align="middle" draw:auto-grow-height="false" fo:min-height="0.221cm" fo:min-width="0.284cm" fo:padding-top="0.231cm" fo:padding-bottom="0.231cm" fo:padding-left="0.356cm" fo:padding-right="0.356cm"/>
    </style:style>
    <style:style style:name="gr124" style:family="graphic" style:parent-style-name="standard">
      <style:graphic-properties draw:stroke="none" svg:stroke-color="#000000" draw:fill="none" draw:fill-color="#ffffff" draw:auto-grow-height="true" draw:auto-grow-width="false" fo:max-height="0cm" fo:min-height="4.471cm"/>
      <style:paragraph-properties style:writing-mode="lr-tb"/>
    </style:style>
    <style:style style:name="gr125" style:family="graphic" style:parent-style-name="standard">
      <style:graphic-properties draw:stroke="none" draw:fill-color="#ffffff" draw:textarea-horizontal-align="justify" draw:textarea-vertical-align="middle" draw:auto-grow-height="false" fo:min-height="1.54cm" fo:min-width="0.955cm"/>
    </style:style>
    <style:style style:name="gr126" style:family="graphic" style:parent-style-name="standard">
      <style:graphic-properties draw:stroke="none" draw:fill-color="#666666" draw:textarea-horizontal-align="justify" draw:textarea-vertical-align="middle" draw:auto-grow-height="false" fo:min-height="0.427cm" fo:min-width="0.167cm"/>
    </style:style>
    <style:style style:name="gr127" style:family="graphic" style:parent-style-name="standard">
      <style:graphic-properties draw:stroke="none" draw:fill-color="#ffffff" draw:textarea-horizontal-align="justify" draw:textarea-vertical-align="middle" draw:auto-grow-height="false" fo:min-height="0.574cm" fo:min-width="1.831cm"/>
    </style:style>
    <style:style style:name="gr128" style:family="graphic" style:parent-style-name="standard">
      <style:graphic-properties draw:stroke="none" draw:fill-color="#ffffff" draw:textarea-horizontal-align="justify" draw:textarea-vertical-align="middle" draw:auto-grow-height="false" fo:min-height="0.571cm" fo:min-width="0.122cm"/>
    </style:style>
    <style:style style:name="gr129" style:family="graphic" style:parent-style-name="standard">
      <style:graphic-properties draw:stroke="none" draw:fill-color="#ffffff" draw:textarea-horizontal-align="justify" draw:textarea-vertical-align="middle" draw:auto-grow-height="false" fo:min-height="1.54cm" fo:min-width="1.007cm"/>
    </style:style>
    <style:style style:name="gr130"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131" style:family="graphic" style:parent-style-name="standard">
      <style:graphic-properties draw:stroke="none" draw:fill-color="#ffffff" draw:textarea-horizontal-align="justify" draw:textarea-vertical-align="middle" draw:auto-grow-height="false" fo:min-height="0.941cm" fo:min-width="0.469cm"/>
    </style:style>
    <style:style style:name="gr132" style:family="graphic" style:parent-style-name="standard">
      <style:graphic-properties draw:stroke="none" draw:fill-color="#666666" draw:textarea-horizontal-align="justify" draw:textarea-vertical-align="middle" draw:auto-grow-height="false" fo:min-height="0.199cm" fo:min-width="0cm"/>
    </style:style>
    <style:style style:name="gr133" style:family="graphic" style:parent-style-name="standard">
      <style:graphic-properties draw:stroke="none" draw:fill-color="#ffffff" draw:textarea-horizontal-align="justify" draw:textarea-vertical-align="middle" draw:auto-grow-height="false" fo:min-height="0.299cm" fo:min-width="1.052cm"/>
    </style:style>
    <style:style style:name="gr134" style:family="graphic" style:parent-style-name="standard">
      <style:graphic-properties draw:stroke="none" draw:fill-color="#ffffff" draw:textarea-horizontal-align="justify" draw:textarea-vertical-align="middle" draw:auto-grow-height="false" fo:min-height="0.296cm" fo:min-width="0cm"/>
    </style:style>
    <style:style style:name="gr135" style:family="graphic" style:parent-style-name="standard">
      <style:graphic-properties draw:stroke="none" draw:fill-color="#ffffff" draw:textarea-horizontal-align="justify" draw:textarea-vertical-align="middle" draw:auto-grow-height="false" fo:min-height="0.942cm" fo:min-width="0.503cm"/>
    </style:style>
    <style:style style:name="gr136" style:family="graphic" style:parent-style-name="standard">
      <style:graphic-properties draw:stroke="none" draw:textarea-horizontal-align="justify" draw:textarea-vertical-align="middle" draw:auto-grow-height="false" fo:min-height="1.655cm" fo:min-width="5.206cm" draw:shadow="hidden"/>
    </style:style>
    <style:style style:name="gr137" style:family="graphic" style:parent-style-name="standard">
      <style:graphic-properties svg:stroke-color="#ffffff" draw:fill="none" draw:textarea-horizontal-align="justify" draw:textarea-vertical-align="middle" draw:auto-grow-height="false" fo:min-height="5.05cm" fo:min-width="4.8cm"/>
    </style:style>
    <style:style style:name="gr138" style:family="graphic" style:parent-style-name="standard">
      <style:graphic-properties draw:stroke="none" draw:fill-color="#ffffff" draw:textarea-horizontal-align="justify" draw:textarea-vertical-align="middle" draw:auto-grow-height="false" fo:min-height="0.648cm" fo:min-width="0.206cm"/>
    </style:style>
    <style:style style:name="gr139" style:family="graphic" style:parent-style-name="standard">
      <style:graphic-properties draw:stroke="none" draw:fill-color="#666666" draw:textarea-horizontal-align="justify" draw:textarea-vertical-align="middle" draw:auto-grow-height="false" fo:min-height="0.369cm" fo:min-width="0cm"/>
    </style:style>
    <style:style style:name="gr140" style:family="graphic" style:parent-style-name="standard">
      <style:graphic-properties draw:stroke="none" draw:fill-color="#ffffff" draw:textarea-horizontal-align="justify" draw:textarea-vertical-align="middle" draw:auto-grow-height="false" fo:min-height="0cm" fo:min-width="0cm"/>
    </style:style>
    <style:style style:name="gr141" style:family="graphic" style:parent-style-name="standard">
      <style:graphic-properties draw:stroke="none" draw:fill-color="#ffffff" draw:textarea-horizontal-align="justify" draw:textarea-vertical-align="middle" draw:auto-grow-height="false" fo:min-height="0.03cm" fo:min-width="1.338cm"/>
    </style:style>
    <style:style style:name="gr142" style:family="graphic" style:parent-style-name="standard">
      <style:graphic-properties draw:stroke="none" draw:fill-color="#ffffff" draw:textarea-horizontal-align="justify" draw:textarea-vertical-align="middle" draw:auto-grow-height="false" fo:min-height="1.525cm" fo:min-width="0.955cm"/>
    </style:style>
    <style:style style:name="gr143" style:family="graphic" style:parent-style-name="standard">
      <style:graphic-properties draw:stroke="none" draw:fill-color="#666666" draw:textarea-horizontal-align="justify" draw:textarea-vertical-align="middle" draw:auto-grow-height="false" fo:min-height="0.421cm" fo:min-width="0.167cm"/>
    </style:style>
    <style:style style:name="gr144" style:family="graphic" style:parent-style-name="standard">
      <style:graphic-properties draw:textarea-horizontal-align="justify" draw:textarea-vertical-align="middle" draw:auto-grow-height="false" fo:min-height="0.822cm" fo:min-width="1.339cm"/>
    </style:style>
    <style:style style:name="gr145" style:family="graphic" style:parent-style-name="standard">
      <style:graphic-properties draw:stroke="none" draw:fill-color="#ffffff" draw:textarea-horizontal-align="justify" draw:textarea-vertical-align="middle" draw:auto-grow-height="false" fo:min-height="0cm" fo:min-width="0.78cm"/>
    </style:style>
    <style:style style:name="gr146" style:family="graphic" style:parent-style-name="standard">
      <style:graphic-properties draw:stroke="none" draw:textarea-horizontal-align="justify" draw:textarea-vertical-align="middle" draw:auto-grow-height="false" fo:min-height="3.795cm" fo:min-width="4.809cm"/>
    </style:style>
    <style:style style:name="gr147" style:family="graphic" style:parent-style-name="standard">
      <style:graphic-properties draw:stroke="none" draw:fill-color="#666666" draw:textarea-horizontal-align="justify" draw:textarea-vertical-align="middle" draw:auto-grow-height="false" fo:min-height="0.228cm" fo:min-width="0cm"/>
    </style:style>
    <style:style style:name="gr148" style:family="graphic" style:parent-style-name="standard">
      <style:graphic-properties draw:textarea-horizontal-align="justify" draw:textarea-vertical-align="middle" draw:auto-grow-height="false" fo:min-height="0.568cm" fo:min-width="0cm"/>
    </style:style>
    <style:style style:name="gr149" style:family="graphic" style:parent-style-name="objectwithoutfill">
      <style:graphic-properties svg:stroke-width="0.081cm" svg:stroke-color="#666666" draw:marker-start-width="0.322cm" draw:marker-end-width="0.322cm" draw:fill="none" draw:textarea-vertical-align="middle" fo:padding-top="0.166cm" fo:padding-bottom="0.166cm" fo:padding-left="0.291cm" fo:padding-right="0.291cm"/>
    </style:style>
    <style:style style:name="gr150" style:family="graphic" style:parent-style-name="standard">
      <style:graphic-properties draw:stroke="none" draw:textarea-horizontal-align="justify" draw:textarea-vertical-align="middle" draw:auto-grow-height="false" fo:min-height="0.578cm" fo:min-width="0.036cm"/>
    </style:style>
    <style:style style:name="gr151" style:family="graphic" style:parent-style-name="Obj_5f_Boundary">
      <style:graphic-properties/>
    </style:style>
    <style:style style:name="gr152"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153" style:family="graphic" style:parent-style-name="standard">
      <style:graphic-properties draw:stroke="none" draw:fill-color="#ffffff" draw:textarea-horizontal-align="center" draw:textarea-vertical-align="middle"/>
    </style:style>
    <style:style style:name="gr154" style:family="graphic" style:parent-style-name="standard">
      <style:graphic-properties draw:stroke="none" draw:textarea-horizontal-align="justify" draw:textarea-vertical-align="middle" draw:auto-grow-height="false" fo:min-height="4.788cm" fo:min-width="4.538cm"/>
    </style:style>
    <style:style style:name="gr155" style:family="graphic" style:parent-style-name="standard">
      <style:graphic-properties draw:stroke="none" draw:fill-color="#666666" draw:textarea-horizontal-align="justify" draw:textarea-vertical-align="middle" draw:auto-grow-height="false" fo:min-height="1.346cm" fo:min-width="0cm"/>
    </style:style>
    <style:style style:name="gr156" style:family="graphic" style:parent-style-name="standard">
      <style:graphic-properties draw:stroke="none" draw:fill-color="#666666" draw:textarea-horizontal-align="justify" draw:textarea-vertical-align="middle" draw:auto-grow-height="false" fo:min-height="1.344cm" fo:min-width="0cm"/>
    </style:style>
    <style:style style:name="gr157"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2cm" fo:padding-top="0.142cm" fo:padding-bottom="0.142cm" fo:padding-left="0.267cm" fo:padding-right="0.267cm"/>
    </style:style>
    <style:style style:name="gr158"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1cm" fo:padding-top="0.142cm" fo:padding-bottom="0.142cm" fo:padding-left="0.267cm" fo:padding-right="0.267cm"/>
    </style:style>
    <style:style style:name="gr159"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37cm" fo:padding-top="0.142cm" fo:padding-bottom="0.142cm" fo:padding-left="0.267cm" fo:padding-right="0.267cm"/>
    </style:style>
    <style:style style:name="gr160" style:family="graphic" style:parent-style-name="standard">
      <style:graphic-properties draw:stroke="none" draw:fill-color="#666666" draw:textarea-horizontal-align="justify" draw:textarea-vertical-align="middle" draw:auto-grow-height="false" fo:min-height="1.347cm" fo:min-width="0cm"/>
    </style:style>
    <style:style style:name="gr161"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cm" fo:padding-top="0.142cm" fo:padding-bottom="0.142cm" fo:padding-left="0.267cm" fo:padding-right="0.267cm"/>
    </style:style>
    <style:style style:name="gr162"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1cm" fo:padding-top="0.142cm" fo:padding-bottom="0.142cm" fo:padding-left="0.267cm" fo:padding-right="0.267cm"/>
    </style:style>
    <style:style style:name="gr163" style:family="graphic" style:parent-style-name="standard">
      <style:graphic-properties draw:stroke="none" draw:fill-color="#666666" draw:textarea-horizontal-align="justify" draw:textarea-vertical-align="middle" draw:auto-grow-height="false" fo:min-height="1.345cm" fo:min-width="0cm"/>
    </style:style>
    <style:style style:name="gr164"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36cm" fo:padding-top="0.142cm" fo:padding-bottom="0.142cm" fo:padding-left="0.267cm" fo:padding-right="0.267cm"/>
    </style:style>
    <style:style style:name="gr165" style:family="graphic" style:parent-style-name="standard">
      <style:graphic-properties draw:stroke="none" draw:fill-color="#666666" draw:textarea-horizontal-align="justify" draw:textarea-vertical-align="middle" draw:auto-grow-height="false" fo:min-height="1.342cm" fo:min-width="0cm"/>
    </style:style>
    <style:style style:name="gr166"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41cm" fo:padding-top="0.142cm" fo:padding-bottom="0.142cm" fo:padding-left="0.267cm" fo:padding-right="0.267cm"/>
    </style:style>
    <style:style style:name="gr167" style:family="graphic" style:parent-style-name="standard">
      <style:graphic-properties draw:textarea-horizontal-align="justify" draw:textarea-vertical-align="middle" draw:auto-grow-height="false" fo:min-height="0.991cm" fo:min-width="4.141cm"/>
    </style:style>
    <style:style style:name="gr168" style:family="graphic" style:parent-style-name="standard">
      <style:graphic-properties draw:stroke="none" draw:fill-color="#666666" draw:textarea-horizontal-align="justify" draw:textarea-vertical-align="middle" draw:auto-grow-height="false" fo:min-height="0.695cm" fo:min-width="0cm"/>
    </style:style>
    <style:style style:name="gr169" style:family="graphic" style:parent-style-name="standard">
      <style:graphic-properties draw:stroke="none" draw:fill-color="#666666" draw:textarea-horizontal-align="justify" draw:textarea-vertical-align="middle" draw:auto-grow-height="false" fo:min-height="0cm" fo:min-width="2.652cm"/>
    </style:style>
    <style:style style:name="gr170" style:family="graphic" style:parent-style-name="standard">
      <style:graphic-properties draw:stroke="none" draw:fill-color="#666666" draw:textarea-horizontal-align="justify" draw:textarea-vertical-align="middle" draw:auto-grow-height="false" fo:min-height="0cm" fo:min-width="2.654cm"/>
    </style:style>
    <style:style style:name="gr171" style:family="graphic" style:parent-style-name="standard">
      <style:graphic-properties draw:textarea-horizontal-align="justify" draw:textarea-vertical-align="middle" draw:auto-grow-height="false" fo:min-height="0.7cm" fo:min-width="4.802cm"/>
    </style:style>
    <style:style style:name="gr172" style:family="graphic" style:parent-style-name="standard">
      <style:graphic-properties draw:textarea-horizontal-align="justify" draw:textarea-vertical-align="middle" draw:auto-grow-height="false" fo:min-height="2.104cm" fo:min-width="3.875cm"/>
    </style:style>
    <style:style style:name="gr173" style:family="graphic" style:parent-style-name="standard">
      <style:graphic-properties draw:stroke="none" draw:textarea-horizontal-align="justify" draw:textarea-vertical-align="middle" draw:auto-grow-height="false" fo:min-height="1.384cm" fo:min-width="0cm"/>
    </style:style>
    <style:style style:name="gr174" style:family="graphic" style:parent-style-name="standard">
      <style:graphic-properties draw:stroke="none" draw:textarea-horizontal-align="justify" draw:textarea-vertical-align="middle" draw:auto-grow-height="false" fo:min-height="0.915cm" fo:min-width="0cm"/>
    </style:style>
    <style:style style:name="gr175" style:family="graphic" style:parent-style-name="standard">
      <style:graphic-properties draw:stroke="none" draw:textarea-horizontal-align="justify" draw:textarea-vertical-align="middle" draw:auto-grow-height="false" fo:min-height="0.535cm" fo:min-width="0cm"/>
    </style:style>
    <style:style style:name="gr176" style:family="graphic" style:parent-style-name="standard">
      <style:graphic-properties draw:stroke="none" draw:textarea-horizontal-align="justify" draw:textarea-vertical-align="middle" draw:auto-grow-height="false" fo:min-height="0.594cm" fo:min-width="4.808cm"/>
    </style:style>
    <style:style style:name="gr177" style:family="graphic" style:parent-style-name="standard">
      <style:graphic-properties draw:textarea-horizontal-align="justify" draw:textarea-vertical-align="middle" draw:auto-grow-height="false" fo:min-height="4.456cm" fo:min-width="3.03cm"/>
    </style:style>
    <style:style style:name="gr178" style:family="graphic" style:parent-style-name="standard">
      <style:graphic-properties draw:textarea-horizontal-align="justify" draw:textarea-vertical-align="middle" draw:auto-grow-height="false" fo:min-height="0.121cm" fo:min-width="1.263cm"/>
    </style:style>
    <style:style style:name="gr179" style:family="graphic" style:parent-style-name="standard">
      <style:graphic-properties draw:textarea-horizontal-align="justify" draw:textarea-vertical-align="middle" draw:auto-grow-height="false" fo:min-height="0.037cm" fo:min-width="0.786cm"/>
    </style:style>
    <style:style style:name="gr180" style:family="graphic" style:parent-style-name="standard">
      <style:graphic-properties draw:fill-color="#666666" draw:textarea-horizontal-align="justify" draw:textarea-vertical-align="middle" draw:auto-grow-height="false" fo:min-height="1.167cm" fo:min-width="0.756cm"/>
    </style:style>
    <style:style style:name="gr181" style:family="graphic" style:parent-style-name="standard">
      <style:graphic-properties draw:fill-color="#666666" draw:textarea-horizontal-align="justify" draw:textarea-vertical-align="middle" draw:auto-grow-height="false" fo:min-height="0cm" fo:min-width="0cm"/>
    </style:style>
    <style:style style:name="gr182" style:family="graphic" style:parent-style-name="standard">
      <style:graphic-properties draw:fill-color="#666666" draw:textarea-horizontal-align="justify" draw:textarea-vertical-align="middle" draw:auto-grow-height="false" fo:min-height="0.286cm" fo:min-width="0.036cm" fo:wrap-option="wrap"/>
    </style:style>
    <style:style style:name="gr183" style:family="graphic" style:parent-style-name="standard">
      <style:graphic-properties draw:fill-color="#666666" draw:textarea-horizontal-align="justify" draw:textarea-vertical-align="middle" draw:auto-grow-height="false" fo:min-height="0.074cm" fo:min-width="0cm" fo:wrap-option="wrap"/>
    </style:style>
    <style:style style:name="gr184" style:family="graphic" style:parent-style-name="standard">
      <style:graphic-properties draw:fill-color="#666666" draw:textarea-horizontal-align="justify" draw:textarea-vertical-align="middle" draw:auto-grow-height="false" fo:min-height="0cm" fo:min-width="0.267cm" draw:shadow="hidden"/>
    </style:style>
    <style:style style:name="gr185" style:family="graphic" style:parent-style-name="standard">
      <style:graphic-properties draw:stroke="none" draw:textarea-horizontal-align="justify" draw:textarea-vertical-align="middle" draw:auto-grow-height="false" fo:min-height="4.297cm" fo:min-width="4.488cm"/>
    </style:style>
    <style:style style:name="gr186" style:family="graphic" style:parent-style-name="standard">
      <style:graphic-properties draw:stroke="none" draw:textarea-horizontal-align="justify" draw:textarea-vertical-align="middle" draw:auto-grow-height="false" fo:min-height="0.32cm" fo:min-width="4.815cm"/>
    </style:style>
    <style:style style:name="gr187" style:family="graphic" style:parent-style-name="standard">
      <style:graphic-properties draw:stroke="none" draw:fill-color="#666666" draw:textarea-horizontal-align="justify" draw:textarea-vertical-align="middle" draw:auto-grow-height="false" fo:min-height="2.501cm" fo:min-width="3.819cm"/>
    </style:style>
    <style:style style:name="gr188" style:family="graphic" style:parent-style-name="standard">
      <style:graphic-properties draw:stroke="none" draw:fill-color="#666666" draw:textarea-horizontal-align="justify" draw:textarea-vertical-align="middle" draw:auto-grow-height="false" fo:min-height="0.162cm" fo:min-width="0cm"/>
    </style:style>
    <style:style style:name="gr189" style:family="graphic" style:parent-style-name="standard">
      <style:graphic-properties draw:stroke="none" draw:fill-color="#666666" draw:textarea-horizontal-align="justify" draw:textarea-vertical-align="middle" draw:auto-grow-height="false" fo:min-height="0.311cm" fo:min-width="0.402cm"/>
    </style:style>
    <style:style style:name="gr190" style:family="graphic" style:parent-style-name="standard">
      <style:graphic-properties draw:stroke="none" draw:textarea-horizontal-align="justify" draw:textarea-vertical-align="middle" draw:auto-grow-height="false" fo:min-height="0cm" fo:min-width="0.624cm"/>
    </style:style>
    <style:style style:name="gr191" style:family="graphic" style:parent-style-name="standard">
      <style:graphic-properties draw:stroke="none" draw:textarea-horizontal-align="justify" draw:textarea-vertical-align="middle" draw:auto-grow-height="false" fo:min-height="0cm" fo:min-width="0.641cm"/>
    </style:style>
    <style:style style:name="gr192" style:family="graphic" style:parent-style-name="standard">
      <style:graphic-properties draw:stroke="none" draw:textarea-horizontal-align="justify" draw:textarea-vertical-align="middle" draw:auto-grow-height="false" fo:min-height="0.406cm" fo:min-width="0.39cm"/>
    </style:style>
    <style:style style:name="gr193" style:family="graphic" style:parent-style-name="standard">
      <style:graphic-properties draw:stroke="none" draw:textarea-horizontal-align="justify" draw:textarea-vertical-align="middle" draw:auto-grow-height="false" fo:min-height="0cm" fo:min-width="0.859cm"/>
    </style:style>
    <style:style style:name="gr194" style:family="graphic" style:parent-style-name="standard">
      <style:graphic-properties draw:stroke="none" draw:textarea-horizontal-align="justify" draw:textarea-vertical-align="middle" draw:auto-grow-height="false" fo:min-height="0.111cm" fo:min-width="0.714cm"/>
    </style:style>
    <style:style style:name="gr195" style:family="graphic" style:parent-style-name="standard">
      <style:graphic-properties draw:stroke="none" draw:textarea-horizontal-align="justify" draw:textarea-vertical-align="middle" draw:auto-grow-height="false" fo:min-height="0.362cm" fo:min-width="0cm"/>
    </style:style>
    <style:style style:name="gr196" style:family="graphic" style:parent-style-name="standard">
      <style:graphic-properties draw:stroke="none" draw:textarea-horizontal-align="justify" draw:textarea-vertical-align="middle" draw:auto-grow-height="false" fo:min-height="0.173cm" fo:min-width="0cm"/>
    </style:style>
    <style:style style:name="gr197" style:family="graphic" style:parent-style-name="standard">
      <style:graphic-properties draw:textarea-horizontal-align="justify" draw:textarea-vertical-align="middle" draw:auto-grow-height="false" fo:min-height="4.525cm" fo:min-width="4.285cm" draw:shadow="hidden"/>
    </style:style>
    <style:style style:name="gr198" style:family="graphic" style:parent-style-name="standard">
      <style:graphic-properties draw:fill-color="#666666" draw:textarea-horizontal-align="justify" draw:textarea-vertical-align="middle" draw:auto-grow-height="false" fo:min-height="0.837cm" fo:min-width="0cm"/>
    </style:style>
    <style:style style:name="gr199" style:family="graphic" style:parent-style-name="standard">
      <style:graphic-properties draw:textarea-horizontal-align="justify" draw:textarea-vertical-align="middle" draw:auto-grow-height="false" fo:min-height="0.134cm" fo:min-width="4.792cm"/>
    </style:style>
    <style:style style:name="gr200" style:family="graphic" style:parent-style-name="standard">
      <style:graphic-properties draw:textarea-horizontal-align="justify" draw:textarea-vertical-align="middle" draw:auto-grow-height="false" fo:min-height="0.134cm" fo:min-width="4.634cm"/>
    </style:style>
    <style:style style:name="gr201" style:family="graphic" style:parent-style-name="standard">
      <style:graphic-properties draw:textarea-horizontal-align="justify" draw:textarea-vertical-align="middle" draw:auto-grow-height="false" fo:min-height="1.3cm" fo:min-width="1.241cm"/>
    </style:style>
    <style:style style:name="gr202" style:family="graphic" style:parent-style-name="standard">
      <style:graphic-properties draw:textarea-horizontal-align="justify" draw:textarea-vertical-align="middle" draw:auto-grow-height="false" fo:min-height="1.3cm" fo:min-width="1.18cm"/>
    </style:style>
    <style:style style:name="gr203" style:family="graphic" style:parent-style-name="standard">
      <style:graphic-properties draw:textarea-horizontal-align="justify" draw:textarea-vertical-align="middle" draw:auto-grow-height="false" fo:min-height="1.3cm" fo:min-width="1.275cm"/>
    </style:style>
    <style:style style:name="gr204" style:family="graphic" style:parent-style-name="standard">
      <style:graphic-properties draw:textarea-horizontal-align="justify" draw:textarea-vertical-align="middle" draw:auto-grow-height="false" fo:min-height="1.761cm" fo:min-width="1.241cm"/>
    </style:style>
    <style:style style:name="gr205" style:family="graphic" style:parent-style-name="standard">
      <style:graphic-properties draw:textarea-horizontal-align="justify" draw:textarea-vertical-align="middle" draw:auto-grow-height="false" fo:min-height="1.761cm" fo:min-width="1.18cm"/>
    </style:style>
    <style:style style:name="gr206" style:family="graphic" style:parent-style-name="standard">
      <style:graphic-properties draw:textarea-horizontal-align="justify" draw:textarea-vertical-align="middle" draw:auto-grow-height="false" fo:min-height="1.761cm" fo:min-width="1.275cm"/>
    </style:style>
    <style:style style:name="gr207" style:family="graphic" style:parent-style-name="standard">
      <style:graphic-properties draw:textarea-horizontal-align="justify" draw:textarea-vertical-align="middle" draw:auto-grow-height="false" fo:min-height="0cm" fo:min-width="4.792cm"/>
    </style:style>
    <style:style style:name="gr208" style:family="graphic" style:parent-style-name="standard">
      <style:graphic-properties draw:textarea-horizontal-align="justify" draw:textarea-vertical-align="middle" draw:auto-grow-height="false" fo:min-height="0cm" fo:min-width="4.634cm"/>
    </style:style>
    <style:style style:name="gr209" style:family="graphic" style:parent-style-name="standard">
      <style:graphic-properties draw:fill-color="#ffffff" draw:textarea-horizontal-align="justify" draw:textarea-vertical-align="middle" draw:auto-grow-height="false" fo:min-height="0.432cm" fo:min-width="2.742cm"/>
    </style:style>
    <style:style style:name="gr210" style:family="graphic" style:parent-style-name="standard">
      <style:graphic-properties draw:fill-color="#ffffff" draw:textarea-horizontal-align="justify" draw:textarea-vertical-align="middle" draw:auto-grow-height="false" fo:min-height="1.741cm" fo:min-width="0.914cm"/>
    </style:style>
    <style:style style:name="gr211" style:family="graphic" style:parent-style-name="standard">
      <style:graphic-properties draw:fill-color="#ffffff" draw:textarea-horizontal-align="justify" draw:textarea-vertical-align="middle" draw:auto-grow-height="false" fo:min-height="0.422cm" fo:min-width="2.642cm"/>
    </style:style>
    <style:style style:name="gr212" style:family="graphic" style:parent-style-name="standard">
      <style:graphic-properties draw:fill-color="#ffffff" draw:textarea-horizontal-align="justify" draw:textarea-vertical-align="middle" draw:auto-grow-height="false" fo:min-height="0.168cm" fo:min-width="2.642cm"/>
    </style:style>
    <style:style style:name="gr213" style:family="graphic" style:parent-style-name="standard">
      <style:graphic-properties draw:fill-color="#ffffff" draw:textarea-horizontal-align="justify" draw:textarea-vertical-align="middle" draw:auto-grow-height="false" fo:min-height="0.011cm" fo:min-width="0cm"/>
    </style:style>
    <style:style style:name="gr214" style:family="graphic" style:parent-style-name="standard">
      <style:graphic-properties draw:fill-color="#ffffff" draw:textarea-horizontal-align="justify" draw:textarea-vertical-align="middle" draw:auto-grow-height="false" fo:min-height="0cm" fo:min-width="1.617cm"/>
    </style:style>
    <style:style style:name="gr215" style:family="graphic" style:parent-style-name="standard">
      <style:graphic-properties draw:fill-color="#ffffff" draw:textarea-horizontal-align="justify" draw:textarea-vertical-align="middle" draw:auto-grow-height="false" fo:min-height="1.098cm" fo:min-width="4.801cm"/>
    </style:style>
    <style:style style:name="gr216" style:family="graphic" style:parent-style-name="standard">
      <style:graphic-properties draw:fill-color="#ffffff" draw:textarea-horizontal-align="justify" draw:textarea-vertical-align="middle" draw:auto-grow-height="false" fo:min-height="3.335cm" fo:min-width="1.872cm"/>
    </style:style>
    <style:style style:name="gr217" style:family="graphic" style:parent-style-name="standard">
      <style:graphic-properties draw:fill-color="#666666" draw:textarea-horizontal-align="justify" draw:textarea-vertical-align="middle" draw:auto-grow-height="false" fo:min-height="1.094cm" fo:min-width="0.756cm"/>
    </style:style>
    <style:style style:name="gr218" style:family="graphic" style:parent-style-name="standard">
      <style:graphic-properties draw:fill-color="#666666" draw:textarea-horizontal-align="justify" draw:textarea-vertical-align="middle" draw:auto-grow-height="false" fo:min-height="0.013cm" fo:min-width="0cm"/>
    </style:style>
    <style:style style:name="gr219" style:family="graphic" style:parent-style-name="standard">
      <style:graphic-properties draw:fill-color="#ffffff" draw:textarea-horizontal-align="justify" draw:textarea-vertical-align="middle" draw:auto-grow-height="false" fo:min-height="0.255cm" fo:min-width="4.738cm" fo:wrap-option="wrap"/>
    </style:style>
    <style:style style:name="gr220" style:family="graphic" style:parent-style-name="standard">
      <style:graphic-properties draw:fill-color="#ffffff" draw:textarea-horizontal-align="justify" draw:textarea-vertical-align="middle" draw:auto-grow-height="false" fo:min-height="0.122cm" fo:min-width="0cm"/>
    </style:style>
    <style:style style:name="gr221" style:family="graphic" style:parent-style-name="standard">
      <style:graphic-properties draw:fill-color="#ffffff" draw:textarea-horizontal-align="justify" draw:textarea-vertical-align="middle" draw:auto-grow-height="false" fo:min-height="0.331cm" fo:min-width="2.291cm"/>
    </style:style>
    <style:style style:name="gr222" style:family="graphic" style:parent-style-name="standard">
      <style:graphic-properties draw:fill-color="#ffffff" draw:textarea-horizontal-align="justify" draw:textarea-vertical-align="middle" draw:auto-grow-height="false" fo:min-height="4.231cm" fo:min-width="0cm"/>
    </style:style>
    <style:style style:name="gr223" style:family="graphic" style:parent-style-name="standard">
      <style:graphic-properties draw:fill-color="#ffffff" draw:textarea-horizontal-align="justify" draw:textarea-vertical-align="middle" draw:auto-grow-height="false" fo:min-height="0cm" fo:min-width="3.89cm"/>
    </style:style>
    <style:style style:name="gr224" style:family="graphic" style:parent-style-name="standard">
      <style:graphic-properties draw:fill-color="#ffffff" draw:textarea-horizontal-align="justify" draw:textarea-vertical-align="middle" draw:auto-grow-height="false" fo:min-height="0cm" fo:min-width="3.463cm"/>
    </style:style>
    <style:style style:name="gr225" style:family="graphic" style:parent-style-name="standard">
      <style:graphic-properties draw:fill-color="#ffffff" draw:textarea-horizontal-align="justify" draw:textarea-vertical-align="middle" draw:auto-grow-height="false" fo:min-height="0cm" fo:min-width="2.909cm"/>
    </style:style>
    <style:style style:name="gr226" style:family="graphic" style:parent-style-name="standard">
      <style:graphic-properties draw:fill-color="#ffffff" draw:textarea-horizontal-align="justify" draw:textarea-vertical-align="middle" draw:auto-grow-height="false" fo:min-height="0.348cm" fo:min-width="0cm" draw:shadow="hidden"/>
    </style:style>
    <style:style style:name="gr227" style:family="graphic" style:parent-style-name="standard">
      <style:graphic-properties draw:fill-color="#ffffff" draw:textarea-horizontal-align="justify" draw:textarea-vertical-align="middle" draw:auto-grow-height="false" fo:min-height="0.287cm" fo:min-width="0cm" draw:shadow="hidden"/>
    </style:style>
    <style:style style:name="pr1" style:family="presentation" style:parent-style-name="預設-notes">
      <style:graphic-properties draw:fill-color="#ffffff" fo:min-height="13.364cm"/>
      <style:paragraph-properties style:writing-mode="lr-tb"/>
    </style:style>
    <style:style style:name="P1" style:family="paragraph">
      <loext:graphic-properties draw:fill-color="#1c527f"/>
      <style:paragraph-properties fo:text-align="center"/>
    </style:style>
    <style:style style:name="P2" style:family="paragraph">
      <style:paragraph-properties fo:text-align="center"/>
    </style:style>
    <style:style style:name="P3" style:family="paragraph">
      <loext:graphic-properties draw:fill-color="#ffffff"/>
      <style:paragraph-properties style:writing-mode="lr-tb"/>
      <style:text-properties fo:font-size="20pt"/>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fo:text-align="center"/>
    </style:style>
    <style:style style:name="P6" style:family="paragraph">
      <loext:graphic-properties draw:fill-color="#ffffff"/>
      <style:paragraph-properties style:writing-mode="lr-tb"/>
    </style:style>
    <style:style style:name="P7" style:family="paragraph">
      <loext:graphic-properties draw:fill="solid" draw:fill-color="#1c527f" draw:opacity="100%"/>
      <style:paragraph-properties fo:text-align="center"/>
    </style:style>
    <style:style style:name="P8" style:family="paragraph">
      <loext:graphic-properties draw:fill="none"/>
      <style:paragraph-properties fo:text-align="center"/>
    </style:style>
    <style:style style:name="P9" style:family="paragraph">
      <loext:graphic-properties draw:fill-color="#ffffff" draw:opacity="100%"/>
      <style:paragraph-properties fo:text-align="center"/>
    </style:style>
    <style:style style:name="P10" style:family="paragraph">
      <loext:graphic-properties draw:fill="solid" draw:fill-color="#1c527f"/>
      <style:paragraph-properties fo:text-align="center"/>
    </style:style>
    <style:style style:name="P11" style:family="paragraph">
      <loext:graphic-properties draw:fill="solid" draw:fill-color="#ffffff"/>
      <style:paragraph-properties fo:text-align="center" style:writing-mode="lr-tb"/>
      <style:text-properties fo:color="#ffffff" loext:opacity="100%" style:font-name="Noto Mono1" fo:font-size="9pt" style:font-size-asian="9pt" style:font-size-complex="9pt"/>
    </style:style>
    <style:style style:name="P12" style:family="paragraph">
      <style:paragraph-properties style:writing-mode="lr-tb"/>
    </style:style>
    <style:style style:name="P13" style:family="paragraph">
      <loext:graphic-properties draw:fill="solid" draw:fill-color="#ffffff"/>
      <style:paragraph-properties fo:text-align="center" style:writing-mode="lr-tb"/>
      <style:text-properties fo:color="#ffffff" loext:opacity="100%" style:text-outline="false" style:font-name="Cantarell Extra Bold" fo:font-size="47pt" fo:letter-spacing="-0.032cm" fo:font-weight="bold" fo:background-color="transparent" style:font-size-asian="47pt" style:font-weight-asian="bold" style:font-size-complex="47pt" style:font-weight-complex="bold"/>
    </style:style>
    <style:style style:name="P14" style:family="paragraph">
      <loext:graphic-properties draw:opacity="19%"/>
      <style:paragraph-properties fo:text-align="center"/>
    </style:style>
    <style:style style:name="P15" style:family="paragraph">
      <loext:graphic-properties draw:opacity="37%"/>
      <style:paragraph-properties fo:text-align="center"/>
    </style:style>
    <style:style style:name="P16" style:family="paragraph">
      <loext:graphic-properties draw:fill="solid" draw:fill-color="#1c527f"/>
      <style:paragraph-properties fo:text-align="center" style:writing-mode="lr-tb"/>
      <style:text-properties fo:color="#1c527f" loext:opacity="100%" style:text-outline="false" style:font-name="Cantarell Extra Bold" fo:font-size="47pt" fo:letter-spacing="-0.032cm" fo:font-weight="bold" fo:background-color="#1c527f" style:font-size-asian="47pt" style:font-weight-asian="bold" style:font-size-complex="47pt" style:font-weight-complex="bold"/>
    </style:style>
    <style:style style:name="P17" style:family="paragraph">
      <loext:graphic-properties draw:opacity="100%"/>
      <style:paragraph-properties fo:text-align="center"/>
    </style:style>
    <style:style style:name="P18" style:family="paragraph">
      <loext:graphic-properties draw:fill="solid" draw:fill-color="#ffffff"/>
      <style:paragraph-properties fo:text-align="center" style:writing-mode="lr-tb"/>
      <style:text-properties fo:color="#ffffff" loext:opacity="100%" style:font-name="Cantarell Extra Bold" fo:font-size="37pt" style:font-size-asian="37pt" style:font-size-complex="37pt"/>
    </style:style>
    <style:style style:name="P19" style:family="paragraph">
      <loext:graphic-properties draw:fill-color="#236aa5"/>
      <style:paragraph-properties fo:text-align="center"/>
    </style:style>
    <style:style style:name="P20" style:family="paragraph">
      <loext:graphic-properties draw:fill="solid" draw:fill-color="#ffffff" draw:opacity="100%"/>
      <style:paragraph-properties fo:text-align="center"/>
    </style:style>
    <style:style style:name="P21" style:family="paragraph">
      <loext:graphic-properties draw:fill="none" draw:fill-color="#ffffff"/>
      <style:paragraph-properties style:writing-mode="lr-tb"/>
      <style:text-properties fo:color="#ffffff" loext:opacity="100%" style:font-name="Cantarell Extra Bold" fo:font-size="26pt" style:font-size-asian="26pt" style:font-size-complex="26pt"/>
    </style:style>
    <style:style style:name="P22" style:family="paragraph">
      <loext:graphic-properties draw:fill="none"/>
      <style:paragraph-properties style:writing-mode="lr-tb"/>
      <style:text-properties fo:font-size="50pt" style:font-size-asian="50pt" style:font-size-complex="50pt"/>
    </style:style>
    <style:style style:name="P23" style:family="paragraph">
      <loext:graphic-properties draw:fill-color="#808080" draw:opacity="76%"/>
      <style:paragraph-properties fo:text-align="center"/>
    </style:style>
    <style:style style:name="P24" style:family="paragraph">
      <style:paragraph-properties fo:text-align="center" style:writing-mode="lr-tb"/>
      <style:text-properties fo:color="#ffffff" loext:opacity="100%" fo:font-size="12pt" style:font-size-asian="12pt" style:font-size-complex="12pt"/>
    </style:style>
    <style:style style:name="P25" style:family="paragraph">
      <loext:graphic-properties draw:fill-color="#666666"/>
      <style:paragraph-properties fo:text-align="center" style:writing-mode="lr-tb"/>
      <style:text-properties fo:color="#ffffff" loext:opacity="100%" fo:font-size="12pt" style:font-size-asian="12pt" style:font-size-complex="12pt"/>
    </style:style>
    <style:style style:name="P26" style:family="paragraph">
      <loext:graphic-properties draw:fill-color="#666666"/>
      <style:paragraph-properties fo:text-align="center"/>
    </style:style>
    <style:style style:name="P27" style:family="paragraph">
      <loext:graphic-properties draw:fill="solid" draw:fill-color="#ffffff"/>
      <style:paragraph-properties fo:text-align="center"/>
    </style:style>
    <style:style style:name="P28" style:family="paragraph">
      <loext:graphic-properties draw:fill="solid" draw:fill-color="#666666"/>
      <style:paragraph-properties fo:text-align="center"/>
    </style:style>
    <style:style style:name="P29" style:family="paragraph">
      <loext:graphic-properties draw:fill="none" draw:fill-color="#ffffff"/>
      <style:paragraph-properties style:writing-mode="lr-tb"/>
      <style:text-properties fo:color="#ffffff" loext:opacity="100%" style:font-name="Noto Mono1" fo:font-weight="bold" style:font-weight-asian="bold" style:font-weight-complex="bold"/>
    </style:style>
    <style:style style:name="T1" style:family="text">
      <style:text-properties fo:color="#ffffff" loext:opacity="100%" style:font-name="Cantarell Extra Bold" fo:font-size="40pt" style:font-size-asian="40pt" style:font-size-complex="40pt"/>
    </style:style>
    <style:style style:name="T2" style:family="text">
      <style:text-properties fo:color="#ffffff" loext:opacity="100%" style:font-name="Cantarell Extra Bold" fo:font-size="50pt" style:font-size-asian="50pt" style:font-size-complex="50pt"/>
    </style:style>
    <style:style style:name="T3" style:family="text">
      <style:text-properties fo:color="#ffffff" loext:opacity="100%" fo:font-size="12pt" style:font-size-asian="12pt" style:font-size-complex="12pt"/>
    </style:style>
    <style:style style:name="T4" style:family="text">
      <style:text-properties fo:color="#ffffff" loext:opacity="100%" style:font-name="Noto Mono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0">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layer="layout" svg:width="6.85cm" svg:height="6.85cm" svg:x="1.6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text-style-name="P2" draw:layer="layout" svg:width="4.602cm" svg:height="3.003cm" draw:transform="skewX (-0.369311669722) rotate (-1.07215575950012) translate (5.43314440084498cm 1.75070416419607cm)" svg:viewBox="0 0 4603 3004" svg:d="M0 0c4285-1 4603 3004 4603 3004">
                <text:p/>
              </draw:path>
              <draw:path draw:style-name="gr3" draw:text-style-name="P2" draw:layer="layout" svg:width="6.244cm" svg:height="4.759cm" draw:transform="skewX (0.39706240482871) rotate (-0.687834258210965) translate (5.73431652619304cm 1.75070984906346cm)" svg:viewBox="0 0 6245 4760" svg:d="M0 0c5814-1 6245 4760 6245 4760">
                <text:p/>
              </draw:path>
              <draw:path draw:style-name="gr3" draw:text-style-name="P2" draw:layer="layout" svg:width="4.602cm" svg:height="3.004cm" draw:transform="skewX (0.369137136796801) rotate (1.07198122657492) translate (2.49992035688656cm 5.79269566802358cm)" svg:viewBox="0 0 4603 3005" svg:d="M4603 0c-4285 0-4603 3005-4603 3005">
                <text:p/>
              </draw:path>
              <draw:path draw:style-name="gr3" draw:text-style-name="P2" draw:layer="layout" svg:width="6.244cm" svg:height="4.76cm" draw:transform="skewX (-0.39706240482871) rotate (0.687659725285766) translate (-0.424982547561731cm 5.71455676146649cm)" svg:viewBox="0 0 6245 4761" svg:d="M6245 0c-5814 0-6245 4761-6245 4761">
                <text:p/>
              </draw:path>
              <draw:line draw:style-name="gr3" draw:text-style-name="P2" draw:layer="layout" svg:x1="5.051cm" svg:y1="1.626cm" svg:x2="5.051cm" svg:y2="8.251cm">
                <text:p/>
              </draw:line>
              <draw:path draw:style-name="gr3" draw:text-style-name="P2" draw:layer="layout" svg:width="4.602cm" svg:height="3.003cm" draw:transform="skewX (-0.369311669722) rotate (-2.64295208629501) translate (8.25529583580393cm 5.30514440084498cm)" svg:viewBox="0 0 4603 3004" svg:d="M0 0c4285-1 4603 3004 4603 3004">
                <text:p/>
              </draw:path>
              <draw:path draw:style-name="gr3" draw:text-style-name="P2" draw:layer="layout" svg:width="6.244cm" svg:height="4.759cm" draw:transform="skewX (0.39706240482871) rotate (-2.25863058500586) translate (8.25529015093654cm 5.60631652619305cm)" svg:viewBox="0 0 6245 4760" svg:d="M0 0c5814-1 6245 4760 6245 4760">
                <text:p/>
              </draw:path>
              <draw:path draw:style-name="gr3" draw:text-style-name="P2" draw:layer="layout" svg:width="4.602cm" svg:height="3.004cm" draw:transform="skewX (0.369137136796801) rotate (-0.49881510021998) translate (4.21330433197627cm 2.37192035688661cm)" svg:viewBox="0 0 4603 3005" svg:d="M4603 0c-4285 0-4603 3005-4603 3005">
                <text:p/>
              </draw:path>
              <draw:path draw:style-name="gr3" draw:text-style-name="P2" draw:layer="layout" svg:width="6.244cm" svg:height="4.76cm" draw:transform="skewX (-0.39706240482871) rotate (-0.883136601509131) translate (4.29144323853351cm -0.552982547561732cm)" svg:viewBox="0 0 6245 4761" svg:d="M6245 0c-5814 0-6245 4761-6245 4761">
                <text:p/>
              </draw:path>
              <draw:line draw:style-name="gr3" draw:text-style-name="P2" draw:layer="layout" svg:x1="8.38cm" svg:y1="4.923cm" svg:x2="1.755cm" svg:y2="4.923cm">
                <text:p/>
              </draw:line>
            </draw:g>
          </draw:g>
        </draw:g>
        <presentation:notes draw:style-name="dp2">
          <draw:page-thumbnail draw:style-name="gr4" draw:layer="layout" svg:width="11.136cm" svg:height="11.136cm" svg:x="4.931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預設" presentation:presentation-page-layout-name="AL2T1">
        <draw:frame draw:style-name="gr5" draw:text-style-name="P4" draw:layer="layout" svg:width="8.25cm" svg:height="1.673cm" svg:x="0.85cm" svg:y="2.5cm">
          <draw:text-box>
            <text:p>DONE</text:p>
            <text:p/>
          </draw:text-box>
        </draw:frame>
        <presentation:notes draw:style-name="dp2">
          <draw:page-thumbnail draw:style-name="gr4" draw:layer="layout" svg:width="0.001cm" svg:height="0.002cm" svg:x="0.004cm" svg:y="0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預設" presentation:presentation-page-layout-name="AL1T0">
        <draw:g>
          <draw:custom-shape draw:style-name="gr1"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6" draw:text-style-name="P5" draw:layer="layout" svg:width="2.395cm" svg:height="6.618cm" svg:x="3.703cm" svg:y="1.685cm" svg:viewBox="0 0 2396 6619" draw:points="827,21 827,2087 1574,2087 1574,0 2396,666 2396,1998 1793,2487 1793,6619 566,6619 566,2466 0,2012 0,684">
          <text:p/>
        </draw:polygon>
        <draw:polygon draw:style-name="gr7" draw:text-style-name="P2" draw:layer="layout" svg:width="0.827cm" svg:height="6.622cm" svg:x="2.085cm" svg:y="1.681cm" svg:viewBox="0 0 828 6623" draw:points="71,919 236,0 566,0 732,918 732,918 732,918 732,919 732,919 567,1814 566,1814 566,4063 828,4063 828,6623 0,6623 0,4063 241,4063 241,1814 237,1814 73,919">
          <text:p/>
        </draw:polygon>
        <draw:path draw:style-name="gr8" draw:text-style-name="P2" draw:layer="layout" svg:width="1.979cm" svg:height="6.557cm" svg:x="6.336cm" svg:y="1.725cm" svg:viewBox="0 0 1980 6558" svg:d="M470 3341v-554h1037v547h2l-2 6v1l-2 7c17 39 36 79 55 119 114 261 210 574 283 904 74 331 119 668 132 980 15 310-4 583-54 791-49 209-128 345-227 395-78 38-164 24-257-42 15-39 28-82 40-131 49-207 69-481 55-792-14-312-60-648-134-979-59-271-136-530-225-758h-179v-494h-7v494h-179c-89 228-167 487-226 757-74 330-119 670-133 980-14 311 5 583 56 793 10 49 24 93 40 132-94 65-181 78-257 39-100-50-178-185-229-394-49-209-69-482-55-792 14-311 60-648 133-980 73-329 171-641 284-903 18-41 36-81 55-120l-2-6zM1248 2241c0-62-10-125-32-180-21-55-51-100-88-131-37-33-78-49-120-49h-14v-1881l514 2786h-514v-184h14c42 0 83-16 120-49 37-31 67-76 88-131 22-55 32-117 32-181zM732 2241c0 64 11 126 32 181s51 100 89 131c36 33 77 49 120 49h14v184h-514l514-2786v1881h-14c-43 0-84 16-120 49-38 31-68 76-89 131s-32 118-32 180z">
          <text:p/>
        </draw:path>
        <presentation:notes draw:style-name="dp2">
          <draw:page-thumbnail draw:style-name="gr4"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預設">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9" draw:text-style-name="P5" draw:layer="layout" svg:width="3.631cm" svg:height="5.713cm" svg:x="3.181cm" svg:y="2.615cm" svg:viewBox="0 0 3632 5714" svg:d="M3061 2122l571 3592h-3632l571-3592zM612 1861l295-1861h1815l296 1861z">
          <text:p/>
        </draw:path>
        <draw:path draw:style-name="gr9" draw:text-style-name="P5" draw:layer="layout" svg:width="1.454cm" svg:height="4.646cm" svg:x="2.385cm" svg:y="3.443cm" svg:viewBox="0 0 1455 4647" svg:d="M1214 1514h-763l217-1514h787zM715 4647h-715l420-2921h761z">
          <text:p/>
        </draw:path>
        <draw:path draw:style-name="gr9" draw:text-style-name="P5" draw:layer="layout" svg:width="1.186cm" svg:height="3.959cm" svg:x="1.728cm" svg:y="3.797cm" svg:viewBox="0 0 1187 3960" svg:d="M996 1290h-659l163-1290h687zM601 3960h-601l314-2488h655z">
          <text:p/>
        </draw:path>
        <draw:path draw:style-name="gr9" draw:text-style-name="P5" draw:layer="layout" svg:width="1.454cm" svg:height="4.646cm" svg:x="6.161cm" svg:y="3.444cm" svg:viewBox="0 0 1455 4647" svg:d="M241 1514h765l-219-1514h-787zM741 4647h714l-419-2921h-761z">
          <text:p/>
        </draw:path>
        <draw:path draw:style-name="gr9" draw:text-style-name="P5" draw:layer="layout" svg:width="1.186cm" svg:height="3.959cm" svg:x="7.088cm" svg:y="3.799cm" svg:viewBox="0 0 1187 3960" svg:d="M191 1290h659l-163-1290h-687zM585 3960h602l-315-2488h-655z">
          <text:p/>
        </draw:path>
        <presentation:notes draw:style-name="dp2">
          <draw:page-thumbnail draw:style-name="gr4" draw:layer="layout" svg:width="11.136cm" svg:height="11.136cm" svg:x="4.931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預設">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2"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2"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2"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presentation:notes draw:style-name="dp2">
          <draw:page-thumbnail draw:style-name="gr4" draw:layer="layout" svg:width="11.136cm" svg:height="11.136cm" svg:x="4.931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2"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2"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2"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line draw:style-name="gr13" draw:layer="layout" svg:x1="5cm" svg:y1="2.875cm" svg:x2="5cm" svg:y2="4.5cm">
              <text:p/>
            </draw:line>
            <draw:path draw:style-name="gr14" draw:text-style-name="P7" draw:layer="layout" svg:width="0.158cm" svg:height="6.783cm" svg:x="4.921cm" svg:y="1.546cm" svg:viewBox="0 0 159 6784" svg:d="M154 2970c-1 4-3 9-6 13-7 12-17 22-29 29s-26 11-39 11c-14 0-28-4-40-11 35-7 73-20 114-42zM159 2687v26c-94-42-179-53 0-26zM0 80c0-14 4-28 11-40s17-22 29-29 26-11 40-11c13 0 27 4 39 11s22 17 29 29 11 26 11 40v319c0 14-4 28-11 40s-17 22-29 29-26 11-39 11c-14 0-28-4-40-11s-22-17-29-29-11-26-11-40zM0 716c0-14 4-28 11-40s17-22 29-29 26-11 40-11c13 0 27 4 39 11s22 17 29 29 11 26 11 40v319c0 14-4 28-11 40s-17 22-29 29-26 11-39 11c-14 0-28-4-40-11s-22-17-29-29-11-26-11-40zM0 3260c0-14 4-28 11-40s17-22 29-29 26-11 40-11c13 0 27 4 39 11s22 17 29 29 11 26 11 40v319c0 14-4 28-11 40s-17 22-29 29-26 11-39 11c-14 0-28-4-40-11s-22-17-29-29-11-26-11-40zM0 3896c0-14 4-28 11-40s17-22 29-29 26-11 40-11c13 0 27 4 39 11s22 17 29 29 11 26 11 40v319c0 14-4 28-11 40s-17 22-29 29-26 11-39 11c-14 0-28-4-40-11s-22-17-29-29-11-26-11-40zM0 4532c0-14 4-28 11-40s17-22 29-29 26-11 40-11c13 0 27 4 39 11s22 17 29 29 11 26 11 40v319c0 14-4 28-11 40s-17 22-29 29-26 11-39 11c-14 0-28-4-40-11s-22-17-29-29-11-26-11-40zM0 5168c0-14 4-28 11-40s17-22 29-29 26-11 40-11c13 0 27 4 39 11s22 17 29 29 11 26 11 40v319c0 14-4 28-11 40s-17 22-29 29-26 11-39 11c-14 0-28-4-40-11s-22-17-29-29-11-26-11-40zM0 5804c0-14 4-28 11-40s17-22 29-29 26-11 40-11c13 0 27 4 39 11s22 17 29 29 11 26 11 40v319c0 14-4 28-11 40s-17 22-29 29-26 11-39 11c-14 0-28-4-40-11s-22-17-29-29-11-26-11-40zM0 6440c0-14 4-28 11-40s17-22 29-29 26-11 40-11c13 0 27 4 39 11s22 17 29 29 11 26 11 40v265c0 13-4 27-11 39s-17 22-29 29-26 11-39 11c-14 0-28-4-40-11s-22-17-29-29-11-26-11-39z">
              <text:p/>
            </draw:path>
          </draw:g>
          <draw:path draw:style-name="gr15" draw:text-style-name="P2" draw:layer="layout" svg:width="4.602cm" svg:height="3.003cm" draw:transform="skewX (-0.369311669722) rotate (-1.07215575950012) translate (5.43314440084498cm 1.74970416419607cm)" svg:viewBox="0 0 4603 3004" svg:d="M0 0c4285-1 4603 3004 4603 3004">
            <text:p/>
          </draw:path>
          <draw:path draw:style-name="gr15" draw:text-style-name="P2" draw:layer="layout" svg:width="6.244cm" svg:height="4.759cm" draw:transform="skewX (0.39706240482871) rotate (-0.687834258210965) translate (5.43431652619304cm 1.74970984906346cm)" svg:viewBox="0 0 6245 4760" svg:d="M0 0c5814-1 6245 4760 6245 4760">
            <text:p/>
          </draw:path>
          <draw:path draw:style-name="gr15" draw:text-style-name="P2" draw:layer="layout" svg:width="4.602cm" svg:height="3.004cm" draw:transform="skewX (0.369137136796801) rotate (1.07198122657492) translate (2.49992035688655cm 5.79169566802359cm)" svg:viewBox="0 0 4603 3005" svg:d="M4603 0c-4285 0-4603 3005-4603 3005">
            <text:p/>
          </draw:path>
          <draw:path draw:style-name="gr15" draw:text-style-name="P2" draw:layer="layout" svg:width="6.244cm" svg:height="4.76cm" draw:transform="skewX (-0.39706240482871) rotate (0.687659725285766) translate (-0.124982547561727cm 5.71355676146649cm)" svg:viewBox="0 0 6245 4761" svg:d="M6245 0c-5814 0-6245 4761-6245 4761">
            <text:p/>
          </draw:path>
          <draw:path draw:style-name="gr15" draw:text-style-name="P2" draw:layer="layout" svg:width="4.602cm" svg:height="3.003cm" draw:transform="skewX (-0.369311669722) rotate (-1.07215575950012) translate (5.43414440084498cm 1.74970416419607cm)" svg:viewBox="0 0 4603 3004" svg:d="M0 0c4285-1 4603 3004 4603 3004">
            <text:p/>
          </draw:path>
        </draw:g>
        <presentation:notes draw:style-name="dp2">
          <draw:page-thumbnail draw:style-name="gr4" draw:layer="layout" svg:width="11.136cm" svg:height="11.136cm" svg:x="4.931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預設">
        <draw:g>
          <draw:custom-shape draw:style-name="gr16" draw:text-style-name="P2" draw:layer="layout" svg:width="1.097cm" svg:height="0.786cm" svg:x="0.661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2" draw:layer="layout" svg:width="1.125cm" svg:height="0.738cm" svg:x="0.663cm" svg:y="4.366cm" svg:viewBox="0 0 1126 739" svg:d="M548 58c96 0 189-18 273-53 4-2 9-3 12-5 5 2 8 4 11 6 86 51 158 123 207 210s75 186 75 286c0 83-17 163-50 237h-1025c-33-74-51-154-51-237 0-100 26-199 75-286 50-86 120-158 205-208 81 33 174 50 268 50z">
            <text:p/>
          </draw:path>
        </draw:g>
        <draw:g>
          <draw:g>
            <draw:custom-shape draw:style-name="gr18" draw:text-style-name="P8" draw:layer="layout" svg:width="6.616cm" svg:height="6.619cm" svg:x="1.692cm" svg:y="2.308cm">
              <text:p/>
              <draw:enhanced-geometry svg:viewBox="0 0 21600 21600" draw:type="rectangle" draw:enhanced-path="M 0 0 L 21600 0 21600 21600 0 21600 0 0 Z N"/>
            </draw:custom-shape>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 draw:text-style-name="P2" draw:layer="layout" svg:width="1.939cm" svg:height="2.101cm" svg:x="1.7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 draw:text-style-name="P2" draw:layer="layout" svg:width="1.995cm" svg:height="1.976cm" svg:x="1.785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19" draw:text-style-name="P2" draw:layer="layout" svg:width="1.937cm" svg:height="2.101cm" svg:x="4.066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 draw:text-style-name="P2" draw:layer="layout" svg:width="1.995cm" svg:height="1.976cm" svg:x="4.061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21" draw:text-style-name="P9" draw:layer="layout" svg:width="1.944cm" svg:height="2.101cm" svg:x="6.2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2" draw:text-style-name="P9" draw:layer="layout" svg:width="1.995cm" svg:height="1.976cm" svg:x="6.283cm" svg:y="6.278cm" svg:viewBox="0 0 1996 1977" svg:d="M971 155c168 0 337-49 484-140 8-6 15-10 22-15 7 5 13 11 20 16 152 136 278 330 366 562 87 233 133 498 133 766 0 220-31 435-90 633h-1816c-59-198-90-413-90-633 0-268 46-533 134-766 87-231 211-423 362-557 145 88 307 134 475 134z">
              <text:p/>
            </draw:path>
          </draw:g>
          <draw:custom-shape draw:style-name="gr23" draw:text-style-name="P2" draw:layer="layout" svg:width="3.269cm" svg:height="0.84cm" svg:x="3.8cm" svg:y="1.72cm">
            <text:p/>
            <draw:enhanced-geometry svg:viewBox="0 0 21600 21600" draw:text-areas="800 800 20800 20800" draw:type="round-rectangular-callout" draw:modifiers="-1360.73394495413 39604.280618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 draw:layer="layout" svg:width="1.472cm" svg:height="0.855cm" svg:x="1.683cm" svg:y="1.972cm">
            <text:p/>
            <draw:enhanced-geometry svg:viewBox="0 0 21600 21600" draw:text-areas="800 800 20800 20800" draw:type="round-rectangular-callout" draw:modifiers="8197.14867617108 34317.75700934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 draw:layer="layout" svg:width="1.469cm" svg:height="0.845cm" svg:x="5.832cm" svg:y="2.975cm">
            <text:p/>
            <draw:enhanced-geometry svg:viewBox="0 0 21600 21600" draw:text-areas="800 800 20800 20800" draw:type="round-rectangular-callout" draw:modifiers="-4878.36734693878 6025.53191489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4" draw:layer="layout" svg:width="11.136cm" svg:height="11.136cm" svg:x="4.931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 draw:layer="layout" svg:width="6.617cm" svg:height="6.644cm" svg:x="1.702cm" svg:y="1.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 draw:text-style-name="P1" draw:layer="layout" svg:width="2.31cm" svg:height="3.133cm" svg:x="4.902cm" svg:y="4.554cm" svg:viewBox="0 0 2311 3134" svg:d="M1243 3134c-199-124-416-285-440-595-18-263 29-479 40-727 14-262-160-524-438-462-271 60-479-340-380-617 84-232 6-540 300-661 248-103 533-107 758 66 199 153 501 5 640 309 97 214 185 367 499 483 207 77 17 626-199 661-579 96 98 280-80 530-167 232-386 421-520 683l-120 220 20 110z">
              <text:p/>
            </draw:path>
            <draw:path draw:style-name="gr11" draw:text-style-name="P1" draw:layer="layout" svg:width="2.716cm" svg:height="4.837cm" svg:x="1.958cm" svg:y="2.739cm" svg:viewBox="0 0 2717 4838" svg:d="M1167 4657c-4-25-8-48-11-68-35-213-172-397-199-611-23-179 134-352-149-507-177-97-317-327-281-558 25-166 189-391-100-506-158-64-281-131-365-385-20-61-40-116-62-168 52-386 181-761 379-1101 43-76 91-150 142-221 36 1 86-8 155-29 273-85 295-355 580-366 202-9 401-235 629-87 176 113 422 140 612 52 464-212 58 269 0 349-132 187-323 298-479 454-351 351-84-153-217-262-203-166-413 111-247 332 81 109 300 559-34 419-408-173-172 332-529 245-354-88-44 574-365 315-254-208-396 313-165 313 300 0 154 392 413 350 224-38 370 79 514 208 186 168 512 264 463 541-42 248 175 350-132 577-171 127-241 319-331 524-54 122 11 256 46 371-92-56-181-116-267-181z">
              <text:p/>
            </draw:path>
            <draw:path draw:style-name="gr11" draw:text-style-name="P1" draw:layer="layout" svg:width="3.107cm" svg:height="2.659cm" svg:x="4.887cm" svg:y="2.817cm" svg:viewBox="0 0 3108 2660" svg:d="M2702 677c266 458 406 978 406 1507 0 93-4 187-13 279-95-135-242-234-404-264-710-129 368 23-118 377-348 255-506-135-628-306l-164-236-211-236 164-95c548-167-48-605-256-355-248 298-470-101-771 95-156 102-957 577-629 71 241-374 57-422 0-613-87-298 318-143 652-143 329 0 157-597 398-684 241-88 468 197 723 23 96-67 204-87 314-97 210 199 391 426 537 677z">
              <text:p/>
            </draw:path>
          </draw:g>
        </draw:g>
        <presentation:notes draw:style-name="dp2">
          <draw:page-thumbnail draw:style-name="gr4" draw:layer="layout" svg:width="11.136cm" svg:height="11.136cm" svg:x="4.931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7" draw:text-style-name="P2" draw:layer="layout" svg:width="3.005cm" svg:height="3.201cm" svg:x="3.392cm" svg:y="2.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text-style-name="P2" draw:layer="layout" svg:width="3.091cm" svg:height="3.011cm" svg:x="3.392cm" svg:y="5.316cm" svg:viewBox="0 0 3092 3012" svg:d="M1502 236c264 0 523-74 752-215 12-6 23-14 35-21 10 9 20 17 30 26 234 205 431 500 566 855 136 353 207 757 207 1165 0 335-48 663-139 966h-2814c-92-303-139-631-139-966 0-408 71-812 207-1165 134-353 328-645 560-850 224 135 477 205 735 205z">
              <text:p/>
            </draw:path>
          </draw:g>
          <draw:g>
            <draw:custom-shape draw:style-name="gr29" draw:text-style-name="P2" draw:layer="layout" svg:width="0.377cm" svg:height="1.405cm" svg:x="2.896cm" svg:y="2.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0.37cm" svg:height="1.394cm" svg:x="6.568cm" svg:y="2.9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1" draw:text-style-name="P2" draw:layer="layout" svg:width="3.653cm" svg:height="1.324cm" svg:x="3.091cm" svg:y="1.716cm" svg:viewBox="0 0 3654 1325" svg:d="M3409 782c-160-190-391-347-668-456-279-110-594-167-915-167-319 0-634 57-913 167-277 109-508 266-668 456-141 166-224 352-241 543-3-26-4-52-4-78 0-219 85-434 245-624s391-347 668-456c279-110 594-167 913-167 321 0 636 57 915 167 277 109 508 266 668 456s245 405 245 624c0 26-1 52-4 78-17-191-100-377-241-543z">
              <text:p/>
            </draw:path>
            <draw:path draw:style-name="gr31" draw:text-style-name="P2" draw:layer="layout" svg:width="0.497cm" svg:height="0.933cm" svg:x="6.31cm" svg:y="4.08cm" svg:viewBox="0 0 498 934" svg:d="M0 777c97-71 182-149 254-232 141-168 223-354 241-545 2 26 3 52 3 79 0 220-84 434-244 623-72 85-157 162-254 232z">
              <text:p/>
            </draw:path>
            <draw:custom-shape draw:style-name="gr32" draw:text-style-name="P2" draw:layer="layout" svg:width="0.351cm" svg:height="0.273cm" svg:x="5.979cm" svg:y="4.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4" draw:layer="layout" svg:width="11.136cm" svg:height="11.136cm" svg:x="4.931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預設">
        <draw:g>
          <draw:g>
            <draw:g>
              <draw:custom-shape draw:style-name="gr1"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 draw:text-style-name="P8" draw:layer="layout" svg:width="6.349cm" svg:height="6.36cm" svg:x="1.829cm" svg:y="1.834cm">
              <text:p/>
              <draw:enhanced-geometry svg:viewBox="0 0 21600 21600" draw:mirror-horizontal="false" draw:mirror-vertical="false" draw:type="rectangle" draw:enhanced-path="M 0 0 L 21600 0 21600 21600 0 21600 0 0 Z N"/>
            </draw:custom-shape>
            <draw:custom-shape draw:style-name="gr34" draw:text-style-name="P8" draw:layer="layout" svg:width="1.886cm" svg:height="1.993cm" svg:x="6.309cm" svg:y="1.88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35" draw:text-style-name="P10" draw:layer="layout" svg:width="2.492cm" svg:height="2.63cm" draw:transform="rotate (-3.14159265358979) translate (8.506cm 4.01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polygon draw:style-name="gr36" draw:text-style-name="P11" draw:layer="layout" svg:width="0.24cm" svg:height="0.453cm" svg:x="2.315cm" svg:y="3.584cm" svg:viewBox="0 0 241 454" draw:points="241,454 0,454 0,416 91,410 91,44 0,38 0,0 241,0 241,38 149,44 149,410 241,416">
              <text:p/>
            </draw:polygon>
            <draw:polygon draw:style-name="gr36" draw:text-style-name="P11" draw:layer="layout" svg:width="0.296cm" svg:height="0.453cm" svg:x="2.668cm" svg:y="3.584cm" svg:viewBox="0 0 297 454" draw:points="297,454 230,454 50,78 48,78 52,154 53,183 53,208 53,454 0,454 0,0 66,0 245,374 247,374 243,248 243,0 297,0">
              <text:p/>
            </draw:polygon>
            <draw:polygon draw:style-name="gr36" draw:text-style-name="P11" draw:layer="layout" svg:width="0.316cm" svg:height="0.453cm" svg:x="3.039cm" svg:y="3.584cm" svg:viewBox="0 0 317 454" draw:points="188,454 130,454 130,51 0,51 0,0 317,0 317,51 188,51">
              <text:p/>
            </draw:polygon>
            <draw:polygon draw:style-name="gr36" draw:text-style-name="P11" draw:layer="layout" svg:width="0.31cm" svg:height="0.453cm" svg:x="3.804cm" svg:y="3.584cm" svg:viewBox="0 0 311 454" draw:points="130,454 44,56 41,56 45,129 46,158 47,183 47,454 0,454 0,0 77,0 153,370 155,370 233,0 311,0 311,454 264,454 264,178 268,57 265,57 178,454">
              <text:p/>
            </draw:polygon>
            <draw:path draw:style-name="gr36" draw:text-style-name="P11" draw:layer="layout" svg:width="0.36cm" svg:height="0.455cm" svg:x="4.16cm" svg:y="3.582cm" svg:viewBox="0 0 361 456" svg:d="M301 456l-45-141h-152l-45 141h-59l150-456h60l151 456zM240 264l-41-132-11-37-5-17-3-16-4 15-3 15-4 14-4 13-44 145z">
              <text:p/>
            </draw:path>
            <draw:polygon draw:style-name="gr36" draw:text-style-name="P11" draw:layer="layout" svg:width="0.24cm" svg:height="0.453cm" svg:x="4.601cm" svg:y="3.584cm" svg:viewBox="0 0 241 454" draw:points="241,454 0,454 0,416 91,410 91,44 0,38 0,0 241,0 241,38 149,44 149,410 241,416">
              <text:p/>
            </draw:polygon>
            <draw:polygon draw:style-name="gr36" draw:text-style-name="P11" draw:layer="layout" svg:width="0.296cm" svg:height="0.453cm" svg:x="4.954cm" svg:y="3.584cm" svg:viewBox="0 0 297 454" draw:points="297,454 230,454 50,78 48,78 52,154 53,183 53,208 53,454 0,454 0,0 66,0 245,374 247,374 243,248 243,0 297,0">
              <text:p/>
            </draw:polygon>
            <draw:polygon draw:style-name="gr36" draw:text-style-name="P11" draw:layer="layout" svg:width="0.24cm" svg:height="0.553cm" svg:x="5.363cm" svg:y="3.584cm" svg:viewBox="0 0 241 554" draw:points="161,459 162,465 162,468 162,471 163,473 164,476 165,478 166,481 167,483 168,485 169,487 171,489 173,491 175,493 176,494 179,496 181,497 183,499 186,500 189,501 195,503 203,505 211,506 220,507 230,507 241,508 241,554 209,553 194,551 181,548 169,545 158,541 148,536 139,531 131,525 124,518 118,511 113,503 110,494 107,484 105,474 105,463 105,360 104,353 103,346 101,340 98,334 95,329 90,324 85,320 79,316 72,312 64,309 55,307 46,305 36,303 25,302 0,301 0,253 25,252 36,251 46,249 55,247 64,245 72,242 79,238 85,234 90,230 95,225 98,220 101,214 103,208 104,201 105,194 105,91 105,80 107,70 110,61 113,52 118,44 124,36 131,30 139,24 148,18 158,14 169,10 181,6 194,4 209,2 241,0 241,47 230,47 220,47 211,48 203,49 195,51 189,53 186,54 183,55 181,57 179,58 176,60 175,61 173,63 171,65 169,67 168,69 167,71 166,73 165,76 164,78 163,81 162,83 162,86 162,89 161,95 161,198 161,206 160,214 159,221 157,227 154,233 151,239 147,245 143,250 138,254 133,258 127,262 121,266 114,269 106,271 98,274 89,275 89,279 98,281 106,283 114,286 121,289 127,292 133,296 138,300 143,305 147,310 151,315 154,321 157,327 159,334 160,341 161,348 161,356">
              <text:p/>
            </draw:polygon>
            <draw:polygon draw:style-name="gr36" draw:text-style-name="P11" draw:layer="layout" svg:width="0.26cm" svg:height="0.453cm" svg:x="3.083cm" svg:y="4.329cm" svg:viewBox="0 0 261 454" draw:points="58,454 0,454 0,0 261,0 261,51 58,51 58,211 249,211 249,262 58,262">
              <text:p/>
            </draw:polygon>
            <draw:polygon draw:style-name="gr36" draw:text-style-name="P11" draw:layer="layout" svg:width="0.272cm" svg:height="0.482cm" svg:x="3.446cm" svg:y="4.3cm" svg:viewBox="0 0 273 483" draw:points="107,44 24,38 24,0 163,0 163,439 273,445 273,483 0,483 0,445 107,439">
              <text:p/>
            </draw:polygon>
            <draw:path draw:style-name="gr36" draw:text-style-name="P11" draw:layer="layout" svg:width="0.308cm" svg:height="0.352cm" svg:x="3.805cm" svg:y="4.436cm" svg:viewBox="0 0 309 353" svg:d="M153 353l-16-1-8-1-8-1-7-2-7-2-8-2-7-3-6-3-7-4-6-4-7-4-6-5-6-5-11-11-5-6-5-7-4-6-5-7-4-8-3-7-6-16-5-16-3-18-2-18-1-20 1-20 2-19 3-17 5-17 5-16 4-7 4-7 4-7 4-7 5-6 5-6 5-6 6-5 6-5 6-4 6-5 7-4 6-3 7-3 8-3 7-2 8-2 8-2 16-2 17-1 17 1 16 2 7 2 8 2 7 2 7 3 7 3 6 4 7 4 6 4 6 5 6 5 6 5 5 6 5 6 5 7 5 6 4 7 4 7 3 8 6 15 5 17 3 17 2 18 1 20-1 20-2 19-3 18-4 16-6 16-4 7-4 8-4 7-4 6-5 6-5 7-6 5-5 6-6 5-6 4-7 5-6 3-7 4-7 3-7 3-7 2-8 2-8 2-16 2zM155 306h11l11-2 10-2 10-4 8-5 8-5 7-7 7-7 5-9 5-10 4-10 4-12 2-13 2-14 1-14 1-16-1-16-1-14-2-14-2-13-4-11-4-11-5-9-5-9-7-7-7-7-8-6-9-4-9-4-10-2-11-2h-12-12l-10 2-10 2-10 4-8 4-8 6-7 7-7 7-5 9-5 9-4 11-4 11-2 13-2 14-1 14-1 16 1 16 1 14 2 14 2 13 4 12 4 10 5 10 5 9 7 7 7 7 8 5 9 5 9 4 10 2 11 2z">
              <text:p/>
            </draw:path>
            <draw:path draw:style-name="gr36" draw:text-style-name="P11" draw:layer="layout" svg:width="0.275cm" svg:height="0.352cm" svg:x="4.192cm" svg:y="4.436cm" svg:viewBox="0 0 276 353" svg:d="M236 347l-12-47h-2l-6 7-6 7-6 6-6 5-7 5-6 4-6 4-6 3-7 3-7 2-7 2-8 2-8 1-9 1-9 1h-10-12l-12-2-11-2-10-3-10-3-4-3-5-2-4-3-4-2-4-3-3-4-4-3-3-4-3-3-3-4-2-4-3-5-2-4-2-5-2-4-1-5-2-11-2-11v-11l1-13 1-12 4-11 4-10 5-9 7-9 8-8 10-7 10-6 12-6 13-5 14-4 15-3 17-3 37-2 63-3v-21-9l-1-8-2-8-2-7-2-7-4-6-3-5-5-5-5-4-5-4-7-3-6-3-8-2-8-1-8-1h-10-11l-12 1-12 2-13 3-13 4-13 4-13 5-14 6-20-42 15-7 15-6 15-5 15-5 15-3 15-2 14-2h15 17l16 2 14 2 14 3 12 4 5 2 6 2 5 3 4 3 5 3 4 3 4 3 3 4 3 4 4 5 2 4 3 5 2 5 2 5 2 6 2 5 2 13 2 13v15 233zM220 180l-50 2-14 1-14 2-12 1-12 2-10 3-9 3-8 4-4 1-3 2-3 3-3 2-3 2-2 3-2 3-2 2-2 3-2 3-2 4-1 3-1 4-1 3-1 4v4 8 7l1 6 1 6 1 5 3 5 2 5 3 4 4 4 4 3 5 3 5 2 5 2 7 1 6 2h7 8 11l10-1 10-2 10-3 8-3 5-3 4-2 3-2 4-3 4-3 3-3 4-3 3-4 3-3 2-4 3-4 2-4 2-4 2-4 1-5 2-5 2-9 1-11v-11z">
              <text:p/>
            </draw:path>
            <draw:polygon draw:style-name="gr36" draw:text-style-name="P11" draw:layer="layout" svg:width="0.274cm" svg:height="0.437cm" svg:x="4.574cm" svg:y="4.351cm" svg:viewBox="0 0 275 438" draw:points="273,385 273,428 253,432 233,436 214,437 205,438 195,438 181,438 169,436 157,434 146,431 136,428 127,423 118,418 111,411 104,404 99,396 94,388 90,378 87,368 85,356 83,344 83,331 83,134 0,134 0,104 83,89 107,0 139,0 139,91 275,91 275,134 139,134 139,331 139,339 140,345 141,352 143,358 145,363 148,368 151,373 154,377 158,380 162,383 167,386 173,388 179,390 185,391 192,392 199,392 214,391 232,390 251,388">
              <text:p/>
            </draw:polygon>
            <draw:polygon draw:style-name="gr36" draw:text-style-name="P11" draw:layer="layout" svg:width="0.36cm" svg:height="0.453cm" svg:x="5.303cm" svg:y="4.329cm" svg:viewBox="0 0 361 454" draw:points="299,0 361,0 209,454 151,454 0,0 61,0 152,288 159,309 165,334 180,392 185,368 192,343 199,315 208,286">
              <text:p/>
            </draw:polygon>
            <draw:path draw:style-name="gr36" draw:text-style-name="P11" draw:layer="layout" svg:width="0.36cm" svg:height="0.455cm" svg:x="5.684cm" svg:y="4.327cm" svg:viewBox="0 0 361 456" svg:d="M301 456l-45-141h-152l-45 141h-59l150-456h60l151 456zM240 264l-41-132-11-37-5-17-3-16-4 15-3 15-4 14-4 13-44 145z">
              <text:p/>
            </draw:path>
            <draw:path draw:style-name="gr36" draw:text-style-name="P11" draw:layer="layout" svg:width="0.304cm" svg:height="0.453cm" svg:x="6.113cm" svg:y="4.33cm" svg:viewBox="0 0 305 454" svg:d="M58 266v188h-58v-454h111l19 1 18 1 17 3 16 3 15 5 13 5 12 7 11 7 9 9 8 9 7 11 6 11 4 13 3 14 2 14 1 16v11l-1 10-2 10-3 10-3 9-4 9-4 8-5 8-6 7-7 7-7 7-8 6-9 5-10 5-10 5-11 5 123 203h-67l-109-188zM58 217h51 13l12-1 11-2 10-2 9-3 5-1 4-2 4-2 3-2 4-3 3-2 3-3 3-3 2-3 3-3 2-3 2-4 2-4 2-4 1-4 2-4 2-10 1-10v-10-11l-1-10-2-9-2-4-1-4-2-4-2-4-2-3-2-3-2-3-3-3-3-3-3-2-3-3-3-2-4-2-4-2-9-3-9-3-11-2-11-1-12-1-14-1h-49z">
              <text:p/>
            </draw:path>
            <draw:path draw:style-name="gr36" draw:text-style-name="P11" draw:layer="layout" svg:width="0.271cm" svg:height="0.48cm" svg:x="3.068cm" svg:y="5.04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36" draw:text-style-name="P11" draw:layer="layout" svg:width="0.296cm" svg:height="0.486cm" svg:x="3.436cm" svg:y="5.04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36" draw:text-style-name="P11" draw:layer="layout" svg:width="0.197cm" svg:height="0.554cm" svg:x="4.241cm" svg:y="5.075cm" svg:viewBox="0 0 198 555" draw:points="138,0 198,0 165,30 137,61 124,77 113,94 102,111 93,128 85,145 78,163 72,181 67,200 63,219 60,238 59,257 58,277 59,297 60,317 63,336 67,355 72,374 78,392 85,410 93,427 102,445 112,461 124,478 136,494 164,525 197,555 138,555 105,526 91,511 77,496 65,480 54,464 44,448 34,431 26,413 19,395 13,377 9,358 5,338 2,319 1,299 0,278 1,257 2,237 5,218 9,199 13,180 19,161 26,143 34,126 44,109 54,92 65,76 77,60 91,44 105,29">
              <text:p/>
            </draw:polygon>
            <draw:polygon draw:style-name="gr36" draw:text-style-name="P11" draw:layer="layout" svg:width="0.197cm" svg:height="0.554cm" svg:x="4.623cm" svg:y="5.075cm" svg:viewBox="0 0 198 555" draw:points="60,555 1,555 33,525 61,494 74,478 85,462 95,445 104,428 112,410 119,392 125,374 130,355 134,336 137,317 138,297 139,277 138,257 137,238 134,219 130,200 125,181 119,163 112,145 104,128 95,110 85,94 73,77 61,61 33,30 0,0 60,0 92,29 106,44 120,59 132,75 144,92 154,108 163,126 171,143 178,161 184,179 189,198 193,218 195,237 197,257 198,278 197,299 195,319 193,339 189,358 184,377 178,395 171,413 163,431 154,448 144,465 132,481 120,496 106,512 92,526">
              <text:p/>
            </draw:polygon>
            <draw:path draw:style-name="gr36" draw:text-style-name="P11" draw:layer="layout" svg:width="0.078cm" svg:height="0.357cm" svg:x="5.063cm" svg:y="5.179cm" svg:viewBox="0 0 79 358" svg:d="M39 0h5l5 1 4 1 4 1 3 1 3 2 3 2 3 3 2 3 2 3 2 3 1 4 1 4 1 5 1 5v5 5l-1 5-1 5-1 4-1 4-2 3-2 4-2 2-3 3-3 2-3 2-3 2-4 1-4 1h-5-5-4-5l-4-1-4-1-3-2-4-2-3-2-2-3-2-2-2-4-2-3-2-4-1-4v-5l-1-5v-5-5l1-5v-5l1-4 2-4 2-3 2-3 2-3 2-3 3-2 4-2 3-1 4-1 4-1 5-1zM39 272h5 5l4 1 4 1 3 2 3 2 3 2 3 2 2 3 2 4 2 3 1 4 1 4 1 5 1 5v5 5l-1 5-1 5-1 4-1 4-2 3-2 4-2 2-3 3-3 2-3 2-3 2-4 1-4 1h-5-5-4-5l-4-1-4-1-3-2-4-2-3-2-2-3-2-2-2-4-2-3-2-4-1-4v-5l-1-5v-5-5l1-5v-5l1-4 2-4 2-3 2-4 2-3 2-2 3-2 4-2 3-2 4-1 4-1h5z">
              <text:p/>
            </draw:path>
            <draw:path draw:style-name="gr36" draw:text-style-name="P11" draw:layer="layout" svg:width="0.298cm" svg:height="0.352cm" svg:x="3.048cm" svg:y="6.671cm" svg:viewBox="0 0 299 353" svg:d="M299 187h-240v14l2 13 2 13 3 11 4 11 5 9 5 9 7 7 7 7 7 6 9 5 10 4 10 4 11 2 12 1 12 1 15-1 15-1 15-2 14-2 14-4 14-4 14-4 14-6v50l-13 5-13 5-14 4-14 3-14 3-15 2-15 1h-15l-18-1-18-2-17-4-8-2-7-3-8-3-7-3-7-4-7-4-6-5-7-5-6-5-5-5-6-6-5-7-5-6-4-7-4-7-4-7-4-8-3-7-5-17-3-18-2-18-1-20 1-20 2-19 3-18 5-17 5-16 8-15 4-6 4-7 5-7 5-6 5-6 6-5 6-5 6-5 6-4 7-4 6-4 7-3 7-3 8-2 7-2 8-2 16-2 17-1 16 1 16 2 14 3 7 2 7 2 6 3 6 3 6 4 6 3 6 4 5 5 5 4 5 5 5 6 5 5 4 6 4 6 3 6 3 6 3 7 3 7 4 14 3 15 2 16 1 17zM60 141h178l-1-11-1-11-1-10-3-9-3-9-3-7-5-7-5-7-5-5-6-5-7-4-8-3-8-3-9-2-10-1h-10-10l-10 1-9 2-9 3-8 3-7 4-7 5-6 5-5 7-5 7-5 7-3 9-3 9-3 10-2 11z">
              <text:p/>
            </draw:path>
            <draw:polygon draw:style-name="gr36" draw:text-style-name="P11" draw:layer="layout" svg:width="0.281cm" svg:height="0.346cm" svg:x="3.438cm" svg:y="6.671cm" svg:viewBox="0 0 282 347" draw:points="225,347 225,128 225,118 224,109 223,100 221,92 218,85 215,78 211,72 207,67 202,62 197,58 191,55 184,52 177,50 169,48 161,47 152,47 140,47 129,49 119,51 110,55 101,59 94,64 87,71 80,78 75,86 70,95 66,105 62,116 60,128 58,141 57,155 56,170 56,347 0,347 0,6 46,6 54,52 57,52 61,46 66,40 70,34 76,29 81,25 87,20 93,16 99,13 106,10 113,7 120,5 128,3 136,2 144,1 161,0 176,0 190,2 202,4 214,8 225,12 235,18 244,24 252,31 259,39 265,49 270,59 274,70 278,82 280,95 281,109 282,124 282,347">
              <text:p/>
            </draw:polygon>
            <draw:path draw:style-name="gr36" draw:text-style-name="P11" draw:layer="layout" svg:width="0.289cm" svg:height="0.488cm" svg:x="3.811cm" svg:y="6.535cm" svg:viewBox="0 0 290 489" svg:d="M236 437h-3l-4 7-5 5-5 6-5 5-6 5-5 4-6 4-6 3-7 3-6 3-7 2-7 2-7 1-8 1-8 1h-8l-15-1-7-1-7-1-7-2-7-2-6-2-6-3-6-3-6-3-6-4-5-4-5-5-5-5-5-5-4-5-5-6-4-7-7-13-6-14-5-16-4-17-3-18-1-19-1-20 1-20 1-19 3-18 4-17 5-16 6-15 7-13 4-6 5-6 4-6 5-5 5-5 5-5 6-4 5-4 6-3 6-3 6-3 7-2 6-2 7-2 7-1 7-1 15-1h8l8 1 7 1 8 1 7 2 6 2 7 3 6 2 6 4 6 3 6 4 5 5 6 5 5 5 5 6 4 6h4l-3-33-1-11v-7-135h57v483h-46zM233 326v-13-17l-1-16-2-14-2-13-3-12-4-11-2-5-2-4-3-4-2-4-3-4-3-3-3-3-4-3-3-3-4-2-4-3-4-2-5-1-4-2-5-1-5-1-11-2h-11-10l-10 2-9 2-8 4-8 5-6 5-7 7-5 8-5 8-5 10-3 11-3 11-2 13-2 14-1 31 1 30 2 13 2 13 3 11 4 11 4 10 5 8 5 8 7 6 7 6 7 4 9 4 9 2 9 2h11 11l10-2 5-1 5-1 5-1 4-2 4-2 4-2 4-2 3-2 4-3 3-3 3-3 2-3 3-4 2-4 2-4 2-4 4-10 3-10 3-12 1-13 2-13z">
              <text:p/>
            </draw:path>
            <draw:path draw:style-name="gr36" draw:text-style-name="P11" draw:layer="layout" svg:width="0.271cm" svg:height="0.48cm" svg:x="4.211cm" svg:y="6.53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36" draw:text-style-name="P11" draw:layer="layout" svg:width="0.296cm" svg:height="0.486cm" svg:x="4.579cm" svg:y="6.53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36" draw:text-style-name="P11" draw:layer="layout" svg:width="0.24cm" svg:height="0.553cm" svg:x="2.315cm" svg:y="7.309cm" svg:viewBox="0 0 241 554" draw:points="79,356 80,348 81,341 82,334 84,327 86,321 90,315 93,310 98,305 102,300 108,296 114,292 120,289 127,286 135,283 143,281 152,279 152,275 143,274 135,271 127,269 120,266 114,262 108,259 102,254 98,250 93,245 90,239 86,233 84,227 82,221 81,214 80,206 79,198 79,95 79,89 79,86 78,84 78,81 77,78 76,76 75,73 74,71 73,69 71,67 70,65 68,63 66,62 64,60 62,58 60,57 57,56 54,54 51,53 45,51 38,50 29,48 20,47 11,47 0,47 0,0 32,2 46,4 60,6 72,10 83,14 93,18 102,24 110,30 117,36 123,44 128,52 131,61 134,70 136,80 136,91 136,194 137,201 138,208 140,214 143,220 146,225 151,230 156,234 162,238 169,242 177,245 186,247 195,249 205,251 216,252 241,253 241,301 216,302 205,303 195,305 186,307 177,309 169,312 162,316 156,320 151,324 146,329 143,334 140,340 138,346 137,353 136,360 136,463 136,474 134,484 131,494 128,502 123,510 117,518 110,524 102,530 93,536 83,540 72,544 60,548 46,550 32,552 0,554 0,508 11,507 20,507 29,506 38,505 45,503 51,501 54,500 57,499 60,497 62,496 64,494 66,493 68,491 70,489 71,487 73,485 74,483 75,481 76,478 77,476 78,473 78,471 79,468 79,465 79,459">
              <text:p/>
            </draw:polygon>
          </draw:g>
        </draw:g>
        <presentation:notes draw:style-name="dp2">
          <draw:page-thumbnail draw:style-name="gr4" draw:layer="layout" svg:width="11.136cm" svg:height="11.136cm" svg:x="4.931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預設">
        <draw:g>
          <draw:g>
            <draw:custom-shape draw:style-name="gr37" draw:text-style-name="P8" draw:layer="layout" svg:width="6.623cm" svg:height="6.619cm" svg:x="1.685cm" svg:y="2.308cm">
              <text:p/>
              <draw:enhanced-geometry svg:viewBox="0 0 21600 21600" draw:type="rectangle" draw:enhanced-path="M 0 0 L 21600 0 21600 21600 0 21600 0 0 Z N"/>
            </draw:custom-shape>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8" draw:text-style-name="P5" draw:layer="layout" svg:width="6.613cm" svg:height="4.045cm" svg:x="1.695cm" svg:y="3.29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 draw:layer="layout" svg:width="1.227cm" svg:height="2.979cm" svg:x="2.096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3.404cm" svg:height="0.73cm" svg:x="4.443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 draw:layer="layout" svg:width="3.404cm" svg:height="0.74cm" svg:x="4.443cm" svg:y="4.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3.404cm" svg:height="0.73cm" svg:x="4.443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56cm" svg:x="3.819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62cm" svg:x="3.819cm" svg:y="4.1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55cm" svg:x="3.819cm" svg:y="4.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49cm" svg:x="3.819cm" svg:y="5.3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56cm" svg:x="3.819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63cm" svg:x="3.819cm" svg:y="6.4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3" draw:text-style-name="P5" draw:layer="layout" svg:width="0.834cm" svg:height="0.36cm" svg:x="2.283cm" svg:y="6.069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4" draw:layer="layout" svg:width="11.136cm" svg:height="11.136cm" svg:x="4.931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預設">
        <draw:g>
          <draw:g>
            <draw:custom-shape draw:style-name="gr1"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4" draw:text-style-name="P5" draw:layer="layout" svg:width="4.921cm" svg:height="4.914cm" draw:transform="skewX (0.00122173047639594) rotate (-0.784001899995854) translate (5.007cm 1.52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1" draw:layer="layout" svg:width="3.946cm" svg:height="0.569cm" draw:transform="rotate (-0.786445360948645) translate (4.173cm 2.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2.734cm" svg:height="0.57cm" draw:transform="rotate (1.5707963267949) translate (4.727cm 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1.344cm" svg:height="1.35cm" svg:x="4.333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 draw:layer="layout" svg:width="1.347cm" svg:height="1.349cm" svg:x="5.929cm" svg:y="4.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344cm" svg:height="1.349cm" svg:x="4.323cm" svg:y="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4" draw:layer="layout" svg:width="11.136cm" svg:height="11.136cm" svg:x="4.931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0" draw:text-style-name="P5" draw:layer="layout" svg:width="6.666cm" svg:height="3.055cm" svg:x="1.686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6.675cm" svg:height="5.047cm" svg:x="1.679cm" svg:y="3.267cm" svg:viewBox="0 0 6676 5048" svg:d="M6233 2311c-292 232-714 425-1221 558-506 135-1082 205-1667 205-586 0-1161-70-1667-205-508-133-929-326-1222-558-258-206-408-436-440-672-6 37-8 74-8 110 0 268 153 532 446 764 292 231 714 425 1221 559 507 133 1082 205 1668 205 585 0 1160-72 1666-205 508-134 929-328 1222-559 251-201 401-423 437-653v1559c5 34 8 67 8 102 0 268-154 531-446 764-293 232-714 424-1222 559-506 134-1081 204-1666 204-587 0-1162-70-1668-204-508-135-929-327-1221-559-280-223-434-475-445-731h-8v-3554h35c-19 64-27 129-27 194 0 268 153 532 446 764 292 232 714 425 1221 558 507 135 1082 205 1668 205 585 0 1160-70 1666-205 508-133 929-326 1222-558 251-201 401-423 437-653v1368c-40 223-188 442-435 638zM6650 0h18v84c-5-29-10-57-18-84z">
              <text:p/>
            </draw:path>
          </draw:g>
        </draw:g>
        <presentation:notes draw:style-name="dp2">
          <draw:page-thumbnail draw:style-name="gr4" draw:layer="layout" svg:width="11.136cm" svg:height="11.136cm" svg:x="4.931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預設">
        <draw:g>
          <draw:custom-shape draw:style-name="gr5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3" draw:layer="layout" svg:width="7cm" svg:height="4.5cm" svg:x="1.5cm" svg:y="4cm">
              <text:p/>
              <draw:enhanced-geometry svg:viewBox="0 0 21600 21600" draw:type="rectangle" draw:enhanced-path="M 0 0 L 21600 0 21600 21600 0 21600 0 0 Z N"/>
            </draw:custom-shape>
            <draw:custom-shape draw:style-name="gr54" draw:text-style-name="P12" draw:layer="layout" svg:width="2cm" svg:height="1.75cm" svg:x="2.375cm" svg:y="5.1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2" draw:layer="layout" svg:width="2cm" svg:height="1.75cm" svg:x="5.876cm" svg:y="5.1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layer="layout" svg:width="5.625cm" svg:height="0.75cm" svg:x="2.25cm" svg:y="2.925cm">
              <text:p/>
              <draw:enhanced-geometry svg:viewBox="0 0 21600 21600" draw:type="rectangle" draw:enhanced-path="M 0 0 L 21600 0 21600 21600 0 21600 0 0 Z N"/>
            </draw:custom-shape>
            <draw:custom-shape draw:style-name="gr55" draw:layer="layout" svg:width="5.625cm" svg:height="0.75cm" svg:x="2.25cm" svg:y="1.925cm">
              <text:p/>
              <draw:enhanced-geometry svg:viewBox="0 0 21600 21600" draw:type="rectangle" draw:enhanced-path="M 0 0 L 21600 0 21600 21600 0 21600 0 0 Z N"/>
            </draw:custom-shape>
          </draw:g>
        </draw:g>
        <presentation:notes draw:style-name="dp2">
          <draw:page-thumbnail draw:style-name="gr4" draw:layer="layout" svg:width="11.136cm" svg:height="11.136cm" svg:x="4.931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預設">
        <draw:g>
          <draw:custom-shape draw:style-name="gr52"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6" draw:text-style-name="P13" draw:layer="layout" svg:width="1.256cm" svg:height="1.15cm" svg:x="1.743cm" svg:y="4.554cm" svg:viewBox="0 0 1257 1151" draw:points="0,1151 279,1151 279,504 517,974 735,974 978,474 978,1151 1257,1151 1257,0 983,0 640,672 277,0 0,0">
            <text:p/>
          </draw:polygon>
          <draw:path draw:style-name="gr56" draw:text-style-name="P13" draw:layer="layout" svg:width="0.898cm" svg:height="1.15cm" svg:x="3.205cm" svg:y="4.554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56" draw:text-style-name="P13" draw:layer="layout" svg:width="0.994cm" svg:height="1.15cm" svg:x="4.105cm" svg:y="4.554cm" svg:viewBox="0 0 995 1151" draw:points="355,1151 637,1151 637,252 995,252 995,0 0,0 0,252 355,252">
            <text:p/>
          </draw:polygon>
          <draw:path draw:style-name="gr56" draw:text-style-name="P13" draw:layer="layout" svg:width="0.982cm" svg:height="1.15cm" svg:x="5.199cm" svg:y="4.554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56" draw:text-style-name="P13" draw:layer="layout" svg:width="1.168cm" svg:height="1.15cm" svg:x="6.15cm" svg:y="4.554cm" svg:viewBox="0 0 1169 1151" svg:d="M0 1151h307l69-237h402l74 237h317l-393-1151h-366zM454 655l120-401 124 401z">
            <text:p/>
          </draw:path>
          <draw:polygon draw:style-name="gr56" draw:text-style-name="P13" draw:layer="layout" svg:width="0.961cm" svg:height="1.183cm" svg:x="7.338cm" svg:y="4.538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57" draw:layer="layout" svg:width="0.875cm" svg:height="0.875cm" svg:x="1.75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5.647cm" svg:height="0.749cm" svg:x="2.602cm" svg:y="1.7cm" svg:viewBox="0 0 5648 750" svg:d="M92 376c-25-40-56-75-92-107l105-27 186-43 191-39 197-35 200-31 205-27 208-22 209-18 213-14 213-9 214-4h215l214 4 213 9 213 14 210 18 207 22 204 27 200 30 197 36 191 39 168 39 113-238 1162 750-1501-36 87-185-41-12-151-39-156-37-160-32-165-30-167-26-171-22-174-19-176-15-177-11-178-8-180-4h-180l-179 4-179 8-177 11-176 15-173 19-171 22-169 26-164 29-161 33-155 36-151 40-141 41c-10-64-33-126-70-182z">
            <text:p/>
          </draw:path>
        </draw:g>
        <draw:g>
          <draw:custom-shape draw:style-name="gr57" draw:layer="layout" svg:width="0.875cm" svg:height="0.875cm" svg:x="2.75cm" svg:y="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4.647cm" svg:height="0.749cm" svg:x="3.602cm" svg:y="2.7cm" svg:viewBox="0 0 4648 750" svg:d="M76 376c-21-40-47-75-76-107l86-27 154-43 157-39 162-35 165-31 168-27 171-22 172-18 175-14 176-9 176-4h177l176 4 175 9 175 14 173 18 170 22 169 27 165 30 162 36 157 39 137 39 93-238 957 750-1235-36 72-185-34-12-124-39-129-37-131-32-136-30-138-26-141-22-142-19-146-15-145-11-147-8-148-4h-148l-147 4-147 8-147 11-144 15-143 19-140 22-139 26-135 29-132 33-128 36-125 40-115 41c-9-64-28-126-58-182z">
            <text:p/>
          </draw:path>
        </draw:g>
        <draw:g>
          <draw:custom-shape draw:style-name="gr57" draw:layer="layout" svg:width="0.875cm" svg:height="0.875cm" svg:x="1.68cm" svg:y="7.11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5.717cm" svg:height="0.749cm" draw:transform="rotate (-3.14159265358979) translate (8.25023543387812cm 8.25027080425783cm)" svg:viewBox="0 0 5718 750" svg:d="M5625 376c26-40 57-75 93-107l-106-27-189-43-193-39-199-35-203-31-207-27-211-22-211-18-216-14-216-9-216-4h-218l-217 4-215 9-215 14-213 18-210 22-207 27-203 30-199 36-193 39-170 39-114-238-1177 750 1520-36-89-185 42-12 153-39 158-37 162-32 167-30 170-26 173-22 175-19 179-15 178-11 181-8 183-4h182l181 4 181 8 180 11 177 15 175 19 174 22 170 26 166 29 163 33 157 36 154 40 142 41c10-64 34-126 71-182z">
            <text:p/>
          </draw:path>
        </draw:g>
        <draw:g>
          <draw:custom-shape draw:style-name="gr57" draw:layer="layout" svg:width="0.875cm" svg:height="0.875cm" svg:x="4.25cm" svg:y="6.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2.946cm" svg:height="0.624cm" svg:x="5.25cm" svg:y="6.625cm" svg:viewBox="0 0 2947 625" svg:d="M22 475c0-30-3-60-9-89l158-9 177-12 173-16 171-18 168-22 165-25 160-27 156-30 151-33 41-10-88-154 1502-30-1163 625-113-198-167 32-191 33-197 30-200 25-205 22-207 18-210 15-212 12-82 3c14-46 22-93 22-142z">
            <text:p/>
          </draw:path>
        </draw:g>
        <presentation:notes draw:style-name="dp2">
          <draw:page-thumbnail draw:style-name="gr4" draw:layer="layout" svg:width="11.136cm" svg:height="11.136cm" svg:x="4.931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4" draw:layer="layout" svg:width="6.62cm" svg:height="6.654cm" svg:x="1.697cm" svg:y="1.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60" draw:text-style-name="P15" draw:layer="layout" svg:width="4.602cm" svg:height="3.003cm" draw:transform="skewX (-0.369311669722) rotate (-1.07215575950012) translate (5.43314440084498cm 1.75070416419607cm)" svg:viewBox="0 0 4603 3004" svg:d="M0 0c4285-1 4603 3004 4603 3004">
              <text:p/>
            </draw:path>
            <draw:path draw:style-name="gr60" draw:text-style-name="P15" draw:layer="layout" svg:width="6.244cm" svg:height="4.759cm" draw:transform="skewX (0.39706240482871) rotate (-0.687834258210965) translate (5.73431652619304cm 1.75070984906346cm)" svg:viewBox="0 0 6245 4760" svg:d="M0 0c5814-1 6245 4760 6245 4760">
              <text:p/>
            </draw:path>
            <draw:path draw:style-name="gr60" draw:text-style-name="P15" draw:layer="layout" svg:width="4.602cm" svg:height="3.004cm" draw:transform="skewX (0.369137136796801) rotate (1.07198122657492) translate (2.49992035688656cm 5.79269566802358cm)" svg:viewBox="0 0 4603 3005" svg:d="M4603 0c-4285 0-4603 3005-4603 3005">
              <text:p/>
            </draw:path>
            <draw:path draw:style-name="gr60" draw:text-style-name="P15" draw:layer="layout" svg:width="6.244cm" svg:height="4.76cm" draw:transform="skewX (-0.39706240482871) rotate (0.687659725285766) translate (-0.424982547561731cm 5.71455676146649cm)" svg:viewBox="0 0 6245 4761" svg:d="M6245 0c-5814 0-6245 4761-6245 4761">
              <text:p/>
            </draw:path>
            <draw:line draw:style-name="gr60" draw:text-style-name="P15" draw:layer="layout" svg:x1="5.051cm" svg:y1="1.626cm" svg:x2="5.051cm" svg:y2="8.251cm">
              <text:p/>
            </draw:line>
            <draw:path draw:style-name="gr60" draw:text-style-name="P15" draw:layer="layout" svg:width="4.602cm" svg:height="3.003cm" draw:transform="skewX (-0.369311669722) rotate (-2.64295208629501) translate (8.25529583580393cm 5.30514440084498cm)" svg:viewBox="0 0 4603 3004" svg:d="M0 0c4285-1 4603 3004 4603 3004">
              <text:p/>
            </draw:path>
            <draw:path draw:style-name="gr60" draw:text-style-name="P15" draw:layer="layout" svg:width="6.244cm" svg:height="4.759cm" draw:transform="skewX (0.39706240482871) rotate (-2.25863058500586) translate (8.25529015093654cm 5.60631652619305cm)" svg:viewBox="0 0 6245 4760" svg:d="M0 0c5814-1 6245 4760 6245 4760">
              <text:p/>
            </draw:path>
            <draw:path draw:style-name="gr60" draw:text-style-name="P15" draw:layer="layout" svg:width="4.602cm" svg:height="3.004cm" draw:transform="skewX (0.369137136796801) rotate (-0.49881510021998) translate (4.21330433197627cm 2.37192035688661cm)" svg:viewBox="0 0 4603 3005" svg:d="M4603 0c-4285 0-4603 3005-4603 3005">
              <text:p/>
            </draw:path>
            <draw:path draw:style-name="gr60" draw:text-style-name="P15" draw:layer="layout" svg:width="6.244cm" svg:height="4.76cm" draw:transform="skewX (-0.39706240482871) rotate (-0.883136601509131) translate (4.29144323853351cm -0.552982547561732cm)" svg:viewBox="0 0 6245 4761" svg:d="M6245 0c-5814 0-6245 4761-6245 4761">
              <text:p/>
            </draw:path>
            <draw:line draw:style-name="gr60" draw:text-style-name="P15" draw:layer="layout" svg:x1="8.38cm" svg:y1="4.923cm" svg:x2="1.755cm" svg:y2="4.923cm">
              <text:p/>
            </draw:line>
          </draw:g>
        </draw:g>
        <draw:g>
          <draw:polygon draw:style-name="gr61" draw:text-style-name="P16" draw:layer="layout" svg:width="1.256cm" svg:height="1.15cm" svg:x="1.743cm" svg:y="4.266cm" svg:viewBox="0 0 1257 1151" draw:points="0,1151 279,1151 279,504 517,974 735,974 978,474 978,1151 1257,1151 1257,0 983,0 640,672 277,0 0,0">
            <text:p/>
          </draw:polygon>
          <draw:path draw:style-name="gr61" draw:text-style-name="P16"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1" draw:text-style-name="P16" draw:layer="layout" svg:width="0.994cm" svg:height="1.15cm" svg:x="4.105cm" svg:y="4.266cm" svg:viewBox="0 0 995 1151" draw:points="355,1151 637,1151 637,252 995,252 995,0 0,0 0,252 355,252">
            <text:p/>
          </draw:polygon>
          <draw:path draw:style-name="gr61" draw:text-style-name="P16"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1" draw:text-style-name="P16" draw:layer="layout" svg:width="1.168cm" svg:height="1.15cm" svg:x="6.15cm" svg:y="4.266cm" svg:viewBox="0 0 1169 1151" svg:d="M0 1151h307l69-237h402l74 237h317l-393-1151h-366zM454 655l120-401 124 401z">
            <text:p/>
          </draw:path>
          <draw:polygon draw:style-name="gr61" draw:text-style-name="P16"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62"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63"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64"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64"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64"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64"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65"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64"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6.381cm" svg:y="5.95cm" svg:viewBox="0 0 1119 237" svg:d="M8 180c0-11-1-23-3-34l60-3 67-5 66-6 65-7 64-8 62-9 61-10 59-12 58-12 15-4-33-59 570-11-441 237-43-75-64 12-72 12-75 12-76 9-78 9-78 7-80 5-81 5-31 1c5-17 8-35 8-54z">
            <text:p/>
          </draw:path>
        </draw:g>
        <presentation:notes draw:style-name="dp2">
          <draw:page-thumbnail draw:style-name="gr4" draw:layer="layout" svg:width="11.136cm" svg:height="11.136cm" svg:x="4.931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預設">
        <draw:g>
          <draw:custom-shape draw:style-name="gr66" draw:text-style-name="P17" draw:layer="layout" svg:width="6.62cm" svg:height="6.654cm" svg:x="1.698cm" svg:y="1.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14" draw:layer="layout" svg:width="6.62cm" svg:height="6.654cm" svg:x="1.697cm" svg:y="1.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60" draw:text-style-name="P15" draw:layer="layout" svg:width="4.602cm" svg:height="3.003cm" draw:transform="skewX (-0.369311669722) rotate (-1.07215575950012) translate (5.43314440084498cm 1.75070416419607cm)" svg:viewBox="0 0 4603 3004" svg:d="M0 0c4285-1 4603 3004 4603 3004">
              <text:p/>
            </draw:path>
            <draw:path draw:style-name="gr60" draw:text-style-name="P15" draw:layer="layout" svg:width="6.244cm" svg:height="4.759cm" draw:transform="skewX (0.39706240482871) rotate (-0.687834258210965) translate (5.73431652619304cm 1.75070984906346cm)" svg:viewBox="0 0 6245 4760" svg:d="M0 0c5814-1 6245 4760 6245 4760">
              <text:p/>
            </draw:path>
            <draw:path draw:style-name="gr60" draw:text-style-name="P15" draw:layer="layout" svg:width="4.602cm" svg:height="3.004cm" draw:transform="skewX (0.369137136796801) rotate (1.07198122657492) translate (2.49992035688656cm 5.79269566802358cm)" svg:viewBox="0 0 4603 3005" svg:d="M4603 0c-4285 0-4603 3005-4603 3005">
              <text:p/>
            </draw:path>
            <draw:path draw:style-name="gr60" draw:text-style-name="P15" draw:layer="layout" svg:width="6.244cm" svg:height="4.76cm" draw:transform="skewX (-0.39706240482871) rotate (0.687659725285766) translate (-0.424982547561731cm 5.71455676146649cm)" svg:viewBox="0 0 6245 4761" svg:d="M6245 0c-5814 0-6245 4761-6245 4761">
              <text:p/>
            </draw:path>
            <draw:line draw:style-name="gr60" draw:text-style-name="P15" draw:layer="layout" svg:x1="5.051cm" svg:y1="1.626cm" svg:x2="5.051cm" svg:y2="8.251cm">
              <text:p/>
            </draw:line>
            <draw:path draw:style-name="gr60" draw:text-style-name="P15" draw:layer="layout" svg:width="4.602cm" svg:height="3.003cm" draw:transform="skewX (-0.369311669722) rotate (-2.64295208629501) translate (8.25529583580393cm 5.30514440084498cm)" svg:viewBox="0 0 4603 3004" svg:d="M0 0c4285-1 4603 3004 4603 3004">
              <text:p/>
            </draw:path>
            <draw:path draw:style-name="gr60" draw:text-style-name="P15" draw:layer="layout" svg:width="6.244cm" svg:height="4.759cm" draw:transform="skewX (0.39706240482871) rotate (-2.25863058500586) translate (8.25529015093654cm 5.60631652619305cm)" svg:viewBox="0 0 6245 4760" svg:d="M0 0c5814-1 6245 4760 6245 4760">
              <text:p/>
            </draw:path>
            <draw:path draw:style-name="gr60" draw:text-style-name="P15" draw:layer="layout" svg:width="4.602cm" svg:height="3.004cm" draw:transform="skewX (0.369137136796801) rotate (-0.49881510021998) translate (4.21330433197627cm 2.37192035688661cm)" svg:viewBox="0 0 4603 3005" svg:d="M4603 0c-4285 0-4603 3005-4603 3005">
              <text:p/>
            </draw:path>
            <draw:path draw:style-name="gr60" draw:text-style-name="P15" draw:layer="layout" svg:width="6.244cm" svg:height="4.76cm" draw:transform="skewX (-0.39706240482871) rotate (-0.883136601509131) translate (4.29144323853351cm -0.552982547561732cm)" svg:viewBox="0 0 6245 4761" svg:d="M6245 0c-5814 0-6245 4761-6245 4761">
              <text:p/>
            </draw:path>
            <draw:line draw:style-name="gr60" draw:text-style-name="P15" draw:layer="layout" svg:x1="8.38cm" svg:y1="4.923cm" svg:x2="1.755cm" svg:y2="4.923cm">
              <text:p/>
            </draw:line>
          </draw:g>
        </draw:g>
        <draw:g>
          <draw:polygon draw:style-name="gr61" draw:text-style-name="P16" draw:layer="layout" svg:width="1.256cm" svg:height="1.15cm" svg:x="1.743cm" svg:y="4.266cm" svg:viewBox="0 0 1257 1151" draw:points="0,1151 279,1151 279,504 517,974 735,974 978,474 978,1151 1257,1151 1257,0 983,0 640,672 277,0 0,0">
            <text:p/>
          </draw:polygon>
          <draw:path draw:style-name="gr61" draw:text-style-name="P16"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1" draw:text-style-name="P16" draw:layer="layout" svg:width="0.994cm" svg:height="1.15cm" svg:x="4.105cm" svg:y="4.266cm" svg:viewBox="0 0 995 1151" draw:points="355,1151 637,1151 637,252 995,252 995,0 0,0 0,252 355,252">
            <text:p/>
          </draw:polygon>
          <draw:path draw:style-name="gr61" draw:text-style-name="P16"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1" draw:text-style-name="P16" draw:layer="layout" svg:width="1.168cm" svg:height="1.15cm" svg:x="6.15cm" svg:y="4.266cm" svg:viewBox="0 0 1169 1151" svg:d="M0 1151h307l69-237h402l74 237h317l-393-1151h-366zM454 655l120-401 124 401z">
            <text:p/>
          </draw:path>
          <draw:polygon draw:style-name="gr61" draw:text-style-name="P16"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62"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63"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64"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64"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64"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64"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65"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64"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6.381cm" svg:y="5.95cm" svg:viewBox="0 0 1119 237" svg:d="M8 180c0-11-1-23-3-34l60-3 67-5 66-6 65-7 64-8 62-9 61-10 59-12 58-12 15-4-33-59 570-11-441 237-43-75-64 12-72 12-75 12-76 9-78 9-78 7-80 5-81 5-31 1c5-17 8-35 8-54z">
            <text:p/>
          </draw:path>
        </draw:g>
        <presentation:notes draw:style-name="dp2">
          <draw:page-thumbnail draw:style-name="gr4" draw:layer="layout" svg:width="11.136cm" svg:height="11.136cm" svg:x="4.931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預設">
        <draw:g>
          <draw:g>
            <draw:custom-shape draw:style-name="gr67" draw:layer="layout" svg:width="10cm" svg:height="10cm" svg:x="0cm" svg:y="0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68" draw:text-style-name="P18" draw:layer="layout" svg:width="0.831cm" svg:height="1.481cm" svg:x="0.075cm" svg:y="0.204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68" draw:text-style-name="P18" draw:layer="layout" svg:width="1.275cm" svg:height="1.481cm" svg:x="1.148cm" svg:y="0.204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68" draw:text-style-name="P18" draw:layer="layout" svg:width="1.248cm" svg:height="1.46cm" svg:x="2.694cm" svg:y="0.204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68" draw:text-style-name="P18" draw:layer="layout" svg:width="1.484cm" svg:height="1.46cm" svg:x="3.939cm" svg:y="0.204cm" svg:viewBox="0 0 1485 1461" svg:d="M0 1461h390l88-301h510l94 301h403l-499-1461h-466zM577 831l152-509 158 509z">
              <text:p/>
            </draw:path>
            <draw:polygon draw:style-name="gr68" draw:text-style-name="P18" draw:layer="layout" svg:width="1.126cm" svg:height="1.502cm" svg:x="5.469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68" draw:text-style-name="P18" draw:layer="layout" svg:width="1.126cm" svg:height="1.502cm" svg:x="6.713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68" draw:text-style-name="P18" draw:layer="layout" svg:width="0.37cm" svg:height="1.46cm" svg:x="8.047cm" svg:y="0.204cm" svg:viewBox="0 0 371 1461" draw:points="0,1461 371,1461 371,0 0,0">
              <text:p/>
            </draw:polygon>
            <draw:polygon draw:style-name="gr68" draw:text-style-name="P18" draw:layer="layout" svg:width="1.22cm" svg:height="1.502cm" svg:x="8.645cm" svg:y="0.184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69" draw:text-style-name="P2" draw:layer="layout" svg:width="9.387cm" svg:height="3.417cm" svg:x="0.321cm" svg:y="6.507cm" svg:viewBox="0 0 9388 3418" svg:d="M0 3418c106-325 245-640 416-939 435-754 1059-1379 1809-1815 751-434 1602-664 2469-664s1719 230 2470 664c751 436 1373 1061 1808 1815 171 299 310 614 416 939z">
                <text:p/>
              </draw:path>
              <draw:path draw:style-name="gr11" draw:text-style-name="P1" draw:layer="layout" svg:width="8.538cm" svg:height="1.88cm" svg:x="0.675cm" svg:y="8.045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70" draw:text-style-name="P19" draw:layer="layout" svg:width="9.85cm" svg:height="5.672cm" svg:x="0.073cm" svg:y="4.252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71" draw:text-style-name="P2" draw:layer="layout" svg:width="0.001cm" svg:height="0.074cm" svg:x="5.075cm" svg:y="4.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layer="layout" svg:width="0.672cm" svg:height="0.672cm" svg:x="8.776cm" svg:y="4.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3" draw:text-style-name="P20" draw:layer="layout" svg:width="0.892cm" svg:height="2.567cm" svg:x="8.136cm" svg:y="4.883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73" draw:text-style-name="P20" draw:layer="layout" svg:width="1.124cm" svg:height="2.484cm" svg:x="7.872cm" svg:y="4.866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73" draw:text-style-name="P20" draw:layer="layout" svg:width="1.319cm" svg:height="2.355cm" svg:x="7.647cm" svg:y="4.848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73" draw:text-style-name="P20" draw:layer="layout" svg:width="7.618cm" svg:height="2.36cm" svg:x="1.154cm" svg:y="4.619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73" draw:text-style-name="P20" draw:layer="layout" svg:width="7.568cm" svg:height="1.779cm" svg:x="1.195cm" svg:y="4.594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73" draw:text-style-name="P20" draw:layer="layout" svg:width="7.659cm" svg:height="1.286cm" svg:x="1.095cm" svg:y="4.57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73" draw:text-style-name="P20" draw:layer="layout" svg:width="7.711cm" svg:height="0.858cm" svg:x="1.037cm" svg:y="4.55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g>
        </draw:g>
        <presentation:notes draw:style-name="dp2">
          <draw:page-thumbnail draw:style-name="gr4" draw:layer="layout" svg:width="11.136cm" svg:height="11.136cm" svg:x="4.931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draw:path draw:style-name="gr75" draw:text-style-name="P2" draw:layer="layout" svg:width="6.62cm" svg:height="6.654cm" svg:x="1.68cm" svg:y="1.68cm" svg:viewBox="0 0 6621 6655" svg:d="M6106 4862c65-108 123-221 173-337-44-73-89-147-113-222-147-486-257-4-595-220-215-136-461 177-704 278-198 84-573 687-191 659 347-27 657-7 725 258l147 140 192-119c30-18 63-36 97-51 98-121 190-250 269-386zM2657 2251l-144 65 185 161 144 161c107 118 247 384 553 210 427-241-521-346 102-257 244 34 449 207 453 402 5 298 439 139 411-63-62-416 417-40 512 112 300 480-8-13 165-161 170-148 331-219 410-469 76-236-97-331-82-501 15-172-105-236-369-387-258-146 532-193 533-387 2-200-405-230-636-210-252 21-491-21-739 0-222 20-460 14-658 96-241 101-518 13-738 130-225 119-423-76-636-16-212 60-61 468-350 468-294 0-650-106-574 97 50 132 213 165 0 419-23 27-39 50-50 69-91 14-180 39-266 73-365 144-270 505-372 778-124 328 133 797 471 726 346-74 562 236 545 545-15 292-73 544-50 857 29 363 300 553 546 699h100l-25-130 149-260c166-308 439-529 645-803 222-295-620-509 100-623 268-43 504-688 247-778-391-136-499-319-620-570-172-357-547-184-794-363-105-77-221-124-341-147 114-45 222-97 268-120 265-135 461 139 679-65 183-171 708 129 226 242zM6621 3328c0 584-153 1157-444 1663-290 506-708 926-1211 1218-504 292-1074 446-1655 446-582 0-1152-154-1656-446-503-292-921-712-1211-1218-291-506-444-1079-444-1663 0-585 153-1158 444-1664 290-506 708-926 1211-1218 504-292 1074-446 1655-446 582 0 1152 154 1656 446 503 292 921 712 1211 1218 291 506 444 1079 444 1663z">
          <text:p/>
        </draw:path>
        <presentation:notes draw:style-name="dp2">
          <draw:page-thumbnail draw:style-name="gr4" draw:layer="layout" svg:width="11.136cm" svg:height="11.136cm" svg:x="4.931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draw:g>
          <draw:custom-shape draw:style-name="gr76" draw:text-style-name="P5" draw:layer="layout" svg:width="1.968cm" svg:height="0.967cm" svg:x="1.7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76" draw:text-style-name="P5" draw:layer="layout" svg:width="1.968cm" svg:height="0.967cm" svg:x="3.98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1.97cm" svg:height="1.598cm" svg:x="3.979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76" draw:text-style-name="P5" draw:layer="layout" svg:width="1.968cm" svg:height="0.967cm" svg:x="6.3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1.97cm" svg:height="1.598cm" svg:x="6.3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77" draw:text-style-name="P5" draw:layer="layout" svg:width="6.59cm" svg:height="1.681cm" svg:x="1.707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6.599cm" svg:height="2.778cm" svg:x="1.7cm" svg:y="5.521cm" svg:viewBox="0 0 6600 2779" svg:d="M6162 1272c-289 128-706 234-1207 307-500 75-1070 113-1648 113-579 0-1148-38-1648-113-502-73-919-179-1208-307-255-113-404-240-435-370-6 21-8 41-8 61 0 147 151 293 441 420 289 128 706 234 1207 308 501 73 1070 113 1649 113 578 0 1147-40 1647-113 502-74 918-180 1208-308 248-110 397-232 432-359v858c5 19 8 37 8 56 0 148-152 293-441 421-290 128-706 233-1208 308-500 74-1069 112-1647 112-580 0-1149-38-1649-112-502-75-918-180-1207-308-277-123-429-261-440-402h-8v-1957h35c-19 35-27 71-27 107 0 147 151 293 441 420 289 128 706 234 1207 308s1070 112 1649 112c578 0 1147-38 1647-112 502-74 918-180 1208-308 248-110 397-232 432-359v753c-39 123-186 243-430 351zM6574 0h18v46c-5-16-10-31-18-46z">
            <text:p/>
          </draw:path>
        </draw:g>
        <draw:path draw:style-name="gr78" draw:text-style-name="P2" draw:layer="layout" svg:width="0.649cm" svg:height="1.045cm" svg:x="2.3cm" svg:y="3.961cm" svg:viewBox="0 0 650 1046" svg:d="M0 1046v-1046c122 25 253 39 387 39 89 0 178-6 263-18v849c-249 50-468 110-650 176z">
          <text:p/>
        </draw:path>
        <draw:path draw:style-name="gr79" draw:text-style-name="P2" draw:layer="layout" svg:width="0.649cm" svg:height="0.79cm" svg:x="4.7cm" svg:y="3.862cm" svg:viewBox="0 0 650 791" svg:d="M302 786c-101 0-202 1-302 4v-770c86 12 175 18 266 18 132 0 263-13 384-38v791c-115-3-231-5-348-5z">
          <text:p/>
        </draw:path>
        <draw:path draw:style-name="gr79" draw:text-style-name="P2" draw:layer="layout" svg:width="0.649cm" svg:height="1.121cm" svg:x="7cm" svg:y="3.866cm" svg:viewBox="0 0 650 1122" svg:d="M0 954v-941c92 14 189 21 287 21 125 0 248-12 363-34v1122c-185-63-403-120-650-168z">
          <text:p/>
        </draw:path>
        <draw:path draw:style-name="gr80" draw:text-style-name="P2" draw:layer="layout" svg:width="0.649cm" svg:height="0.567cm" svg:x="2.3cm" svg:y="4.832cm" svg:viewBox="0 0 650 568" svg:d="M650 0v568h-650v-391c182-67 401-126 650-177z">
          <text:p/>
        </draw:path>
        <draw:path draw:style-name="gr80" draw:text-style-name="P2" draw:layer="layout" svg:width="0.649cm" svg:height="0.651cm" svg:x="4.7cm" svg:y="4.648cm" svg:viewBox="0 0 650 652" svg:d="M302 0c117 0 233 2 348 5v647h-650v-648c100-3 201-4 302-4z">
          <text:p/>
        </draw:path>
        <draw:path draw:style-name="gr80" draw:text-style-name="P2" draw:layer="layout" svg:width="0.649cm" svg:height="0.679cm" svg:x="7cm" svg:y="4.82cm" svg:viewBox="0 0 650 680" svg:d="M650 168v512h-650v-680c247 48 465 105 650 168z">
          <text:p/>
        </draw:path>
        <draw:custom-shape draw:style-name="gr81" draw:text-style-name="P2" draw:layer="layout" svg:width="0.95cm" svg:height="0.95cm" svg:x="2.1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95cm" svg:height="0.95cm" svg:x="4.55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95cm" svg:height="0.95cm" svg:x="6.8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1.136cm" svg:height="11.136cm" svg:x="4.931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draw:g>
          <draw:custom-shape draw:style-name="gr82" draw:text-style-name="P5" draw:layer="layout" svg:width="2.617cm" svg:height="1.151cm" svg:x="5.65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2.62cm" svg:height="1.902cm" svg:x="5.65cm" svg:y="6.397cm" svg:viewBox="0 0 2621 1903" svg:d="M2447 871c-115 88-280 161-479 211-199 51-425 77-655 77s-456-26-654-77c-200-50-365-123-480-211-101-77-160-164-173-253-2 14-3 28-3 42 0 101 60 200 175 288 115 87 281 160 480 210 199 51 424 78 654 78s456-27 655-78c199-50 364-123 479-210 99-76 158-160 172-247v588c2 13 3 25 3 39 0 101-60 200-175 288-115 87-280 160-480 211-199 50-424 76-654 76s-456-26-655-76c-199-51-365-124-479-211-110-84-171-179-175-276h-3v-1340h14c-8 24-11 49-11 73 0 101 60 201 175 288 115 88 281 160 480 211s424 77 654 77 456-26 655-77 364-123 479-211c99-76 158-159 172-246v516c-16 84-74 167-171 240zM2611 0h7v32c-2-11-4-22-7-32z">
            <text:p/>
          </draw:path>
        </draw:g>
        <draw:g>
          <draw:frame draw:style-name="gr83" draw:text-style-name="P21" draw:layer="layout" svg:width="7.382cm" svg:height="1.95cm" svg:x="1.45cm" svg:y="5.5cm">
            <draw:text-box>
              <text:p><text:span text:style-name="T1">DATA</text:span></text:p>
            </draw:text-box>
          </draw:frame>
          <draw:g>
            <draw:frame draw:style-name="gr84" draw:text-style-name="P22" draw:layer="layout" svg:width="6.75cm" svg:height="2.368cm" svg:x="1.45cm" svg:y="6.435cm">
              <draw:text-box>
                <text:p><text:span text:style-name="T2">HUB</text:span></text:p>
              </draw:text-box>
            </draw:frame>
            <draw:g>
              <draw:custom-shape draw:style-name="gr85" draw:text-style-name="P5" draw:layer="layout" svg:width="1.968cm" svg:height="0.967cm" svg:x="1.703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86" draw:text-style-name="P5" draw:layer="layout" svg:width="1.97cm" svg:height="1.598cm" svg:x="1.701cm" svg:y="4.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5" draw:text-style-name="P5" draw:layer="layout" svg:width="1.968cm" svg:height="0.967cm" svg:x="1.702cm" svg:y="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86" draw:text-style-name="P5"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line draw:style-name="gr87" draw:text-style-name="P2" draw:layer="layout" svg:x1="3.9cm" svg:y1="2.8cm" svg:x2="8cm" svg:y2="2.8cm">
              <text:p/>
            </draw:line>
            <draw:line draw:style-name="gr87" draw:text-style-name="P2" draw:layer="layout" svg:x1="3.9cm" svg:y1="4.8cm" svg:x2="7.65cm" svg:y2="4.8cm">
              <text:p/>
            </draw:line>
          </draw:g>
        </draw:g>
        <draw:line draw:style-name="gr87" draw:text-style-name="P2" draw:layer="layout" svg:x1="7.65cm" svg:y1="5.65cm" svg:x2="7.65cm" svg:y2="4.8cm">
          <text:p/>
        </draw:line>
        <draw:line draw:style-name="gr87" draw:text-style-name="P2" draw:layer="layout" svg:x1="8cm" svg:y1="5.75cm" svg:x2="8cm" svg:y2="2.8cm">
          <text:p/>
        </draw:line>
        <presentation:notes draw:style-name="dp2">
          <draw:page-thumbnail draw:style-name="gr4" draw:layer="layout" svg:width="11.136cm" svg:height="11.136cm" svg:x="4.931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draw:frame draw:style-name="gr84" draw:text-style-name="P22" draw:layer="layout" svg:width="6.75cm" svg:height="2.368cm" svg:x="1.32cm" svg:y="4.432cm">
          <draw:text-box>
            <text:p><text:span text:style-name="T2">HUB</text:span></text:p>
          </draw:text-box>
        </draw:frame>
        <draw:frame draw:style-name="gr83" draw:text-style-name="P21" draw:layer="layout" svg:width="7.382cm" svg:height="1.95cm" svg:x="1.34cm" svg:y="3.5cm">
          <draw:text-box>
            <text:p><text:span text:style-name="T1">DATA</text:span></text:p>
          </draw:text-box>
        </draw:frame>
        <draw:g>
          <draw:custom-shape draw:style-name="gr88" draw:text-style-name="P5" draw:layer="layout" svg:width="2.617cm" svg:height="1.058cm" svg:x="5.554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2.62cm" svg:height="1.749cm" svg:x="5.551cm" svg:y="4.549cm" svg:viewBox="0 0 2621 1750" svg:d="M2447 801c-115 81-280 148-479 194-199 47-425 71-655 71s-456-24-654-71c-200-46-365-113-480-194-101-71-160-151-173-233-2 13-3 26-3 38 0 93 60 185 175 265 115 81 281 148 480 194s424 71 654 71 456-25 655-71 364-113 479-194c99-69 158-146 172-226v541c2 11 3 23 3 35 0 93-60 184-175 265-115 80-280 147-480 194-199 46-424 70-654 70s-456-24-655-70c-199-47-365-114-479-194-110-77-171-165-175-254h-3v-1232h14c-8 22-11 45-11 67 0 93 60 185 175 265 115 81 281 148 480 194s424 71 654 71 456-25 655-71 364-113 479-194c99-70 158-146 172-226v474c-16 77-74 153-171 221zM2611 0h7v29c-2-10-4-20-7-29z">
            <text:p/>
          </draw:path>
        </draw:g>
        <draw:custom-shape draw:style-name="gr89" draw:layer="layout" svg:width="0.65cm" svg:height="0.6cm" svg:x="1.7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2.8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2.3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7.6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5.901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6.902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0" draw:text-style-name="P2" draw:layer="layout" svg:width="3.625cm" svg:height="0.63cm" svg:x="3.45cm" svg:y="2.83cm" svg:viewBox="0 0 3626 631" svg:d="M31 122c0-42-9-84-28-122h3147l476 461c-15 6-29 12-43 19-49 27-91 65-119 110-8 13-16 27-22 41l-393-381h-3049c21-40 31-84 31-128z">
          <text:p/>
        </draw:path>
        <draw:path draw:style-name="gr91" draw:text-style-name="P2" draw:layer="layout" svg:width="3.55cm" svg:height="0.249cm" svg:x="2.35cm" svg:y="3.48cm" svg:viewBox="0 0 3551 250" svg:d="M33 122c0-42-10-84-29-122h3544c-19 38-30 80-30 123 0 44 12 87 33 127h-3551c22-40 33-84 33-128z">
          <text:p/>
        </draw:path>
        <draw:path draw:style-name="gr92" draw:text-style-name="P2" draw:layer="layout" svg:width="4.65cm" svg:height="0.249cm" svg:x="2.95cm" svg:y="6.58cm" svg:viewBox="0 0 4651 250" svg:d="M4620 123c0 44 11 87 31 127h-4651c35-40 54-84 54-128 0-42-16-84-48-122h4643c-19 38-29 80-29 123z">
          <text:p/>
        </draw:path>
        <presentation:notes draw:style-name="dp2">
          <draw:page-thumbnail draw:style-name="gr4" draw:layer="layout" svg:width="11.136cm" svg:height="11.136cm" svg:x="4.931cm" svg:y="2.257cm" draw:page-number="22" presentation:class="page"/>
          <draw:frame presentation:style-name="pr1" draw:text-style-name="P3" draw:layer="layout" svg:width="16.799cm" svg:height="13.364cm" svg:x="2.1cm" svg:y="14.107cm" presentation:class="notes" presentation:placeholder="true">
            <draw:text-box/>
          </draw:frame>
        </presentation:notes>
      </draw:page>
      <draw:page draw:name="page23" draw:style-name="dp1" draw:master-page-name="預設">
        <draw:custom-shape draw:style-name="gr93" draw:layer="layout" svg:width="8cm" svg:height="8cm" svg:x="1cm" svg:y="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1.091cm" svg:height="2.251cm" svg:x="2.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1.091cm" svg:height="2.251cm" svg:x="3.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1.091cm" svg:height="2.251cm" svg:x="4.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1.091cm" svg:height="2.251cm" svg:x="5.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95" draw:text-style-name="P5" draw:layer="layout" svg:width="2cm" svg:height="2cm" svg:x="3.344cm" svg:y="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4.079cm" svg:y="3.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2.826cm" svg:y="2.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5.262cm" svg:y="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5.638cm" svg:y="3.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2.6cm" svg:height="2.57cm" svg:x="4.46cm" svg:y="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5" draw:layer="layout" svg:width="1.481cm" svg:height="1.459cm" svg:x="2.374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 draw:layer="layout" svg:width="3.55cm" svg:height="1.281cm" svg:x="3.129cm" svg:y="3.927cm">
            <text:p/>
            <draw:enhanced-geometry svg:viewBox="0 0 21600 21600" draw:type="rectangle" draw:enhanced-path="M 0 0 L 21600 0 21600 21600 0 21600 0 0 Z N"/>
          </draw:custom-shape>
        </draw:g>
        <presentation:notes draw:style-name="dp2">
          <draw:page-thumbnail draw:style-name="gr4" draw:layer="layout" svg:width="0.001cm" svg:height="0.002cm" svg:x="0.004cm" svg:y="0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預設">
        <draw:custom-shape draw:style-name="gr99" draw:layer="layout" svg:width="8cm" svg:height="8cm" svg:x="1.8cm" svg:y="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2cm" svg:height="2cm" svg:x="3.157cm" svg:y="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 draw:layer="layout" svg:width="3cm" svg:height="3cm" svg:x="5.44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6.432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 draw:layer="layout" svg:width="2.597cm" svg:height="2.6cm" svg:x="3.152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5" draw:layer="layout" svg:width="1.013cm" svg:height="0.923cm" svg:x="4.515cm" svg:y="3.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5" draw:layer="layout" svg:width="1.013cm" svg:height="0.923cm" svg:x="5.694cm" svg:y="4.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 draw:layer="layout" svg:width="0.892cm" svg:height="0.833cm" svg:x="3.162cm" svg:y="3.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 draw:layer="layout" svg:width="0.892cm" svg:height="0.833cm" svg:x="5.589cm" svg:y="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3" draw:layer="layout" svg:width="5.299cm" svg:height="3.13cm" svg:x="3.155cm" svg:y="4.055cm">
          <text:p/>
          <draw:enhanced-geometry svg:viewBox="0 0 21600 21600" draw:type="rectangle" draw:enhanced-path="M 0 0 L 21600 0 21600 21600 0 21600 0 0 Z N"/>
        </draw:custom-shape>
        <presentation:notes draw:style-name="dp2">
          <draw:page-thumbnail draw:style-name="gr4" draw:layer="layout" svg:width="0.001cm" svg:height="0.002cm" svg:x="0.004cm" svg:y="0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預設">
        <draw:custom-shape draw:style-name="gr99" draw:layer="layout" svg:width="8cm" svg:height="8cm" svg:x="1.2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5" draw:text-style-name="P8" draw:layer="layout" svg:width="2.433cm" svg:height="3.837cm" draw:transform="skewX (-0.327423767674136) rotate (-0.645248224462304) translate (2.688cm 2.457cm)" svg:viewBox="0 0 2434 3838" svg:d="M0 0c3165 0 2336 3549 2336 3549l-61 289">
          <text:p/>
        </draw:path>
        <draw:path draw:style-name="gr105" draw:text-style-name="P8" draw:layer="layout" svg:width="3.255cm" svg:height="4.272cm" draw:transform="skewX (-0.00366519142918807) rotate (-0.463733982254894) translate (3.70700003064225cm 2.4569999381632cm)" svg:viewBox="0 0 3256 4273" svg:d="M0 0c4233-1 3125 3951 3125 3951l-81 322">
          <text:p/>
        </draw:path>
        <draw:path draw:style-name="gr105" draw:text-style-name="P8" draw:layer="layout" svg:width="3.852cm" svg:height="4.42cm" draw:transform="skewX (0.158824961931484) rotate (-0.387114028092342) translate (5.035cm 2.462cm)" svg:viewBox="0 0 3853 4421" svg:d="M0 0c5008 1 3698 4088 3698 4088l-96 333">
          <text:p/>
        </draw:path>
        <draw:custom-shape draw:style-name="gr106" draw:text-style-name="P25" draw:layer="layout" svg:width="1.018cm" svg:height="0.397cm" draw:transform="rotate (-0.862018117559999) translate (3.318cm 2.738cm)">
          <text:p text:style-name="P24"><text:span text:style-name="T3">70</text:span></text:p>
          <draw:enhanced-geometry svg:viewBox="0 0 21600 21600" draw:type="rectangle" draw:enhanced-path="M 0 0 L 21600 0 21600 21600 0 21600 0 0 Z N"/>
        </draw:custom-shape>
        <draw:custom-shape draw:style-name="gr106" draw:text-style-name="P25" draw:layer="layout" svg:width="1.018cm" svg:height="0.397cm" draw:transform="rotate (-0.759392757542733) translate (4.708cm 2.759cm)">
          <text:p text:style-name="P24"><text:span text:style-name="T3">80</text:span></text:p>
          <draw:enhanced-geometry svg:viewBox="0 0 21600 21600" draw:type="rectangle" draw:enhanced-path="M 0 0 L 21600 0 21600 21600 0 21600 0 0 Z N"/>
        </draw:custom-shape>
        <draw:custom-shape draw:style-name="gr106" draw:text-style-name="P25" draw:layer="layout" svg:width="1.018cm" svg:height="0.397cm" draw:transform="rotate (-0.56356681546897) translate (6.147cm 2.767cm)">
          <text:p text:style-name="P24"><text:span text:style-name="T3">90</text:span></text:p>
          <draw:enhanced-geometry svg:viewBox="0 0 21600 21600" draw:type="rectangle" draw:enhanced-path="M 0 0 L 21600 0 21600 21600 0 21600 0 0 Z N"/>
        </draw:custom-shape>
        <presentation:notes draw:style-name="dp2">
          <draw:page-thumbnail draw:style-name="gr4" draw:layer="layout" svg:width="0.001cm" svg:height="0.002cm" svg:x="0.004cm" svg:y="0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預設">
        <draw:g>
          <draw:custom-shape draw:style-name="gr99" draw:layer="layout" svg:width="8cm" svg:height="8cm" svg:x="0.9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0" draw:text-style-name="P5" draw:layer="layout" svg:width="3cm" svg:height="3cm" svg:x="3.302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7" draw:text-style-name="P8" draw:layer="layout" svg:x1="4.803cm" svg:y1="6.876cm" svg:x2="4.803cm" svg:y2="7.676cm">
          <text:p/>
        </draw:line>
        <draw:line draw:style-name="gr107" draw:text-style-name="P8" draw:layer="layout" svg:x1="4.803cm" svg:y1="2.888cm" svg:x2="4.803cm" svg:y2="3.688cm">
          <text:p/>
        </draw:line>
        <draw:line draw:style-name="gr107" draw:text-style-name="P8" draw:layer="layout" svg:x1="6.403cm" svg:y1="5.252cm" svg:x2="7.203cm" svg:y2="5.252cm">
          <text:p/>
        </draw:line>
        <draw:line draw:style-name="gr107" draw:text-style-name="P8" draw:layer="layout" svg:x1="2.403cm" svg:y1="5.252cm" svg:x2="3.203cm" svg:y2="5.252cm">
          <text:p/>
        </draw:line>
        <draw:line draw:style-name="gr107" draw:text-style-name="P8" draw:layer="layout" svg:x1="5.959cm" svg:y1="6.393cm" svg:x2="6.525cm" svg:y2="6.959cm">
          <text:p/>
        </draw:line>
        <draw:line draw:style-name="gr107" draw:text-style-name="P8" draw:layer="layout" svg:x1="3.095cm" svg:y1="3.553cm" svg:x2="3.661cm" svg:y2="4.119cm">
          <text:p/>
        </draw:line>
        <draw:line draw:style-name="gr107" draw:text-style-name="P8" draw:layer="layout" svg:x1="3.625cm" svg:y1="6.403cm" svg:x2="3.059cm" svg:y2="6.969cm">
          <text:p/>
        </draw:line>
        <draw:line draw:style-name="gr107" draw:text-style-name="P8" draw:layer="layout" svg:x1="6.492cm" svg:y1="3.577cm" svg:x2="5.926cm" svg:y2="4.143cm">
          <text:p/>
        </draw:line>
        <draw:line draw:style-name="gr107" draw:text-style-name="P8" draw:layer="layout" svg:x1="5.44cm" svg:y1="6.74cm" svg:x2="5.746cm" svg:y2="7.479cm">
          <text:p/>
        </draw:line>
        <draw:line draw:style-name="gr107" draw:text-style-name="P8" draw:layer="layout" svg:x1="3.864cm" svg:y1="3.052cm" svg:x2="4.17cm" svg:y2="3.791cm">
          <text:p/>
        </draw:line>
        <draw:line draw:style-name="gr107" draw:text-style-name="P8" draw:layer="layout" svg:x1="5.722cm" svg:y1="3.058cm" svg:x2="5.416cm" svg:y2="3.797cm">
          <text:p/>
        </draw:line>
        <draw:line draw:style-name="gr107" draw:text-style-name="P8" draw:layer="layout" svg:x1="4.158cm" svg:y1="6.716cm" svg:x2="3.852cm" svg:y2="7.455cm">
          <text:p/>
        </draw:line>
        <draw:line draw:style-name="gr107" draw:text-style-name="P8" draw:layer="layout" svg:x1="2.551cm" svg:y1="6.218cm" svg:x2="3.29cm" svg:y2="5.912cm">
          <text:p/>
        </draw:line>
        <draw:line draw:style-name="gr107" draw:text-style-name="P8" draw:layer="layout" svg:x1="6.249cm" svg:y1="4.636cm" svg:x2="6.988cm" svg:y2="4.33cm">
          <text:p/>
        </draw:line>
        <draw:line draw:style-name="gr107" draw:text-style-name="P8" draw:layer="layout" svg:x1="6.263cm" svg:y1="5.894cm" svg:x2="7.002cm" svg:y2="6.2cm">
          <text:p/>
        </draw:line>
        <draw:line draw:style-name="gr107" draw:text-style-name="P8" draw:layer="layout" svg:x1="2.602cm" svg:y1="4.26cm" svg:x2="3.341cm" svg:y2="4.566cm">
          <text:p/>
        </draw:line>
        <presentation:notes draw:style-name="dp2">
          <draw:page-thumbnail draw:style-name="gr4" draw:layer="layout" svg:width="0.001cm" svg:height="0.002cm" svg:x="0.004cm" svg:y="0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預設">
        <draw:custom-shape draw:style-name="gr99" draw:layer="layout" svg:width="8cm" svg:height="8cm" svg:x="0.9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5" draw:layer="layout" svg:width="1.589cm" svg:height="1.492cm" svg:x="4.181cm" svg:y="6.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 draw:layer="layout" svg:width="0.842cm" svg:height="4.618cm" svg:x="4.547cm" svg:y="2.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26" draw:layer="layout" svg:width="0.952cm" svg:height="0.915cm" svg:x="4.505cm" svg:y="6.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26" draw:layer="layout" svg:width="0.415cm" svg:height="2.077cm" svg:x="4.77cm" svg:y="4.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253cm" svg:height="0.179cm" svg:x="4.951cm" svg:y="3.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253cm" svg:height="0.179cm" svg:x="4.951cm" svg:y="3.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253cm" svg:height="0.179cm" svg:x="4.951cm" svg:y="3.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426cm" svg:height="0.179cm" svg:x="4.778cm" svg:y="3.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253cm" svg:height="0.179cm" svg:x="4.951cm" svg:y="4.2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253cm" svg:height="0.179cm" svg:x="4.951cm" svg:y="4.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253cm" svg:height="0.179cm" svg:x="4.951cm" svg:y="2.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0.001cm" svg:height="0.002cm" svg:x="0.004cm" svg:y="0cm" draw:page-number="27" presentation:class="page"/>
          <draw:frame presentation:style-name="pr1" draw:text-style-name="P6" draw:layer="layout" svg:width="16.799cm" svg:height="13.364cm" svg:x="2.1cm" svg:y="14.107cm" presentation:class="notes" presentation:placeholder="true">
            <draw:text-box/>
          </draw:frame>
        </presentation:notes>
      </draw:page>
      <draw:page draw:name="page28" draw:style-name="dp1" draw:master-page-name="預設">
        <draw:g>
          <draw:custom-shape draw:style-name="gr99"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5" draw:text-style-name="P5" draw:layer="layout" svg:width="2cm" svg:height="2cm" svg:x="3.257cm" svg:y="2.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3.992cm" svg:y="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2.739cm" svg:y="2.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5.175cm" svg:y="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5.551cm" svg:y="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2.6cm" svg:height="2.57cm" svg:x="4.373cm" svg:y="2.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5" draw:layer="layout" svg:width="1.481cm" svg:height="1.459cm" svg:x="2.287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 draw:layer="layout" svg:width="3.55cm" svg:height="1.281cm" svg:x="3.042cm" svg:y="3.928cm">
            <text:p/>
            <draw:enhanced-geometry svg:viewBox="0 0 21600 21600" draw:type="rectangle" draw:enhanced-path="M 0 0 L 21600 0 21600 21600 0 21600 0 0 Z N"/>
          </draw:custom-shape>
        </draw:g>
        <draw:custom-shape draw:style-name="gr113" draw:text-style-name="P5" draw:layer="layout" svg:width="0.914cm" svg:height="0.986cm" svg:x="3.009cm" svg:y="5.455cm">
          <text:p/>
          <draw:enhanced-geometry svg:viewBox="0 0 780 907" draw:type="non-primitive" draw:enhanced-path="M 390 0 L 492 276 780 228 594 457 780 679 492 631 390 907 288 631 0 679 186 457 0 228 288 276 390 0 Z N"/>
        </draw:custom-shape>
        <draw:custom-shape draw:style-name="gr113" draw:text-style-name="P5" draw:layer="layout" svg:width="0.914cm" svg:height="0.986cm" svg:x="4.51cm" svg:y="6.256cm">
          <text:p/>
          <draw:enhanced-geometry svg:viewBox="0 0 780 907" draw:type="non-primitive" draw:enhanced-path="M 390 0 L 492 276 780 228 594 457 780 679 492 631 390 907 288 631 0 679 186 457 0 228 288 276 390 0 Z N"/>
        </draw:custom-shape>
        <draw:custom-shape draw:style-name="gr113" draw:text-style-name="P5" draw:layer="layout" svg:width="0.914cm" svg:height="0.986cm" svg:x="6.011cm" svg:y="5.757cm">
          <text:p/>
          <draw:enhanced-geometry svg:viewBox="0 0 780 907" draw:type="non-primitive" draw:enhanced-path="M 390 0 L 492 276 780 228 594 457 780 679 492 631 390 907 288 631 0 679 186 457 0 228 288 276 390 0 Z N"/>
        </draw:custom-shape>
        <draw:custom-shape draw:style-name="gr114" draw:text-style-name="P5" draw:layer="layout" svg:width="0.409cm" svg:height="0.433cm" svg:x="4.772cm" svg:y="5.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7" draw:layer="layout" svg:width="0.409cm" svg:height="0.433cm" svg:x="3.172cm" svg:y="6.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235cm" svg:height="0.286cm" svg:x="6.672cm" svg:y="5.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235cm" svg:height="0.286cm" svg:x="5.672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235cm" svg:height="0.286cm" svg:x="3.972cm" svg:y="6.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16cm" svg:height="0.204cm" svg:x="6.172cm" svg:y="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16cm" svg:height="0.204cm" svg:x="6.773cm" svg:y="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16cm" svg:height="0.204cm" svg:x="2.774cm" svg:y="6.48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2cm" svg:x="0.004cm" svg:y="0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預設">
        <draw:g>
          <draw:custom-shape draw:style-name="gr99" draw:layer="layout" svg:width="8cm" svg:height="8cm" svg:x="1.1cm" svg:y="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2" draw:layer="layout" svg:width="1.888cm" svg:height="2.02cm" svg:x="4.058cm" svg:y="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2" draw:layer="layout" svg:width="1.941cm" svg:height="1.9cm" svg:x="4.06cm" svg:y="5.609cm" svg:viewBox="0 0 1942 1901" svg:d="M944 149c165 0 328-47 472-135 7-5 14-9 21-14 7 5 13 11 19 16 148 130 271 316 356 540 85 223 130 478 130 736 0 211-30 418-87 609h-1768c-57-191-87-398-87-609 0-258 45-513 130-736 85-222 206-407 352-536 141 85 300 129 462 129z">
          <text:p/>
        </draw:path>
        <presentation:notes draw:style-name="dp2">
          <draw:page-thumbnail draw:style-name="gr4" draw:layer="layout" svg:width="0.001cm" svg:height="0.002cm" svg:x="0.004cm" svg:y="0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預設">
        <draw:g>
          <draw:custom-shape draw:style-name="gr99" draw:layer="layout" svg:width="8cm" svg:height="8cm" svg:x="1.3cm" svg:y="0.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layer="layout" svg:width="5.3cm" svg:height="5.3cm" svg:x="2.65cm" svg:y="2.3cm">
            <text:p/>
            <draw:enhanced-geometry svg:viewBox="0 0 21600 21600" draw:mirror-horizontal="false" draw:mirror-vertical="false" draw:type="rectangle" draw:enhanced-path="M 0 0 L 21600 0 21600 21600 0 21600 0 0 Z N"/>
          </draw:custom-shape>
        </draw:g>
        <draw:custom-shape draw:style-name="gr119" draw:text-style-name="P2" draw:layer="layout" svg:width="5.351cm" svg:height="5.409cm" svg:x="2.611cm" svg:y="2.237cm">
          <text:p/>
          <draw:enhanced-geometry svg:viewBox="0 0 21600 21600" draw:type="rectangle" draw:enhanced-path="M 0 0 L 21600 0 21600 21600 0 21600 0 0 Z N"/>
        </draw:custom-shape>
        <draw:path draw:style-name="gr120" draw:text-style-name="P26" draw:layer="layout" svg:width="2.835cm" svg:height="1.582cm" svg:x="5.198cm" svg:y="3.795cm" svg:viewBox="0 0 2836 1583" svg:d="M984 905c311-77-28-282-146-165-140 138-266-48-437 44-88 47-543 268-357 33 138-174 32-196 0-286-49-137 181-66 371-66 186 0 88-277 225-318s265 92 410 11c142-80 321-19 476-88 127-56 281-53 423-66 160-15 314 15 476 0 149-13 412 7 411 143-1 132-510 164-344 263 170 103 248 146 238 264-10 115 101 180 53 340-52 170-155 219-265 319-111 101 87 436-106 110-61-104-369-360-330-77 19 138-262 245-265 44-2-133-135-251-291-275-402-60 209 12-66 176-198 118-287-63-357-143l-93-110-119-109z">
          <text:p/>
        </draw:path>
        <draw:path draw:style-name="gr120" draw:text-style-name="P26" draw:layer="layout" svg:width="1.849cm" svg:height="2.508cm" svg:x="4.779cm" svg:y="4.65cm" svg:viewBox="0 0 1850 2509" svg:d="M995 2509c-159-99-333-228-352-476-15-211 23-384 32-582 11-210-128-420-351-370-217 48-383-272-304-494 67-186 5-432 240-529 199-83 427-86 607 53 159 122 401 4 512 247 78 171 148 294 400 387 165 61 13 501-160 529-463 77 79 224-64 424-133 186-309 337-416 547l-96 176 16 88z">
          <text:p/>
        </draw:path>
        <draw:path draw:style-name="gr120" draw:text-style-name="P26" draw:layer="layout" svg:width="2.502cm" svg:height="3.544cm" svg:x="2.764cm" svg:y="3.408cm" svg:viewBox="0 0 2503 3545" svg:d="M376 597c12-261-327 23-368-86-65-170 283-186 449-268 376-186-52 221 368 109 225-60 242-248 477-256 166-6 329-165 517-61 144 80 348 97 504 36 381-148 47 188 0 245-110 131-267 208-395 317-289 246-68-107-177-183-168-116-341 78-204 232 67 76 246 391-28 293-336-120-142 233-436 171-290-61-35 403-299 220-209-144-325 220-136 220 246 0 126 275 340 244 184-26 304 55 422 146 153 118 421 185 382 379-36 173 144 244-109 403-142 89-199 223-273 367-76 148 140 321 14 403-138 88-180-189-204-318-29-149-141-277-163-427-19-126 108-246-123-355-146-68-261-229-232-390 21-116 156-273-81-354-131-45-232-92-300-269-59-153-128-254-204-379-72-116-64-290 82-366l122-61z">
          <text:p/>
        </draw:path>
        <presentation:notes draw:style-name="dp2">
          <draw:page-thumbnail draw:style-name="gr4" draw:layer="layout" svg:width="0.001cm" svg:height="0.002cm" svg:x="0.004cm" svg:y="0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預設">
        <draw:g>
          <draw:custom-shape draw:style-name="gr99" draw:layer="layout" svg:width="8cm" svg:height="8cm" svg:x="0.9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1" draw:text-style-name="P8" draw:layer="layout" svg:width="5.08cm" svg:height="5.091cm" svg:x="2.378cm" svg:y="2.491cm">
          <text:p/>
          <draw:enhanced-geometry svg:viewBox="0 0 21600 21600" draw:mirror-horizontal="false" draw:mirror-vertical="false" draw:type="rectangle" draw:enhanced-path="M 0 0 L 21600 0 21600 21600 0 21600 0 0 Z N"/>
        </draw:custom-shape>
        <draw:custom-shape draw:style-name="gr122" draw:text-style-name="P8" draw:layer="layout" svg:width="1.505cm" svg:height="1.599cm" svg:x="5.965cm" svg:y="2.53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23" draw:text-style-name="P28" draw:layer="layout" svg:width="1.992cm" svg:height="2.108cm" draw:transform="rotate (-3.14159265358979) translate (7.722cm 4.24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124" draw:text-style-name="P29" draw:layer="layout" svg:width="4.697cm" svg:height="4.721cm" svg:x="2.435cm" svg:y="3.679cm">
          <draw:text-box>
            <text:p text:style-name="P12"><text:span text:style-name="T4">{CATAG1: <text:s/></text:span></text:p>
            <text:p text:style-name="P12"><text:span text:style-name="T4"><text:s text:c="2"/></text:span><text:span text:style-name="T4">{ITEM1:</text:span></text:p>
            <text:p text:style-name="P12"><text:span text:style-name="T4"><text:s text:c="3"/></text:span><text:span text:style-name="T4">}</text:span></text:p>
            <text:p text:style-name="P12"><text:span text:style-name="T4"><text:s text:c="2"/></text:span><text:span text:style-name="T4">{ITEM2:</text:span></text:p>
            <text:p text:style-name="P12"><text:span text:style-name="T4"><text:s text:c="2"/></text:span><text:span text:style-name="T4">}</text:span></text:p>
            <text:p text:style-name="P12"><text:span text:style-name="T4">}</text:span></text:p>
          </draw:text-box>
        </draw:frame>
        <presentation:notes draw:style-name="dp2">
          <draw:page-thumbnail draw:style-name="gr4" draw:layer="layout" svg:width="0.001cm" svg:height="0.002cm" svg:x="0.004cm" svg:y="0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預設">
        <draw:g>
          <draw:custom-shape draw:style-name="gr99"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5" draw:text-style-name="P5" draw:layer="layout" svg:width="1.455cm" svg:height="1.79cm" svg:x="4.26cm" svg:y="4.027cm">
          <text:p/>
          <draw:enhanced-geometry svg:viewBox="0 0 21600 21600" draw:mirror-horizontal="false" draw:mirror-vertical="false" draw:type="rectangle" draw:enhanced-path="M 0 0 L 21600 0 21600 21600 0 21600 0 0 Z N"/>
        </draw:custom-shape>
        <draw:custom-shape draw:style-name="gr126" draw:text-style-name="P26" draw:layer="layout" svg:width="0.941cm" svg:height="0.955cm" svg:x="4.494cm" svg:y="4.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5" draw:layer="layout" svg:width="2.331cm" svg:height="0.824cm" svg:x="3.794cm" svg:y="5.987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622cm" svg:height="0.821cm" svg:x="4.654cm" svg:y="3.078cm">
          <text:p/>
          <draw:enhanced-geometry svg:viewBox="0 0 21600 21600" draw:mirror-horizontal="false" draw:mirror-vertical="false" draw:type="rectangle" draw:enhanced-path="M 0 0 L 21600 0 21600 21600 0 21600 0 0 Z N"/>
        </draw:custom-shape>
        <draw:custom-shape draw:style-name="gr129" draw:text-style-name="P5" draw:layer="layout" svg:width="1.507cm" svg:height="1.79cm" svg:x="6.139cm" svg:y="4.027cm">
          <text:p/>
          <draw:enhanced-geometry svg:viewBox="0 0 21600 21600" draw:mirror-horizontal="false" draw:mirror-vertical="false" draw:type="rectangle" draw:enhanced-path="M 0 0 L 21600 0 21600 21600 0 21600 0 0 Z N"/>
        </draw:custom-shape>
        <draw:line draw:style-name="gr130" draw:text-style-name="P8" draw:layer="layout" svg:x1="6.139cm" svg:y1="5.222cm" svg:x2="7.644cm" svg:y2="5.222cm">
          <text:p/>
        </draw:line>
        <draw:line draw:style-name="gr130" draw:text-style-name="P8" draw:layer="layout" svg:x1="6.139cm" svg:y1="4.625cm" svg:x2="7.644cm" svg:y2="4.625cm">
          <text:p/>
        </draw:line>
        <draw:custom-shape draw:style-name="gr129" draw:text-style-name="P5" draw:layer="layout" svg:width="1.507cm" svg:height="1.79cm" svg:x="2.374cm" svg:y="4.027cm">
          <text:p/>
          <draw:enhanced-geometry svg:viewBox="0 0 21600 21600" draw:mirror-horizontal="false" draw:mirror-vertical="false" draw:type="rectangle" draw:enhanced-path="M 0 0 L 21600 0 21600 21600 0 21600 0 0 Z N"/>
        </draw:custom-shape>
        <draw:line draw:style-name="gr130" draw:text-style-name="P8" draw:layer="layout" svg:x1="2.374cm" svg:y1="5.222cm" svg:x2="3.879cm" svg:y2="5.222cm">
          <text:p/>
        </draw:line>
        <draw:line draw:style-name="gr130" draw:text-style-name="P8" draw:layer="layout" svg:x1="2.374cm" svg:y1="4.625cm" svg:x2="3.879cm" svg:y2="4.625cm">
          <text:p/>
        </draw:line>
        <presentation:notes draw:style-name="dp2">
          <draw:page-thumbnail draw:style-name="gr4" draw:layer="layout" svg:width="0.001cm" svg:height="0.002cm" svg:x="0.004cm" svg:y="0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預設">
        <draw:g>
          <draw:custom-shape draw:style-name="gr99"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1" draw:text-style-name="P5" draw:layer="layout" svg:width="0.969cm" svg:height="1.191cm" draw:transform="skewX (-0.000872664625997117) rotate (-0.700749694675723) translate (5.8cm 3.176cm)">
            <text:p/>
            <draw:enhanced-geometry svg:viewBox="0 0 21600 21600" draw:mirror-horizontal="false" draw:mirror-vertical="false" draw:type="rectangle" draw:enhanced-path="M 0 0 L 21600 0 21600 21600 0 21600 0 0 Z N"/>
          </draw:custom-shape>
          <draw:custom-shape draw:style-name="gr132" draw:text-style-name="P26" draw:layer="layout" svg:width="0.627cm" svg:height="0.635cm" draw:transform="rotate (-0.699702497124526) translate (5.755cm 3.4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5" draw:layer="layout" svg:width="1.552cm" svg:height="0.549cm" draw:transform="rotate (-0.700051562974926) translate (4.723cm 3.974cm)">
            <text:p/>
            <draw:enhanced-geometry svg:viewBox="0 0 21600 21600" draw:mirror-horizontal="false" draw:mirror-vertical="false" draw:type="rectangle" draw:enhanced-path="M 0 0 L 21600 0 21600 21600 0 21600 0 0 Z N"/>
          </draw:custom-shape>
          <draw:custom-shape draw:style-name="gr134" draw:text-style-name="P5" draw:layer="layout" svg:width="0.414cm" svg:height="0.546cm" draw:transform="skewX (0.00174532925199429) rotate (-0.698131700797732) translate (6.408cm 2.863cm)">
            <text:p/>
            <draw:enhanced-geometry svg:viewBox="0 0 21600 21600" draw:mirror-horizontal="false" draw:mirror-vertical="false" draw:type="rectangle" draw:enhanced-path="M 0 0 L 21600 0 21600 21600 0 21600 0 0 Z N"/>
          </draw:custom-shape>
          <draw:g>
            <draw:custom-shape draw:style-name="gr135" draw:text-style-name="P5" draw:layer="layout" svg:width="1.003cm" svg:height="1.192cm" draw:transform="skewX (-0.00174532925199428) rotate (-0.700749694675723) translate (6.757cm 3.982cm)">
              <text:p/>
              <draw:enhanced-geometry svg:viewBox="0 0 21600 21600" draw:mirror-horizontal="false" draw:mirror-vertical="false" draw:type="rectangle" draw:enhanced-path="M 0 0 L 21600 0 21600 21600 0 21600 0 0 Z N"/>
            </draw:custom-shape>
            <draw:line draw:style-name="gr130" draw:text-style-name="P8" draw:layer="layout" svg:x1="6.245cm" svg:y1="4.591cm" svg:x2="7.011cm" svg:y2="5.237cm">
              <text:p/>
            </draw:line>
            <draw:line draw:style-name="gr130" draw:text-style-name="P8" draw:layer="layout" svg:x1="6.501cm" svg:y1="4.287cm" svg:x2="7.267cm" svg:y2="4.933cm">
              <text:p/>
            </draw:line>
          </draw:g>
          <draw:g>
            <draw:custom-shape draw:style-name="gr135" draw:text-style-name="P5" draw:layer="layout" svg:width="1.003cm" svg:height="1.192cm" draw:transform="skewX (-0.00174532925199438) rotate (-0.701447826376521) translate (4.841cm 2.367cm)">
              <text:p/>
              <draw:enhanced-geometry svg:viewBox="0 0 21600 21600" draw:mirror-horizontal="false" draw:mirror-vertical="false" draw:type="rectangle" draw:enhanced-path="M 0 0 L 21600 0 21600 21600 0 21600 0 0 Z N"/>
            </draw:custom-shape>
            <draw:line draw:style-name="gr130" draw:text-style-name="P8" draw:layer="layout" svg:x1="4.328cm" svg:y1="2.976cm" svg:x2="5.094cm" svg:y2="3.622cm">
              <text:p/>
            </draw:line>
            <draw:line draw:style-name="gr130" draw:text-style-name="P8" draw:layer="layout" svg:x1="4.584cm" svg:y1="2.672cm" svg:x2="5.35cm" svg:y2="3.318cm">
              <text:p/>
            </draw:line>
          </draw:g>
        </draw:g>
        <draw:path draw:style-name="gr136" draw:text-style-name="P2" draw:layer="layout" svg:width="5.306cm" svg:height="0.921cm" svg:x="2.239cm" svg:y="6.681cm" svg:viewBox="0 0 5307 922" svg:d="M5307 922h-5307v-581c204-61 427-115 665-161 614-118 1309-180 2017-180 709 0 1404 62 2018 180 216 42 419 90 607 144z">
          <text:p/>
        </draw:path>
        <presentation:notes draw:style-name="dp2">
          <draw:page-thumbnail draw:style-name="gr4" draw:layer="layout" svg:width="0.001cm" svg:height="0.002cm" svg:x="0.004cm" svg:y="0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預設">
        <draw:custom-shape draw:style-name="gr99" draw:layer="layout" svg:width="8cm" svg:height="8cm" svg:x="1cm" svg:y="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8" draw:layer="layout" svg:width="5.3cm" svg:height="5.3cm" svg:x="2.35cm" svg:y="2.45cm">
          <text:p/>
          <draw:enhanced-geometry svg:viewBox="0 0 21600 21600" draw:mirror-horizontal="false" draw:mirror-vertical="false" draw:type="rectangle" draw:enhanced-path="M 0 0 L 21600 0 21600 21600 0 21600 0 0 Z N"/>
        </draw:custom-shape>
        <draw:g>
          <draw:custom-shape draw:style-name="gr138" draw:text-style-name="P5" draw:layer="layout" svg:width="1.411cm" svg:height="2.693cm" svg:x="4.272cm" svg:y="5.0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9" draw:text-style-name="P26" draw:layer="layout" svg:width="0.935cm" svg:height="1.856cm" svg:x="4.502cm" svg:y="5.8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0" draw:text-style-name="P5" draw:layer="layout" svg:width="0.948cm" svg:height="0.338cm" svg:x="5.889cm" svg:y="4.7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1" draw:text-style-name="P5" draw:layer="layout" svg:width="1.838cm" svg:height="0.28cm" svg:x="4.022cm" svg:y="4.788cm">
          <text:p/>
          <draw:enhanced-geometry svg:viewBox="0 0 21600 21600" draw:type="rectangle" draw:enhanced-path="M 0 0 L 21600 0 21600 21600 0 21600 0 0 Z N"/>
        </draw:custom-shape>
        <draw:custom-shape draw:style-name="gr142" draw:text-style-name="P5" draw:layer="layout" svg:width="1.455cm" svg:height="1.775cm" svg:x="4.192cm" svg:y="2.663cm">
          <text:p/>
          <draw:enhanced-geometry svg:viewBox="0 0 21600 21600" draw:mirror-horizontal="false" draw:mirror-vertical="false" draw:type="rectangle" draw:enhanced-path="M 0 0 L 21600 0 21600 21600 0 21600 0 0 Z N"/>
        </draw:custom-shape>
        <draw:custom-shape draw:style-name="gr143" draw:text-style-name="P26" draw:layer="layout" svg:width="0.941cm" svg:height="0.947cm" svg:x="4.453cm" svg:y="2.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2" draw:layer="layout" svg:width="1.311cm" svg:height="1.062cm" svg:x="4.276cm" svg:y="2.454cm" svg:viewBox="0 0 1312 1063" draw:points="1180,131 113,131 113,1063 0,1063 0,0 1312,0 1312,1063 1180,1063">
          <text:p/>
        </draw:polygon>
        <draw:custom-shape draw:style-name="gr145" draw:text-style-name="P5" draw:layer="layout" svg:width="1.28cm" svg:height="0.241cm" svg:x="4.287cm" svg:y="4.496cm">
          <text:p/>
          <draw:enhanced-geometry svg:viewBox="0 0 21600 21600" draw:type="rectangle" draw:enhanced-path="M 0 0 L 21600 0 21600 21600 0 21600 0 0 Z N"/>
        </draw:custom-shape>
        <presentation:notes draw:style-name="dp2">
          <draw:page-thumbnail draw:style-name="gr4" draw:layer="layout" svg:width="0.001cm" svg:height="0.002cm" svg:x="0.004cm" svg:y="0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預設">
        <draw:custom-shape draw:style-name="gr99" draw:layer="layout" svg:width="8cm" svg:height="8cm" svg:x="1.1cm" svg:y="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8" draw:layer="layout" svg:width="5.3cm" svg:height="5.3cm" svg:x="2.45cm" svg:y="2.05cm">
          <text:p/>
          <draw:enhanced-geometry svg:viewBox="0 0 21600 21600" draw:mirror-horizontal="false" draw:mirror-vertical="false" draw:type="rectangle" draw:enhanced-path="M 0 0 L 21600 0 21600 21600 0 21600 0 0 Z N"/>
        </draw:custom-shape>
        <draw:custom-shape draw:style-name="gr146" draw:text-style-name="P2" draw:layer="layout" svg:width="5.309cm" svg:height="4.045cm" svg:x="2.462cm" svg:y="3.334cm">
          <text:p/>
          <draw:enhanced-geometry svg:viewBox="0 0 21600 21600" draw:type="rectangle" draw:enhanced-path="M 0 0 L 21600 0 21600 21600 0 21600 0 0 Z N"/>
        </draw:custom-shape>
        <draw:custom-shape draw:style-name="gr147" draw:text-style-name="P26" draw:layer="layout" svg:width="0.324cm" svg:height="0.478cm" svg:x="2.755cm" svg:y="3.171cm">
          <text:p/>
          <draw:enhanced-geometry svg:viewBox="0 0 21600 21600" draw:type="rectangle" draw:enhanced-path="M 0 0 L 21600 0 21600 21600 0 21600 0 0 Z N"/>
        </draw:custom-shape>
        <draw:custom-shape draw:style-name="gr147" draw:text-style-name="P26" draw:layer="layout" svg:width="0.324cm" svg:height="0.478cm" svg:x="6.955cm" svg:y="3.171cm">
          <text:p/>
          <draw:enhanced-geometry svg:viewBox="0 0 21600 21600" draw:type="rectangle" draw:enhanced-path="M 0 0 L 21600 0 21600 21600 0 21600 0 0 Z N"/>
        </draw:custom-shape>
        <draw:custom-shape draw:style-name="gr148" draw:text-style-name="P2" draw:layer="layout" svg:width="0.211cm" svg:height="0.818cm" svg:x="2.812cm" svg:y="2.775cm">
          <text:p/>
          <draw:enhanced-geometry svg:viewBox="0 0 21600 21600" draw:type="rectangle" draw:enhanced-path="M 0 0 L 21600 0 21600 21600 0 21600 0 0 Z N"/>
        </draw:custom-shape>
        <draw:custom-shape draw:style-name="gr148" draw:text-style-name="P2" draw:layer="layout" svg:width="0.211cm" svg:height="0.818cm" svg:x="7.012cm" svg:y="2.775cm">
          <text:p/>
          <draw:enhanced-geometry svg:viewBox="0 0 21600 21600" draw:type="rectangle" draw:enhanced-path="M 0 0 L 21600 0 21600 21600 0 21600 0 0 Z N"/>
        </draw:custom-shape>
        <draw:path draw:style-name="gr149" draw:text-style-name="P8" draw:layer="layout" svg:width="0.525cm" svg:height="3.787cm" draw:transform="rotate (-1.5707963267949) translate (6.919cm 3.677cm)" svg:viewBox="0 0 526 3788" svg:d="M6 3788c1173 0-6-3788-6-3788">
          <text:p/>
        </draw:path>
        <draw:path draw:style-name="gr149" draw:text-style-name="P8" draw:layer="layout" svg:width="0.955cm" svg:height="3.793cm" draw:transform="rotate (-1.5707963267949) translate (6.919cm 3.689cm)" svg:viewBox="0 0 956 3794" svg:d="M11 3794c2132 0-11-3794-11-3794">
          <text:p/>
        </draw:path>
        <draw:path draw:style-name="gr149" draw:text-style-name="P8" draw:layer="layout" svg:width="1.382cm" svg:height="3.793cm" draw:transform="rotate (-1.5707963267949) translate (6.919cm 3.689cm)" svg:viewBox="0 0 1383 3794" svg:d="M16 3794c3084 0-16-3794-16-3794">
          <text:p/>
        </draw:path>
        <draw:path draw:style-name="gr149" draw:text-style-name="P8" draw:layer="layout" svg:width="2.079cm" svg:height="3.793cm" draw:transform="rotate (-1.5707963267949) translate (6.919cm 3.689cm)" svg:viewBox="0 0 2080 3794" svg:d="M24 3794c4639 0-24-3794-24-3794">
          <text:p/>
        </draw:path>
        <draw:custom-shape draw:style-name="gr150" draw:text-style-name="P2" draw:layer="layout" svg:width="0.536cm" svg:height="0.828cm" svg:x="3.422cm" svg:y="2.443cm">
          <text:p/>
          <draw:enhanced-geometry svg:viewBox="0 0 21600 21600" draw:type="rectangle" draw:enhanced-path="M 0 0 L 21600 0 21600 21600 0 21600 0 0 Z N"/>
        </draw:custom-shape>
        <presentation:notes draw:style-name="dp2">
          <draw:page-thumbnail draw:style-name="gr4" draw:layer="layout" svg:width="0.001cm" svg:height="0.002cm" svg:x="0.004cm" svg:y="0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預設">
        <draw:custom-shape draw:style-name="gr99" draw:layer="layout" svg:width="8cm" svg:height="8cm" svg:x="0.889cm" svg:y="1.0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layer="layout" svg:width="5.3cm" svg:height="5.3cm" svg:x="2.239cm" svg:y="2.404cm">
          <text:p/>
          <draw:enhanced-geometry svg:viewBox="0 0 21600 21600" draw:mirror-horizontal="false" draw:mirror-vertical="false" draw:type="rectangle" draw:enhanced-path="M 0 0 L 21600 0 21600 21600 0 21600 0 0 Z N"/>
        </draw:custom-shape>
        <draw:g>
          <draw:polygon draw:style-name="gr152" draw:text-style-name="P5" draw:layer="layout" svg:width="0.72cm" svg:height="3.987cm" svg:x="4.077cm" svg:y="3.685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53" draw:text-style-name="P5" draw:layer="layout" svg:width="3.215cm" svg:height="1.918cm" svg:x="4.339cm" svg:y="2.581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53" draw:text-style-name="P5" draw:layer="layout" svg:width="2.16cm" svg:height="1.69cm" svg:x="2.263cm" svg:y="2.618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presentation:notes draw:style-name="dp2">
          <draw:page-thumbnail draw:style-name="gr4" draw:layer="layout" svg:width="0.001cm" svg:height="0.002cm" svg:x="0.004cm" svg:y="0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預設">
        <draw:g>
          <draw:custom-shape draw:style-name="gr99" draw:layer="layout" svg:width="8cm" svg:height="8cm" svg:x="1.1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4" draw:text-style-name="P2" draw:layer="layout" svg:width="5.322cm" svg:height="5.322cm" svg:x="2.452cm" svg:y="2.38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5" draw:text-style-name="P26" draw:layer="layout" svg:width="0.077cm" svg:height="1.596cm" svg:x="3cm" svg:y="2.567cm">
            <text:p/>
            <draw:enhanced-geometry svg:viewBox="0 0 21600 21600" draw:type="rectangle" draw:enhanced-path="M 0 0 L 21600 0 21600 21600 0 21600 0 0 Z N"/>
          </draw:custom-shape>
          <draw:custom-shape draw:style-name="gr155" draw:text-style-name="P26" draw:layer="layout" svg:width="0.076cm" svg:height="1.596cm" svg:x="3.221cm" svg:y="2.567cm">
            <text:p/>
            <draw:enhanced-geometry svg:viewBox="0 0 21600 21600" draw:type="rectangle" draw:enhanced-path="M 0 0 L 21600 0 21600 21600 0 21600 0 0 Z N"/>
          </draw:custom-shape>
          <draw:custom-shape draw:style-name="gr155" draw:text-style-name="P26" draw:layer="layout" svg:width="0.077cm" svg:height="1.596cm" svg:x="3.44cm" svg:y="2.567cm">
            <text:p/>
            <draw:enhanced-geometry svg:viewBox="0 0 21600 21600" draw:type="rectangle" draw:enhanced-path="M 0 0 L 21600 0 21600 21600 0 21600 0 0 Z N"/>
          </draw:custom-shape>
          <draw:custom-shape draw:style-name="gr155" draw:text-style-name="P26" draw:layer="layout" svg:width="0.077cm" svg:height="1.596cm" svg:x="3.659cm" svg:y="2.567cm">
            <text:p/>
            <draw:enhanced-geometry svg:viewBox="0 0 21600 21600" draw:type="rectangle" draw:enhanced-path="M 0 0 L 21600 0 21600 21600 0 21600 0 0 Z N"/>
          </draw:custom-shape>
          <draw:custom-shape draw:style-name="gr155" draw:text-style-name="P26" draw:layer="layout" svg:width="0.074cm" svg:height="1.596cm" svg:x="3.879cm" svg:y="2.567cm">
            <text:p/>
            <draw:enhanced-geometry svg:viewBox="0 0 21600 21600" draw:type="rectangle" draw:enhanced-path="M 0 0 L 21600 0 21600 21600 0 21600 0 0 Z N"/>
          </draw:custom-shape>
          <draw:custom-shape draw:style-name="gr156" draw:text-style-name="P26" draw:layer="layout" svg:width="0.08cm" svg:height="1.594cm" draw:transform="rotate (-1.5707963267949) translate (4.274cm 2.886cm)">
            <text:p/>
            <draw:enhanced-geometry svg:viewBox="0 0 21600 21600" draw:type="rectangle" draw:enhanced-path="M 0 0 L 21600 0 21600 21600 0 21600 0 0 Z N"/>
          </draw:custom-shape>
          <draw:custom-shape draw:style-name="gr156" draw:text-style-name="P26" draw:layer="layout" svg:width="0.071cm" svg:height="1.594cm" draw:transform="rotate (-1.5707963267949) translate (4.274cm 3.11cm)">
            <text:p/>
            <draw:enhanced-geometry svg:viewBox="0 0 21600 21600" draw:type="rectangle" draw:enhanced-path="M 0 0 L 21600 0 21600 21600 0 21600 0 0 Z N"/>
          </draw:custom-shape>
          <draw:custom-shape draw:style-name="gr156" draw:text-style-name="P26" draw:layer="layout" svg:width="0.079cm" svg:height="1.594cm" draw:transform="rotate (-1.5707963267949) translate (4.274cm 3.326cm)">
            <text:p/>
            <draw:enhanced-geometry svg:viewBox="0 0 21600 21600" draw:type="rectangle" draw:enhanced-path="M 0 0 L 21600 0 21600 21600 0 21600 0 0 Z N"/>
          </draw:custom-shape>
          <draw:custom-shape draw:style-name="gr156" draw:text-style-name="P26" draw:layer="layout" svg:width="0.074cm" svg:height="1.594cm" draw:transform="rotate (-1.5707963267949) translate (4.274cm 3.547cm)">
            <text:p/>
            <draw:enhanced-geometry svg:viewBox="0 0 21600 21600" draw:type="rectangle" draw:enhanced-path="M 0 0 L 21600 0 21600 21600 0 21600 0 0 Z N"/>
          </draw:custom-shape>
          <draw:custom-shape draw:style-name="gr156" draw:text-style-name="P26" draw:layer="layout" svg:width="0.073cm" svg:height="1.594cm" draw:transform="rotate (-1.5707963267949) translate (4.274cm 3.766cm)">
            <text:p/>
            <draw:enhanced-geometry svg:viewBox="0 0 21600 21600" draw:type="rectangle" draw:enhanced-path="M 0 0 L 21600 0 21600 21600 0 21600 0 0 Z N"/>
          </draw:custom-shape>
          <draw:custom-shape draw:style-name="gr157" draw:text-style-name="P26" draw:layer="layout" svg:width="1.176cm" svg:height="1.163cm" svg:x="2.884cm" svg:y="2.792cm">
            <text:p/>
            <draw:enhanced-geometry svg:viewBox="0 0 21600 21600" draw:type="rectangle" draw:enhanced-path="M 0 0 L 21600 0 21600 21600 0 21600 0 0 Z N"/>
          </draw:custom-shape>
        </draw:g>
        <draw:g>
          <draw:custom-shape draw:style-name="gr155" draw:text-style-name="P26" draw:layer="layout" svg:width="0.077cm" svg:height="1.596cm" svg:x="3.004cm" svg:y="2.567cm">
            <text:p/>
            <draw:enhanced-geometry svg:viewBox="0 0 21600 21600" draw:type="rectangle" draw:enhanced-path="M 0 0 L 21600 0 21600 21600 0 21600 0 0 Z N"/>
          </draw:custom-shape>
          <draw:custom-shape draw:style-name="gr155" draw:text-style-name="P26" draw:layer="layout" svg:width="0.074cm" svg:height="1.596cm" svg:x="3.225cm" svg:y="2.567cm">
            <text:p/>
            <draw:enhanced-geometry svg:viewBox="0 0 21600 21600" draw:type="rectangle" draw:enhanced-path="M 0 0 L 21600 0 21600 21600 0 21600 0 0 Z N"/>
          </draw:custom-shape>
          <draw:custom-shape draw:style-name="gr155" draw:text-style-name="P26" draw:layer="layout" svg:width="0.079cm" svg:height="1.596cm" svg:x="3.442cm" svg:y="2.567cm">
            <text:p/>
            <draw:enhanced-geometry svg:viewBox="0 0 21600 21600" draw:type="rectangle" draw:enhanced-path="M 0 0 L 21600 0 21600 21600 0 21600 0 0 Z N"/>
          </draw:custom-shape>
          <draw:custom-shape draw:style-name="gr155" draw:text-style-name="P26" draw:layer="layout" svg:width="0.077cm" svg:height="1.596cm" svg:x="3.661cm" svg:y="2.567cm">
            <text:p/>
            <draw:enhanced-geometry svg:viewBox="0 0 21600 21600" draw:type="rectangle" draw:enhanced-path="M 0 0 L 21600 0 21600 21600 0 21600 0 0 Z N"/>
          </draw:custom-shape>
          <draw:custom-shape draw:style-name="gr155" draw:text-style-name="P26" draw:layer="layout" svg:width="0.074cm" svg:height="1.596cm" svg:x="3.881cm" svg:y="2.567cm">
            <text:p/>
            <draw:enhanced-geometry svg:viewBox="0 0 21600 21600" draw:type="rectangle" draw:enhanced-path="M 0 0 L 21600 0 21600 21600 0 21600 0 0 Z N"/>
          </draw:custom-shape>
          <draw:custom-shape draw:style-name="gr156" draw:text-style-name="P26" draw:layer="layout" svg:width="0.08cm" svg:height="1.594cm" draw:transform="rotate (-1.5707963267949) translate (4.276cm 2.886cm)">
            <text:p/>
            <draw:enhanced-geometry svg:viewBox="0 0 21600 21600" draw:type="rectangle" draw:enhanced-path="M 0 0 L 21600 0 21600 21600 0 21600 0 0 Z N"/>
          </draw:custom-shape>
          <draw:custom-shape draw:style-name="gr156" draw:text-style-name="P26" draw:layer="layout" svg:width="0.071cm" svg:height="1.594cm" draw:transform="rotate (-1.5707963267949) translate (4.276cm 3.11cm)">
            <text:p/>
            <draw:enhanced-geometry svg:viewBox="0 0 21600 21600" draw:type="rectangle" draw:enhanced-path="M 0 0 L 21600 0 21600 21600 0 21600 0 0 Z N"/>
          </draw:custom-shape>
          <draw:custom-shape draw:style-name="gr156" draw:text-style-name="P26" draw:layer="layout" svg:width="0.079cm" svg:height="1.594cm" draw:transform="rotate (-1.5707963267949) translate (4.276cm 3.326cm)">
            <text:p/>
            <draw:enhanced-geometry svg:viewBox="0 0 21600 21600" draw:type="rectangle" draw:enhanced-path="M 0 0 L 21600 0 21600 21600 0 21600 0 0 Z N"/>
          </draw:custom-shape>
          <draw:custom-shape draw:style-name="gr156" draw:text-style-name="P26" draw:layer="layout" svg:width="0.074cm" svg:height="1.594cm" draw:transform="rotate (-1.5707963267949) translate (4.276cm 3.547cm)">
            <text:p/>
            <draw:enhanced-geometry svg:viewBox="0 0 21600 21600" draw:type="rectangle" draw:enhanced-path="M 0 0 L 21600 0 21600 21600 0 21600 0 0 Z N"/>
          </draw:custom-shape>
          <draw:custom-shape draw:style-name="gr156" draw:text-style-name="P26" draw:layer="layout" svg:width="0.073cm" svg:height="1.594cm" draw:transform="rotate (-1.5707963267949) translate (4.276cm 3.766cm)">
            <text:p/>
            <draw:enhanced-geometry svg:viewBox="0 0 21600 21600" draw:type="rectangle" draw:enhanced-path="M 0 0 L 21600 0 21600 21600 0 21600 0 0 Z N"/>
          </draw:custom-shape>
          <draw:custom-shape draw:style-name="gr158" draw:text-style-name="P26" draw:layer="layout" svg:width="1.175cm" svg:height="1.163cm" svg:x="2.89cm" svg:y="2.792cm">
            <text:p/>
            <draw:enhanced-geometry svg:viewBox="0 0 21600 21600" draw:type="rectangle" draw:enhanced-path="M 0 0 L 21600 0 21600 21600 0 21600 0 0 Z N"/>
          </draw:custom-shape>
        </draw:g>
        <draw:g>
          <draw:custom-shape draw:style-name="gr155" draw:text-style-name="P26" draw:layer="layout" svg:width="0.079cm" svg:height="1.596cm" svg:x="4.61cm" svg:y="2.567cm">
            <text:p/>
            <draw:enhanced-geometry svg:viewBox="0 0 21600 21600" draw:type="rectangle" draw:enhanced-path="M 0 0 L 21600 0 21600 21600 0 21600 0 0 Z N"/>
          </draw:custom-shape>
          <draw:custom-shape draw:style-name="gr155" draw:text-style-name="P26" draw:layer="layout" svg:width="0.074cm" svg:height="1.596cm" svg:x="4.832cm" svg:y="2.567cm">
            <text:p/>
            <draw:enhanced-geometry svg:viewBox="0 0 21600 21600" draw:type="rectangle" draw:enhanced-path="M 0 0 L 21600 0 21600 21600 0 21600 0 0 Z N"/>
          </draw:custom-shape>
          <draw:custom-shape draw:style-name="gr155" draw:text-style-name="P26" draw:layer="layout" svg:width="0.08cm" svg:height="1.596cm" svg:x="5.049cm" svg:y="2.567cm">
            <text:p/>
            <draw:enhanced-geometry svg:viewBox="0 0 21600 21600" draw:type="rectangle" draw:enhanced-path="M 0 0 L 21600 0 21600 21600 0 21600 0 0 Z N"/>
          </draw:custom-shape>
          <draw:custom-shape draw:style-name="gr155" draw:text-style-name="P26" draw:layer="layout" svg:width="0.077cm" svg:height="1.596cm" svg:x="5.268cm" svg:y="2.567cm">
            <text:p/>
            <draw:enhanced-geometry svg:viewBox="0 0 21600 21600" draw:type="rectangle" draw:enhanced-path="M 0 0 L 21600 0 21600 21600 0 21600 0 0 Z N"/>
          </draw:custom-shape>
          <draw:custom-shape draw:style-name="gr155" draw:text-style-name="P26" draw:layer="layout" svg:width="0.074cm" svg:height="1.596cm" svg:x="5.489cm" svg:y="2.567cm">
            <text:p/>
            <draw:enhanced-geometry svg:viewBox="0 0 21600 21600" draw:type="rectangle" draw:enhanced-path="M 0 0 L 21600 0 21600 21600 0 21600 0 0 Z N"/>
          </draw:custom-shape>
          <draw:custom-shape draw:style-name="gr155" draw:text-style-name="P26" draw:layer="layout" svg:width="0.08cm" svg:height="1.596cm" draw:transform="rotate (-1.5707963267949) translate (5.886cm 2.886cm)">
            <text:p/>
            <draw:enhanced-geometry svg:viewBox="0 0 21600 21600" draw:type="rectangle" draw:enhanced-path="M 0 0 L 21600 0 21600 21600 0 21600 0 0 Z N"/>
          </draw:custom-shape>
          <draw:custom-shape draw:style-name="gr155" draw:text-style-name="P26" draw:layer="layout" svg:width="0.071cm" svg:height="1.596cm" draw:transform="rotate (-1.5707963267949) translate (5.886cm 3.11cm)">
            <text:p/>
            <draw:enhanced-geometry svg:viewBox="0 0 21600 21600" draw:type="rectangle" draw:enhanced-path="M 0 0 L 21600 0 21600 21600 0 21600 0 0 Z N"/>
          </draw:custom-shape>
          <draw:custom-shape draw:style-name="gr155" draw:text-style-name="P26" draw:layer="layout" svg:width="0.079cm" svg:height="1.596cm" draw:transform="rotate (-1.5707963267949) translate (5.886cm 3.326cm)">
            <text:p/>
            <draw:enhanced-geometry svg:viewBox="0 0 21600 21600" draw:type="rectangle" draw:enhanced-path="M 0 0 L 21600 0 21600 21600 0 21600 0 0 Z N"/>
          </draw:custom-shape>
          <draw:custom-shape draw:style-name="gr155" draw:text-style-name="P26" draw:layer="layout" svg:width="0.074cm" svg:height="1.596cm" draw:transform="rotate (-1.5707963267949) translate (5.886cm 3.547cm)">
            <text:p/>
            <draw:enhanced-geometry svg:viewBox="0 0 21600 21600" draw:type="rectangle" draw:enhanced-path="M 0 0 L 21600 0 21600 21600 0 21600 0 0 Z N"/>
          </draw:custom-shape>
          <draw:custom-shape draw:style-name="gr155" draw:text-style-name="P26" draw:layer="layout" svg:width="0.073cm" svg:height="1.596cm" draw:transform="rotate (-1.5707963267949) translate (5.886cm 3.766cm)">
            <text:p/>
            <draw:enhanced-geometry svg:viewBox="0 0 21600 21600" draw:type="rectangle" draw:enhanced-path="M 0 0 L 21600 0 21600 21600 0 21600 0 0 Z N"/>
          </draw:custom-shape>
          <draw:custom-shape draw:style-name="gr159" draw:text-style-name="P26" draw:layer="layout" svg:width="1.171cm" svg:height="1.163cm" svg:x="4.496cm" svg:y="2.792cm">
            <text:p/>
            <draw:enhanced-geometry svg:viewBox="0 0 21600 21600" draw:type="rectangle" draw:enhanced-path="M 0 0 L 21600 0 21600 21600 0 21600 0 0 Z N"/>
          </draw:custom-shape>
        </draw:g>
        <draw:g>
          <draw:custom-shape draw:style-name="gr156" draw:text-style-name="P26" draw:layer="layout" svg:width="0.075cm" svg:height="1.594cm" svg:x="4.616cm" svg:y="4.171cm">
            <text:p/>
            <draw:enhanced-geometry svg:viewBox="0 0 21600 21600" draw:type="rectangle" draw:enhanced-path="M 0 0 L 21600 0 21600 21600 0 21600 0 0 Z N"/>
          </draw:custom-shape>
          <draw:custom-shape draw:style-name="gr156" draw:text-style-name="P26" draw:layer="layout" svg:width="0.074cm" svg:height="1.594cm" svg:x="4.834cm" svg:y="4.171cm">
            <text:p/>
            <draw:enhanced-geometry svg:viewBox="0 0 21600 21600" draw:type="rectangle" draw:enhanced-path="M 0 0 L 21600 0 21600 21600 0 21600 0 0 Z N"/>
          </draw:custom-shape>
          <draw:custom-shape draw:style-name="gr156" draw:text-style-name="P26" draw:layer="layout" svg:width="0.08cm" svg:height="1.594cm" svg:x="5.051cm" svg:y="4.171cm">
            <text:p/>
            <draw:enhanced-geometry svg:viewBox="0 0 21600 21600" draw:type="rectangle" draw:enhanced-path="M 0 0 L 21600 0 21600 21600 0 21600 0 0 Z N"/>
          </draw:custom-shape>
          <draw:custom-shape draw:style-name="gr156" draw:text-style-name="P26" draw:layer="layout" svg:width="0.075cm" svg:height="1.594cm" svg:x="5.272cm" svg:y="4.171cm">
            <text:p/>
            <draw:enhanced-geometry svg:viewBox="0 0 21600 21600" draw:type="rectangle" draw:enhanced-path="M 0 0 L 21600 0 21600 21600 0 21600 0 0 Z N"/>
          </draw:custom-shape>
          <draw:custom-shape draw:style-name="gr156" draw:text-style-name="P26" draw:layer="layout" svg:width="0.073cm" svg:height="1.594cm" svg:x="5.494cm" svg:y="4.171cm">
            <text:p/>
            <draw:enhanced-geometry svg:viewBox="0 0 21600 21600" draw:type="rectangle" draw:enhanced-path="M 0 0 L 21600 0 21600 21600 0 21600 0 0 Z N"/>
          </draw:custom-shape>
          <draw:custom-shape draw:style-name="gr160" draw:text-style-name="P26" draw:layer="layout" svg:width="0.076cm" svg:height="1.597cm" draw:transform="rotate (-1.5707963267949) translate (5.889cm 4.492cm)">
            <text:p/>
            <draw:enhanced-geometry svg:viewBox="0 0 21600 21600" draw:type="rectangle" draw:enhanced-path="M 0 0 L 21600 0 21600 21600 0 21600 0 0 Z N"/>
          </draw:custom-shape>
          <draw:custom-shape draw:style-name="gr160" draw:text-style-name="P26" draw:layer="layout" svg:width="0.077cm" svg:height="1.597cm" draw:transform="rotate (-1.5707963267949) translate (5.889cm 4.711cm)">
            <text:p/>
            <draw:enhanced-geometry svg:viewBox="0 0 21600 21600" draw:type="rectangle" draw:enhanced-path="M 0 0 L 21600 0 21600 21600 0 21600 0 0 Z N"/>
          </draw:custom-shape>
          <draw:custom-shape draw:style-name="gr160" draw:text-style-name="P26" draw:layer="layout" svg:width="0.075cm" svg:height="1.597cm" draw:transform="rotate (-1.5707963267949) translate (5.889cm 4.932cm)">
            <text:p/>
            <draw:enhanced-geometry svg:viewBox="0 0 21600 21600" draw:type="rectangle" draw:enhanced-path="M 0 0 L 21600 0 21600 21600 0 21600 0 0 Z N"/>
          </draw:custom-shape>
          <draw:custom-shape draw:style-name="gr160" draw:text-style-name="P26" draw:layer="layout" svg:width="0.078cm" svg:height="1.597cm" draw:transform="rotate (-1.5707963267949) translate (5.889cm 5.148cm)">
            <text:p/>
            <draw:enhanced-geometry svg:viewBox="0 0 21600 21600" draw:type="rectangle" draw:enhanced-path="M 0 0 L 21600 0 21600 21600 0 21600 0 0 Z N"/>
          </draw:custom-shape>
          <draw:custom-shape draw:style-name="gr160" draw:text-style-name="P26" draw:layer="layout" svg:width="0.075cm" svg:height="1.597cm" draw:transform="rotate (-1.5707963267949) translate (5.889cm 5.37cm)">
            <text:p/>
            <draw:enhanced-geometry svg:viewBox="0 0 21600 21600" draw:type="rectangle" draw:enhanced-path="M 0 0 L 21600 0 21600 21600 0 21600 0 0 Z N"/>
          </draw:custom-shape>
          <draw:custom-shape draw:style-name="gr161" draw:text-style-name="P26" draw:layer="layout" svg:width="1.174cm" svg:height="1.166cm" svg:x="4.499cm" svg:y="4.395cm">
            <text:p/>
            <draw:enhanced-geometry svg:viewBox="0 0 21600 21600" draw:type="rectangle" draw:enhanced-path="M 0 0 L 21600 0 21600 21600 0 21600 0 0 Z N"/>
          </draw:custom-shape>
        </draw:g>
        <draw:g>
          <draw:custom-shape draw:style-name="gr156" draw:text-style-name="P26" draw:layer="layout" svg:width="0.077cm" svg:height="1.594cm" svg:x="3.006cm" svg:y="4.171cm">
            <text:p/>
            <draw:enhanced-geometry svg:viewBox="0 0 21600 21600" draw:type="rectangle" draw:enhanced-path="M 0 0 L 21600 0 21600 21600 0 21600 0 0 Z N"/>
          </draw:custom-shape>
          <draw:custom-shape draw:style-name="gr156" draw:text-style-name="P26" draw:layer="layout" svg:width="0.077cm" svg:height="1.594cm" svg:x="3.228cm" svg:y="4.171cm">
            <text:p/>
            <draw:enhanced-geometry svg:viewBox="0 0 21600 21600" draw:type="rectangle" draw:enhanced-path="M 0 0 L 21600 0 21600 21600 0 21600 0 0 Z N"/>
          </draw:custom-shape>
          <draw:custom-shape draw:style-name="gr156" draw:text-style-name="P26" draw:layer="layout" svg:width="0.075cm" svg:height="1.594cm" svg:x="3.448cm" svg:y="4.171cm">
            <text:p/>
            <draw:enhanced-geometry svg:viewBox="0 0 21600 21600" draw:type="rectangle" draw:enhanced-path="M 0 0 L 21600 0 21600 21600 0 21600 0 0 Z N"/>
          </draw:custom-shape>
          <draw:custom-shape draw:style-name="gr156" draw:text-style-name="P26" draw:layer="layout" svg:width="0.074cm" svg:height="1.594cm" svg:x="3.666cm" svg:y="4.171cm">
            <text:p/>
            <draw:enhanced-geometry svg:viewBox="0 0 21600 21600" draw:type="rectangle" draw:enhanced-path="M 0 0 L 21600 0 21600 21600 0 21600 0 0 Z N"/>
          </draw:custom-shape>
          <draw:custom-shape draw:style-name="gr156" draw:text-style-name="P26" draw:layer="layout" svg:width="0.074cm" svg:height="1.594cm" svg:x="3.887cm" svg:y="4.171cm">
            <text:p/>
            <draw:enhanced-geometry svg:viewBox="0 0 21600 21600" draw:type="rectangle" draw:enhanced-path="M 0 0 L 21600 0 21600 21600 0 21600 0 0 Z N"/>
          </draw:custom-shape>
          <draw:custom-shape draw:style-name="gr155" draw:text-style-name="P26" draw:layer="layout" svg:width="0.076cm" svg:height="1.596cm" draw:transform="rotate (-1.5707963267949) translate (4.28cm 4.492cm)">
            <text:p/>
            <draw:enhanced-geometry svg:viewBox="0 0 21600 21600" draw:type="rectangle" draw:enhanced-path="M 0 0 L 21600 0 21600 21600 0 21600 0 0 Z N"/>
          </draw:custom-shape>
          <draw:custom-shape draw:style-name="gr155" draw:text-style-name="P26" draw:layer="layout" svg:width="0.077cm" svg:height="1.596cm" draw:transform="rotate (-1.5707963267949) translate (4.28cm 4.711cm)">
            <text:p/>
            <draw:enhanced-geometry svg:viewBox="0 0 21600 21600" draw:type="rectangle" draw:enhanced-path="M 0 0 L 21600 0 21600 21600 0 21600 0 0 Z N"/>
          </draw:custom-shape>
          <draw:custom-shape draw:style-name="gr155" draw:text-style-name="P26" draw:layer="layout" svg:width="0.075cm" svg:height="1.596cm" draw:transform="rotate (-1.5707963267949) translate (4.28cm 4.932cm)">
            <text:p/>
            <draw:enhanced-geometry svg:viewBox="0 0 21600 21600" draw:type="rectangle" draw:enhanced-path="M 0 0 L 21600 0 21600 21600 0 21600 0 0 Z N"/>
          </draw:custom-shape>
          <draw:custom-shape draw:style-name="gr155" draw:text-style-name="P26" draw:layer="layout" svg:width="0.078cm" svg:height="1.596cm" draw:transform="rotate (-1.5707963267949) translate (4.28cm 5.148cm)">
            <text:p/>
            <draw:enhanced-geometry svg:viewBox="0 0 21600 21600" draw:type="rectangle" draw:enhanced-path="M 0 0 L 21600 0 21600 21600 0 21600 0 0 Z N"/>
          </draw:custom-shape>
          <draw:custom-shape draw:style-name="gr155" draw:text-style-name="P26" draw:layer="layout" svg:width="0.075cm" svg:height="1.596cm" draw:transform="rotate (-1.5707963267949) translate (4.28cm 5.37cm)">
            <text:p/>
            <draw:enhanced-geometry svg:viewBox="0 0 21600 21600" draw:type="rectangle" draw:enhanced-path="M 0 0 L 21600 0 21600 21600 0 21600 0 0 Z N"/>
          </draw:custom-shape>
          <draw:custom-shape draw:style-name="gr162" draw:text-style-name="P26" draw:layer="layout" svg:width="1.175cm" svg:height="1.166cm" svg:x="2.892cm" svg:y="4.395cm">
            <text:p/>
            <draw:enhanced-geometry svg:viewBox="0 0 21600 21600" draw:type="rectangle" draw:enhanced-path="M 0 0 L 21600 0 21600 21600 0 21600 0 0 Z N"/>
          </draw:custom-shape>
        </draw:g>
        <draw:g>
          <draw:custom-shape draw:style-name="gr156" draw:text-style-name="P26" draw:layer="layout" svg:width="0.076cm" svg:height="1.594cm" svg:x="4.619cm" svg:y="5.773cm">
            <text:p/>
            <draw:enhanced-geometry svg:viewBox="0 0 21600 21600" draw:type="rectangle" draw:enhanced-path="M 0 0 L 21600 0 21600 21600 0 21600 0 0 Z N"/>
          </draw:custom-shape>
          <draw:custom-shape draw:style-name="gr156" draw:text-style-name="P26" draw:layer="layout" svg:width="0.074cm" svg:height="1.594cm" svg:x="4.838cm" svg:y="5.773cm">
            <text:p/>
            <draw:enhanced-geometry svg:viewBox="0 0 21600 21600" draw:type="rectangle" draw:enhanced-path="M 0 0 L 21600 0 21600 21600 0 21600 0 0 Z N"/>
          </draw:custom-shape>
          <draw:custom-shape draw:style-name="gr156" draw:text-style-name="P26" draw:layer="layout" svg:width="0.078cm" svg:height="1.594cm" svg:x="5.058cm" svg:y="5.773cm">
            <text:p/>
            <draw:enhanced-geometry svg:viewBox="0 0 21600 21600" draw:type="rectangle" draw:enhanced-path="M 0 0 L 21600 0 21600 21600 0 21600 0 0 Z N"/>
          </draw:custom-shape>
          <draw:custom-shape draw:style-name="gr156" draw:text-style-name="P26" draw:layer="layout" svg:width="0.077cm" svg:height="1.594cm" svg:x="5.274cm" svg:y="5.773cm">
            <text:p/>
            <draw:enhanced-geometry svg:viewBox="0 0 21600 21600" draw:type="rectangle" draw:enhanced-path="M 0 0 L 21600 0 21600 21600 0 21600 0 0 Z N"/>
          </draw:custom-shape>
          <draw:custom-shape draw:style-name="gr156" draw:text-style-name="P26" draw:layer="layout" svg:width="0.076cm" svg:height="1.594cm" svg:x="5.496cm" svg:y="5.773cm">
            <text:p/>
            <draw:enhanced-geometry svg:viewBox="0 0 21600 21600" draw:type="rectangle" draw:enhanced-path="M 0 0 L 21600 0 21600 21600 0 21600 0 0 Z N"/>
          </draw:custom-shape>
          <draw:custom-shape draw:style-name="gr163" draw:text-style-name="P26" draw:layer="layout" svg:width="0.08cm" svg:height="1.595cm" draw:transform="rotate (-1.5707963267949) translate (5.891cm 6.092cm)">
            <text:p/>
            <draw:enhanced-geometry svg:viewBox="0 0 21600 21600" draw:type="rectangle" draw:enhanced-path="M 0 0 L 21600 0 21600 21600 0 21600 0 0 Z N"/>
          </draw:custom-shape>
          <draw:custom-shape draw:style-name="gr163" draw:text-style-name="P26" draw:layer="layout" svg:width="0.074cm" svg:height="1.595cm" draw:transform="rotate (-1.5707963267949) translate (5.891cm 6.316cm)">
            <text:p/>
            <draw:enhanced-geometry svg:viewBox="0 0 21600 21600" draw:type="rectangle" draw:enhanced-path="M 0 0 L 21600 0 21600 21600 0 21600 0 0 Z N"/>
          </draw:custom-shape>
          <draw:custom-shape draw:style-name="gr163" draw:text-style-name="P26" draw:layer="layout" svg:width="0.077cm" svg:height="1.595cm" draw:transform="rotate (-1.5707963267949) translate (5.891cm 6.532cm)">
            <text:p/>
            <draw:enhanced-geometry svg:viewBox="0 0 21600 21600" draw:type="rectangle" draw:enhanced-path="M 0 0 L 21600 0 21600 21600 0 21600 0 0 Z N"/>
          </draw:custom-shape>
          <draw:custom-shape draw:style-name="gr163" draw:text-style-name="P26" draw:layer="layout" svg:width="0.08cm" svg:height="1.595cm" draw:transform="rotate (-1.5707963267949) translate (5.891cm 6.752cm)">
            <text:p/>
            <draw:enhanced-geometry svg:viewBox="0 0 21600 21600" draw:type="rectangle" draw:enhanced-path="M 0 0 L 21600 0 21600 21600 0 21600 0 0 Z N"/>
          </draw:custom-shape>
          <draw:custom-shape draw:style-name="gr163" draw:text-style-name="P26" draw:layer="layout" svg:width="0.071cm" svg:height="1.595cm" draw:transform="rotate (-1.5707963267949) translate (5.891cm 6.976cm)">
            <text:p/>
            <draw:enhanced-geometry svg:viewBox="0 0 21600 21600" draw:type="rectangle" draw:enhanced-path="M 0 0 L 21600 0 21600 21600 0 21600 0 0 Z N"/>
          </draw:custom-shape>
          <draw:custom-shape draw:style-name="gr164" draw:text-style-name="P26" draw:layer="layout" svg:width="1.17cm" svg:height="1.162cm" svg:x="4.505cm" svg:y="6.001cm">
            <text:p/>
            <draw:enhanced-geometry svg:viewBox="0 0 21600 21600" draw:type="rectangle" draw:enhanced-path="M 0 0 L 21600 0 21600 21600 0 21600 0 0 Z N"/>
          </draw:custom-shape>
        </draw:g>
        <draw:g>
          <draw:custom-shape draw:style-name="gr156" draw:text-style-name="P26" draw:layer="layout" svg:width="0.079cm" svg:height="1.594cm" svg:x="3.01cm" svg:y="5.773cm">
            <text:p/>
            <draw:enhanced-geometry svg:viewBox="0 0 21600 21600" draw:type="rectangle" draw:enhanced-path="M 0 0 L 21600 0 21600 21600 0 21600 0 0 Z N"/>
          </draw:custom-shape>
          <draw:custom-shape draw:style-name="gr156" draw:text-style-name="P26" draw:layer="layout" svg:width="0.074cm" svg:height="1.594cm" svg:x="3.234cm" svg:y="5.773cm">
            <text:p/>
            <draw:enhanced-geometry svg:viewBox="0 0 21600 21600" draw:type="rectangle" draw:enhanced-path="M 0 0 L 21600 0 21600 21600 0 21600 0 0 Z N"/>
          </draw:custom-shape>
          <draw:custom-shape draw:style-name="gr156" draw:text-style-name="P26" draw:layer="layout" svg:width="0.075cm" svg:height="1.594cm" svg:x="3.45cm" svg:y="5.773cm">
            <text:p/>
            <draw:enhanced-geometry svg:viewBox="0 0 21600 21600" draw:type="rectangle" draw:enhanced-path="M 0 0 L 21600 0 21600 21600 0 21600 0 0 Z N"/>
          </draw:custom-shape>
          <draw:custom-shape draw:style-name="gr156" draw:text-style-name="P26" draw:layer="layout" svg:width="0.079cm" svg:height="1.594cm" svg:x="3.668cm" svg:y="5.773cm">
            <text:p/>
            <draw:enhanced-geometry svg:viewBox="0 0 21600 21600" draw:type="rectangle" draw:enhanced-path="M 0 0 L 21600 0 21600 21600 0 21600 0 0 Z N"/>
          </draw:custom-shape>
          <draw:custom-shape draw:style-name="gr156" draw:text-style-name="P26" draw:layer="layout" svg:width="0.074cm" svg:height="1.594cm" svg:x="3.889cm" svg:y="5.773cm">
            <text:p/>
            <draw:enhanced-geometry svg:viewBox="0 0 21600 21600" draw:type="rectangle" draw:enhanced-path="M 0 0 L 21600 0 21600 21600 0 21600 0 0 Z N"/>
          </draw:custom-shape>
          <draw:custom-shape draw:style-name="gr165" draw:text-style-name="P26" draw:layer="layout" svg:width="0.08cm" svg:height="1.592cm" draw:transform="rotate (-1.5707963267949) translate (4.282cm 6.092cm)">
            <text:p/>
            <draw:enhanced-geometry svg:viewBox="0 0 21600 21600" draw:type="rectangle" draw:enhanced-path="M 0 0 L 21600 0 21600 21600 0 21600 0 0 Z N"/>
          </draw:custom-shape>
          <draw:custom-shape draw:style-name="gr165" draw:text-style-name="P26" draw:layer="layout" svg:width="0.074cm" svg:height="1.592cm" draw:transform="rotate (-1.5707963267949) translate (4.282cm 6.316cm)">
            <text:p/>
            <draw:enhanced-geometry svg:viewBox="0 0 21600 21600" draw:type="rectangle" draw:enhanced-path="M 0 0 L 21600 0 21600 21600 0 21600 0 0 Z N"/>
          </draw:custom-shape>
          <draw:custom-shape draw:style-name="gr165" draw:text-style-name="P26" draw:layer="layout" svg:width="0.077cm" svg:height="1.592cm" draw:transform="rotate (-1.5707963267949) translate (4.282cm 6.532cm)">
            <text:p/>
            <draw:enhanced-geometry svg:viewBox="0 0 21600 21600" draw:type="rectangle" draw:enhanced-path="M 0 0 L 21600 0 21600 21600 0 21600 0 0 Z N"/>
          </draw:custom-shape>
          <draw:custom-shape draw:style-name="gr165" draw:text-style-name="P26" draw:layer="layout" svg:width="0.08cm" svg:height="1.592cm" draw:transform="rotate (-1.5707963267949) translate (4.282cm 6.752cm)">
            <text:p/>
            <draw:enhanced-geometry svg:viewBox="0 0 21600 21600" draw:type="rectangle" draw:enhanced-path="M 0 0 L 21600 0 21600 21600 0 21600 0 0 Z N"/>
          </draw:custom-shape>
          <draw:custom-shape draw:style-name="gr165" draw:text-style-name="P26" draw:layer="layout" svg:width="0.071cm" svg:height="1.592cm" draw:transform="rotate (-1.5707963267949) translate (4.282cm 6.976cm)">
            <text:p/>
            <draw:enhanced-geometry svg:viewBox="0 0 21600 21600" draw:type="rectangle" draw:enhanced-path="M 0 0 L 21600 0 21600 21600 0 21600 0 0 Z N"/>
          </draw:custom-shape>
          <draw:custom-shape draw:style-name="gr166" draw:text-style-name="P26" draw:layer="layout" svg:width="1.175cm" svg:height="1.162cm" svg:x="2.894cm" svg:y="6.001cm">
            <text:p/>
            <draw:enhanced-geometry svg:viewBox="0 0 21600 21600" draw:type="rectangle" draw:enhanced-path="M 0 0 L 21600 0 21600 21600 0 21600 0 0 Z N"/>
          </draw:custom-shape>
        </draw:g>
        <draw:g>
          <draw:custom-shape draw:style-name="gr167" draw:text-style-name="P2" draw:layer="layout" svg:width="4.711cm" svg:height="1.311cm" draw:transform="rotate (-1.5707963267949) translate (7.677cm 2.61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8" draw:text-style-name="P26" draw:layer="layout" svg:width="0.283cm" svg:height="0.971cm" draw:transform="rotate (-1.5707963267949) translate (7.477cm 2.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26" draw:layer="layout" svg:width="3.174cm" svg:height="0.241cm" draw:transform="rotate (-1.5707963267949) translate (7.477cm 4.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26" draw:layer="layout" svg:width="3.176cm" svg:height="0.238cm" draw:transform="rotate (-1.5707963267949) translate (7.11cm 4.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26" draw:layer="layout" svg:width="3.174cm" svg:height="0.238cm" draw:transform="rotate (-1.5707963267949) translate (6.744cm 4.0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149cm" svg:height="0.053cm" draw:transform="rotate (-1.5707963267949) translate (7.477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149cm" svg:height="0.048cm" draw:transform="rotate (-1.5707963267949) translate (7.311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149cm" svg:height="0.051cm" draw:transform="rotate (-1.5707963267949) translate (7.11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149cm" svg:height="0.048cm" draw:transform="rotate (-1.5707963267949) translate (6.945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149cm" svg:height="0.051cm" draw:transform="rotate (-1.5707963267949) translate (6.744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6" draw:layer="layout" svg:width="0.149cm" svg:height="0.053cm" draw:transform="rotate (-1.5707963267949) translate (6.583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4" draw:layer="layout" svg:width="0.001cm" svg:height="0.002cm" svg:x="0.004cm" svg:y="0cm" draw:page-number="37" presentation:class="page"/>
          <draw:frame presentation:style-name="pr1" draw:text-style-name="P6" draw:layer="layout" svg:width="16.799cm" svg:height="13.364cm" svg:x="2.1cm" svg:y="14.107cm" presentation:class="notes" presentation:placeholder="true">
            <draw:text-box/>
          </draw:frame>
        </presentation:notes>
      </draw:page>
      <draw:page draw:name="page38" draw:style-name="dp1" draw:master-page-name="預設">
        <draw:g>
          <draw:polygon draw:style-name="gr152" draw:text-style-name="P5" draw:layer="layout" svg:width="0.72cm" svg:height="3.987cm" svg:x="4.077cm" svg:y="3.685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53" draw:text-style-name="P5" draw:layer="layout" svg:width="3.215cm" svg:height="1.918cm" svg:x="4.339cm" svg:y="2.581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53" draw:text-style-name="P5" draw:layer="layout" svg:width="2.16cm" svg:height="1.69cm" svg:x="2.263cm" svg:y="2.618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99" draw:layer="layout" svg:width="8cm" svg:height="8cm" svg:x="0.89cm" svg:y="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1" draw:text-style-name="P2" draw:layer="layout" svg:width="5.302cm" svg:height="0.95cm" svg:x="2.245cm" svg:y="4.668cm">
            <text:p/>
            <draw:enhanced-geometry svg:viewBox="0 0 21600 21600" draw:type="rectangle" draw:enhanced-path="M 0 0 L 21600 0 21600 21600 0 21600 0 0 Z N"/>
          </draw:custom-shape>
          <draw:custom-shape draw:style-name="gr172" draw:text-style-name="P2" draw:layer="layout" svg:width="4.879cm" svg:height="2.858cm" svg:x="2.467cm" svg:y="4.848cm">
            <text:p/>
            <draw:enhanced-geometry svg:viewBox="0 0 21600 21600" draw:path-stretchpoint-x="10800" draw:path-stretchpoint-y="10800" draw:text-areas="?f3 ?f4 ?f5 ?f6" draw:type="round-rectangle" draw:modifiers="6504.93179433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2" draw:layer="layout" svg:width="0.434cm" svg:height="1.676cm" svg:x="3.137cm" svg:y="3.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2" draw:layer="layout" svg:width="0.434cm" svg:height="1.207cm" draw:transform="rotate (-1.5707963267949) translate (4.357cm 3.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2" draw:layer="layout" svg:width="0.434cm" svg:height="0.827cm" svg:x="3.919cm" svg:y="3.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4" draw:layer="layout" svg:width="0.001cm" svg:height="0.002cm" svg:x="0.004cm" svg:y="0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預設">
        <draw:g>
          <draw:custom-shape draw:style-name="gr99" draw:layer="layout" svg:width="8cm" svg:height="8cm" svg:x="1.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6" draw:text-style-name="P2" draw:layer="layout" svg:width="5.308cm" svg:height="0.844cm" svg:x="2.639cm" svg:y="6.873cm">
            <text:p/>
            <draw:enhanced-geometry svg:viewBox="0 0 21600 21600" draw:type="rectangle" draw:enhanced-path="M 0 0 L 21600 0 21600 21600 0 21600 0 0 Z N"/>
          </draw:custom-shape>
          <draw:custom-shape draw:style-name="gr177" draw:text-style-name="P2" draw:layer="layout" svg:width="3.91cm" svg:height="5.086cm" svg:x="3.023cm" svg:y="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2" draw:layer="layout" svg:width="1.803cm" svg:height="0.411cm" svg:x="6.14cm" svg:y="4.5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1.316cm" svg:height="0.317cm" draw:transform="rotate (1.5707963267949) translate (7.622cm 5.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26" draw:layer="layout" svg:width="1.256cm" svg:height="1.417cm" svg:x="4.521cm" svg:y="3.987cm">
            <text:p/>
            <draw:enhanced-geometry svg:viewBox="0 0 21600 21600" draw:type="rectangle" draw:enhanced-path="M 0 0 L 21600 0 21600 21600 0 21600 0 0 Z N"/>
          </draw:custom-shape>
          <draw:custom-shape draw:style-name="gr181" draw:text-style-name="P26" draw:layer="layout" svg:width="0.543cm" svg:height="0.397cm" svg:x="4.528cm" svg:y="5.39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1" draw:text-style-name="P26" draw:layer="layout" svg:width="0.543cm" svg:height="0.397cm" svg:x="5.228cm" svg:y="5.39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2" draw:text-style-name="P26" draw:layer="layout" svg:width="0.758cm" svg:height="0.758cm" svg:x="3.342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26" draw:layer="layout" svg:width="0.446cm" svg:height="0.456cm" svg:x="4.543cm" svg:y="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26" draw:layer="layout" svg:width="0.446cm" svg:height="0.456cm" svg:x="5.144cm" svg:y="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26" draw:layer="layout" svg:width="0.446cm" svg:height="0.456cm" svg:x="5.745cm" svg:y="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26" draw:layer="layout" svg:width="0.446cm" svg:height="0.456cm" svg:x="6.346cm" svg:y="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4" draw:text-style-name="P26" draw:layer="layout" svg:width="1.378cm" svg:height="0.927cm" svg:x="4.498cm" svg:y="5.92cm" svg:viewBox="0 0 1379 928" svg:d="M9 857h330l-335-739h1v-43c-1-1-2-2-3-3-1-2-2-5-2-7v-52c0-2 1-5 2-6 1-2 3-4 5-5 1-1 4-2 6-2h1343c2 0 5 1 7 2 1 1 3 3 4 5 1 1 2 4 2 6v30h4v75h1l-336 739h341l-343 71h-685z">
            <text:p/>
          </draw:path>
        </draw:g>
        <presentation:notes draw:style-name="dp2">
          <draw:page-thumbnail draw:style-name="gr4" draw:layer="layout" svg:width="0.001cm" svg:height="0.002cm" svg:x="0.004cm" svg:y="0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預設">
        <draw:g>
          <draw:custom-shape draw:style-name="gr99" draw:layer="layout" svg:width="8cm" svg:height="8cm" svg:x="0.4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85" draw:text-style-name="P2" draw:layer="layout" svg:width="5.286cm" svg:height="4.845cm" svg:x="1.811cm" svg:y="2.498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2" draw:layer="layout" svg:width="5.315cm" svg:height="0.57cm" svg:x="1.787cm" svg:y="2.055cm">
              <text:p/>
              <draw:enhanced-geometry svg:viewBox="0 0 21600 21600" draw:type="rectangle" draw:enhanced-path="M 0 0 L 21600 0 21600 21600 0 21600 0 0 Z N"/>
            </draw:custom-shape>
            <draw:custom-shape draw:style-name="gr187" draw:text-style-name="P26" draw:layer="layout" svg:width="4.319cm" svg:height="2.751cm" svg:x="2.312cm" svg:y="4.072cm">
              <text:p/>
              <draw:enhanced-geometry svg:viewBox="0 0 21600 21600" draw:type="rectangle" draw:enhanced-path="M 0 0 L 21600 0 21600 21600 0 21600 0 0 Z N"/>
            </draw:custom-shape>
            <draw:custom-shape draw:style-name="gr188" draw:text-style-name="P26" draw:layer="layout" svg:width="0.542cm" svg:height="0.582cm" svg:x="2.365cm" svg:y="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26" draw:layer="layout" svg:width="0.902cm" svg:height="0.561cm" svg:x="5.718cm" svg:y="2.982cm">
              <text:p/>
              <draw:enhanced-geometry svg:viewBox="0 0 21600 21600" draw:type="rectangle" draw:enhanced-path="M 0 0 L 21600 0 21600 21600 0 21600 0 0 Z N"/>
            </draw:custom-shape>
          </draw:g>
          <draw:g>
            <draw:custom-shape draw:style-name="gr190" draw:text-style-name="P2" draw:layer="layout" svg:width="2.11cm" svg:height="0.169cm" draw:transform="rotate (-1.5707963267949) translate (2.636cm 4.64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0" draw:text-style-name="P2" draw:layer="layout" svg:width="2.11cm" svg:height="0.169cm" draw:transform="rotate (-1.5707963267949) translate (2.937cm 4.641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0" draw:text-style-name="P2" draw:layer="layout" svg:width="2.11cm" svg:height="0.169cm" draw:transform="rotate (-1.5707963267949) translate (3.238cm 4.642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91" draw:text-style-name="P2" draw:layer="layout" svg:width="1.141cm" svg:height="0.159cm" svg:x="4.749cm" svg:y="6.625cm">
                <text:p/>
                <draw:enhanced-geometry svg:viewBox="0 0 21600 21600" draw:type="rectangle" draw:enhanced-path="M 0 0 L 21600 0 21600 21600 0 21600 0 0 Z N"/>
              </draw:custom-shape>
              <draw:custom-shape draw:style-name="gr192" draw:text-style-name="P2" draw:layer="layout" svg:width="0.96cm" svg:height="0.726cm" svg:x="4.854cm" svg:y="5.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3" draw:text-style-name="P2" draw:layer="layout" svg:width="1.359cm" svg:height="0.092cm" draw:transform="rotate (-1.05417886820457) translate (5.647cm 5.531cm)">
                <text:p/>
                <draw:enhanced-geometry svg:viewBox="0 0 21600 21600" draw:mirror-horizontal="false" draw:mirror-vertical="false" draw:type="rectangle" draw:enhanced-path="M 0 0 L 21600 0 21600 21600 0 21600 0 0 Z N"/>
              </draw:custom-shape>
              <draw:custom-shape draw:style-name="gr194" draw:text-style-name="P2" draw:layer="layout" svg:width="1.252cm" svg:height="0.399cm" draw:transform="rotate (-1.05417886820457) translate (5.981cm 5.3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2" draw:layer="layout" svg:width="0.19cm" svg:height="1.09cm" draw:transform="rotate (0.516617458590321) translate (5.183cm 4.68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96" draw:text-style-name="P2" draw:layer="layout" svg:width="0.365cm" svg:height="0.755cm" draw:transform="rotate (-3.14159265358979) translate (3.85cm 6.72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2" draw:layer="layout" svg:width="0.365cm" svg:height="0.755cm" draw:transform="rotate (-3.14159265358979) translate (4.318cm 6.72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presentation:notes draw:style-name="dp2">
          <draw:page-thumbnail draw:style-name="gr4" draw:layer="layout" svg:width="0.001cm" svg:height="0.002cm" svg:x="0.004cm" svg:y="0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預設">
        <draw:g>
          <draw:custom-shape draw:style-name="gr99" draw:layer="layout" svg:width="8cm" svg:height="8cm" svg:x="0.8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97" draw:text-style-name="P2" draw:layer="layout" svg:width="5.301cm" svg:height="5.291cm" svg:x="2.154cm" svg:y="2.307cm" svg:viewBox="0 0 5302 5292" svg:d="M5302 2322v2088c0 155-41 307-118 441-78 134-189 245-323 323-134 77-286 118-441 118h-3538c-155 0-307-41-441-118-134-78-245-189-323-323-77-134-118-286-118-441v-2088zM0 2144v-1262c0-155 41-307 118-441 78-134 189-245 323-323 134-77 286-118 441-118h3538c155 0 307 41 441 118 134 78 245 189 323 323 77 134 118 286 118 441v1262z">
            <text:p/>
          </draw:path>
          <draw:custom-shape draw:style-name="gr198" draw:text-style-name="P26" draw:layer="layout" svg:width="0.177cm" svg:height="1.103cm" svg:x="2.671cm" svg:y="3.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26" draw:layer="layout" svg:width="0.177cm" svg:height="1.103cm" svg:x="2.67cm" svg:y="4.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4" draw:layer="layout" svg:width="0.001cm" svg:height="0.002cm" svg:x="0.004cm" svg:y="0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預設">
        <draw:g>
          <draw:custom-shape draw:style-name="gr99" draw:layer="layout" svg:width="8cm" svg:height="8cm" svg:x="1.3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9" draw:text-style-name="P2" draw:layer="layout" svg:width="5.292cm" svg:height="0.384cm" svg:x="2.659cm" svg:y="2.603cm">
            <text:p/>
            <draw:enhanced-geometry svg:viewBox="0 0 21600 21600" draw:type="rectangle" draw:enhanced-path="M 0 0 L 21600 0 21600 21600 0 21600 0 0 Z N"/>
          </draw:custom-shape>
          <draw:custom-shape draw:style-name="gr199" draw:text-style-name="P2" draw:layer="layout" svg:width="5.292cm" svg:height="0.384cm" svg:x="2.659cm" svg:y="7.603cm">
            <text:p/>
            <draw:enhanced-geometry svg:viewBox="0 0 21600 21600" draw:type="rectangle" draw:enhanced-path="M 0 0 L 21600 0 21600 21600 0 21600 0 0 Z N"/>
          </draw:custom-shape>
          <draw:custom-shape draw:style-name="gr200" draw:text-style-name="P2" draw:layer="layout" svg:width="5.134cm" svg:height="0.384cm" svg:x="2.711cm" svg:y="2.723cm">
            <text:p/>
            <draw:enhanced-geometry svg:viewBox="0 0 21600 21600" draw:type="rectangle" draw:enhanced-path="M 0 0 L 21600 0 21600 21600 0 21600 0 0 Z N"/>
          </draw:custom-shape>
          <draw:custom-shape draw:style-name="gr200" draw:text-style-name="P2" draw:layer="layout" svg:width="5.134cm" svg:height="0.384cm" svg:x="2.711cm" svg:y="7.523cm">
            <text:p/>
            <draw:enhanced-geometry svg:viewBox="0 0 21600 21600" draw:type="rectangle" draw:enhanced-path="M 0 0 L 21600 0 21600 21600 0 21600 0 0 Z N"/>
          </draw:custom-shape>
          <draw:custom-shape draw:style-name="gr201" draw:text-style-name="P2" draw:layer="layout" svg:width="1.741cm" svg:height="1.55cm" svg:x="2.638cm" svg:y="3.157cm">
            <text:p/>
            <draw:enhanced-geometry svg:viewBox="0 0 21600 21600" draw:type="rectangle" draw:enhanced-path="M 0 0 L 21600 0 21600 21600 0 21600 0 0 Z N"/>
          </draw:custom-shape>
          <draw:custom-shape draw:style-name="gr202" draw:text-style-name="P2" draw:layer="layout" svg:width="1.68cm" svg:height="1.55cm" svg:x="4.438cm" svg:y="3.157cm">
            <text:p/>
            <draw:enhanced-geometry svg:viewBox="0 0 21600 21600" draw:type="rectangle" draw:enhanced-path="M 0 0 L 21600 0 21600 21600 0 21600 0 0 Z N"/>
          </draw:custom-shape>
          <draw:custom-shape draw:style-name="gr203" draw:text-style-name="P2" draw:layer="layout" svg:width="1.775cm" svg:height="1.55cm" svg:x="6.177cm" svg:y="3.157cm">
            <text:p/>
            <draw:enhanced-geometry svg:viewBox="0 0 21600 21600" draw:type="rectangle" draw:enhanced-path="M 0 0 L 21600 0 21600 21600 0 21600 0 0 Z N"/>
          </draw:custom-shape>
          <draw:custom-shape draw:style-name="gr181" draw:text-style-name="P26" draw:layer="layout" svg:width="0.24cm" svg:height="0.229cm" svg:x="4.067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26" draw:layer="layout" svg:width="0.24cm" svg:height="0.229cm" svg:x="4.513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26" draw:layer="layout" svg:width="0.24cm" svg:height="0.229cm" svg:x="6.269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 draw:layer="layout" svg:width="1.741cm" svg:height="2.011cm" svg:x="2.637cm" svg:y="5.447cm">
            <text:p/>
            <draw:enhanced-geometry svg:viewBox="0 0 21600 21600" draw:mirror-vertical="true" draw:type="rectangle" draw:enhanced-path="M 0 0 L 21600 0 21600 21600 0 21600 0 0 Z N"/>
          </draw:custom-shape>
          <draw:custom-shape draw:style-name="gr205" draw:text-style-name="P2" draw:layer="layout" svg:width="1.68cm" svg:height="2.011cm" svg:x="4.437cm" svg:y="5.447cm">
            <text:p/>
            <draw:enhanced-geometry svg:viewBox="0 0 21600 21600" draw:mirror-vertical="true" draw:type="rectangle" draw:enhanced-path="M 0 0 L 21600 0 21600 21600 0 21600 0 0 Z N"/>
          </draw:custom-shape>
          <draw:custom-shape draw:style-name="gr206" draw:text-style-name="P2" draw:layer="layout" svg:width="1.775cm" svg:height="2.011cm" svg:x="6.176cm" svg:y="5.447cm">
            <text:p/>
            <draw:enhanced-geometry svg:viewBox="0 0 21600 21600" draw:mirror-vertical="true" draw:type="rectangle" draw:enhanced-path="M 0 0 L 21600 0 21600 21600 0 21600 0 0 Z N"/>
          </draw:custom-shape>
          <draw:custom-shape draw:style-name="gr181" draw:text-style-name="P26" draw:layer="layout" svg:width="0.24cm" svg:height="0.229cm" svg:x="4.066cm" svg:y="5.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1" draw:text-style-name="P26" draw:layer="layout" svg:width="0.24cm" svg:height="0.229cm" svg:x="4.512cm" svg:y="5.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1" draw:text-style-name="P26" draw:layer="layout" svg:width="0.24cm" svg:height="0.229cm" svg:x="6.268cm" svg:y="5.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07" draw:text-style-name="P2" draw:layer="layout" svg:width="5.292cm" svg:height="0.111cm" svg:x="2.659cm" svg:y="5.187cm">
            <text:p/>
            <draw:enhanced-geometry svg:viewBox="0 0 21600 21600" draw:mirror-vertical="true" draw:type="rectangle" draw:enhanced-path="M 0 0 L 21600 0 21600 21600 0 21600 0 0 Z N"/>
          </draw:custom-shape>
          <draw:custom-shape draw:style-name="gr208" draw:text-style-name="P2" draw:layer="layout" svg:width="5.134cm" svg:height="0.164cm" svg:x="2.711cm" svg:y="5.223cm">
            <text:p/>
            <draw:enhanced-geometry svg:viewBox="0 0 21600 21600" draw:mirror-vertical="true" draw:type="rectangle" draw:enhanced-path="M 0 0 L 21600 0 21600 21600 0 21600 0 0 Z N"/>
          </draw:custom-shape>
        </draw:g>
        <presentation:notes draw:style-name="dp2">
          <draw:page-thumbnail draw:style-name="gr4" draw:layer="layout" svg:width="0.001cm" svg:height="0.002cm" svg:x="0.004cm" svg:y="0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預設">
        <draw:g>
          <draw:custom-shape draw:style-name="gr99" draw:layer="layout" svg:width="8cm" svg:height="8cm" svg:x="1.2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09" draw:text-style-name="P5" draw:layer="layout" svg:width="5.322cm" svg:height="1.118cm" svg:x="2.56cm" svg:y="6.778cm">
            <text:p/>
            <draw:enhanced-geometry svg:viewBox="0 0 21600 21600" draw:mirror-vertical="true" draw:glue-points="?f6 10800 10800 21600 ?f5 10800 10800 0" draw:text-areas="?f3 ?f3 ?f4 ?f4" draw:type="trapezoid" draw:modifiers="4451.474732293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0" draw:text-style-name="P5" draw:layer="layout" svg:width="2.49cm" svg:height="3.503cm" svg:x="2.992cm" svg:y="4.089cm">
            <text:p/>
            <draw:enhanced-geometry svg:viewBox="0 0 21600 21600" draw:glue-points="?f6 0 10800 ?f8 ?f11 10800 ?f9 21600 10800 ?f10 ?f5 10800" draw:text-areas="?f3 ?f3 ?f4 ?f4" draw:type="parallelogram" draw:modifiers="6997.671617824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1" draw:text-style-name="P5" draw:layer="layout" svg:width="3.142cm" svg:height="0.672cm" svg:x="3.792cm" svg:y="3.45cm">
            <text:p/>
            <draw:enhanced-geometry svg:viewBox="0 0 21600 21600" draw:type="rectangle" draw:enhanced-path="M 0 0 L 21600 0 21600 21600 0 21600 0 0 Z N"/>
          </draw:custom-shape>
          <draw:polygon draw:style-name="gr212" draw:text-style-name="P5" draw:layer="layout" svg:width="3.144cm" svg:height="0.766cm" svg:x="3.789cm" svg:y="2.601cm" svg:viewBox="0 0 3145 767" draw:points="3,767 3,356 0,356 3,354 3,349 13,349 648,0 2496,0 3132,349 3145,349 3145,356 3145,767">
            <text:p/>
          </draw:polygon>
          <draw:custom-shape draw:style-name="gr213" draw:text-style-name="P5" draw:layer="layout" svg:width="0.498cm" svg:height="0.465cm" svg:x="5.978cm" svg:y="4.19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gon draw:style-name="gr214" draw:text-style-name="P5" draw:layer="layout" svg:width="1.4cm" svg:height="0.862cm" svg:x="6.445cm" svg:y="2.613cm" svg:viewBox="0 0 1401 863" draw:points="1401,863 574,423 574,315 574,308 561,308 0,0 252,0 1401,611">
            <text:p/>
          </draw:polygon>
        </draw:g>
        <presentation:notes draw:style-name="dp2">
          <draw:page-thumbnail draw:style-name="gr4" draw:layer="layout" svg:width="0.001cm" svg:height="0.002cm" svg:x="0.004cm" svg:y="0cm" draw:page-number="43" presentation:class="page"/>
          <draw:frame presentation:style-name="pr1" draw:text-style-name="P6" draw:layer="layout" svg:width="16.799cm" svg:height="13.364cm" svg:x="2.1cm" svg:y="14.107cm" presentation:class="notes" presentation:placeholder="true">
            <draw:text-box/>
          </draw:frame>
        </presentation:notes>
      </draw:page>
      <draw:page draw:name="page44" draw:style-name="dp1" draw:master-page-name="預設">
        <draw:g>
          <draw:custom-shape draw:style-name="gr99" draw:layer="layout" svg:width="8cm" svg:height="8cm" svg:x="0.89cm" svg:y="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15" draw:text-style-name="P5" draw:layer="layout" svg:width="5.301cm" svg:height="1.348cm" svg:x="2.286cm" svg:y="6.369cm">
            <text:p/>
            <draw:enhanced-geometry svg:viewBox="0 0 21600 21600" draw:type="rectangle" draw:enhanced-path="M 0 0 L 21600 0 21600 21600 0 21600 0 0 Z N"/>
          </draw:custom-shape>
          <draw:path draw:style-name="gr216" draw:text-style-name="P5" draw:layer="layout" svg:width="2.372cm" svg:height="3.824cm" svg:x="3.848cm" svg:y="2.42cm" svg:viewBox="0 0 2373 3825" svg:d="M0 3825v-3084h3c0-2 0-4 0-6 0-129 55-256 159-368 104-111 253-204 433-269 181-64 385-98 593-98s412 34 592 98c181 65 330 158 434 269 104 112 159 239 159 368 0 10 0 20-1 30v3060z">
            <text:p/>
          </draw:path>
          <draw:custom-shape draw:style-name="gr217" draw:text-style-name="P26" draw:layer="layout" svg:width="1.256cm" svg:height="1.344cm" svg:x="4.363cm" svg:y="4.083cm">
            <text:p/>
            <draw:enhanced-geometry svg:viewBox="0 0 21600 21600" draw:type="rectangle" draw:enhanced-path="M 0 0 L 21600 0 21600 21600 0 21600 0 0 Z N"/>
          </draw:custom-shape>
          <draw:custom-shape draw:style-name="gr181" draw:text-style-name="P26" draw:layer="layout" svg:width="0.543cm" svg:height="0.397cm" svg:x="4.733cm" svg:y="5.4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8" draw:text-style-name="P26" draw:layer="layout" svg:width="0.37cm" svg:height="0.371cm" svg:x="4.083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26" draw:layer="layout" svg:width="0.37cm" svg:height="0.371cm" svg:x="4.584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26" draw:layer="layout" svg:width="0.37cm" svg:height="0.371cm" svg:x="5.085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26" draw:layer="layout" svg:width="0.37cm" svg:height="0.371cm" svg:x="5.586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4" draw:layer="layout" svg:width="0.001cm" svg:height="0.002cm" svg:x="0.004cm" svg:y="0cm" draw:page-number="44" presentation:class="page"/>
          <draw:frame presentation:style-name="pr1" draw:text-style-name="P6" draw:layer="layout" svg:width="16.799cm" svg:height="13.364cm" svg:x="2.1cm" svg:y="14.107cm" presentation:class="notes" presentation:placeholder="true">
            <draw:text-box/>
          </draw:frame>
        </presentation:notes>
      </draw:page>
      <draw:page draw:name="page45" draw:style-name="dp1" draw:master-page-name="預設">
        <draw:g>
          <draw:custom-shape draw:style-name="gr99" draw:layer="layout" svg:width="8cm" svg:height="8cm" svg:x="0.8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19" draw:text-style-name="P5" draw:layer="layout" svg:width="5.292cm" svg:height="0.559cm" svg:x="2.155cm" svg:y="2.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5" draw:layer="layout" svg:width="1.289cm" svg:height="4.66cm" svg:x="6.022cm" svg:y="2.928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1" draw:text-style-name="P5" draw:layer="layout" svg:width="2.791cm" svg:height="0.581cm" svg:x="3.41cm" svg:y="7.118cm">
            <text:p/>
            <draw:enhanced-geometry svg:viewBox="0 0 21600 21600" draw:type="rectangle" draw:enhanced-path="M 0 0 L 21600 0 21600 21600 0 21600 0 0 Z N"/>
          </draw:custom-shape>
          <draw:custom-shape draw:style-name="gr220" draw:text-style-name="P5" draw:layer="layout" svg:width="1.289cm" svg:height="4.66cm" svg:x="5.598cm" svg:y="2.937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5" draw:layer="layout" svg:width="1.289cm" svg:height="4.66cm" draw:transform="rotate (0.122173047639603) translate (4.666cm 3.042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2" draw:text-style-name="P5" draw:layer="layout" svg:width="0.119cm" svg:height="4.481cm" svg:x="4.846cm" svg:y="2.782cm">
            <text:p/>
            <draw:enhanced-geometry svg:viewBox="0 0 21600 21600" draw:type="rectangle" draw:enhanced-path="M 0 0 L 21600 0 21600 21600 0 21600 0 0 Z N"/>
          </draw:custom-shape>
          <draw:custom-shape draw:style-name="gr220" draw:text-style-name="P5" draw:layer="layout" svg:width="1.289cm" svg:height="4.66cm" svg:x="2.288cm" svg:y="2.929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5" draw:layer="layout" svg:width="1.289cm" svg:height="4.66cm" svg:x="2.812cm" svg:y="2.938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5" draw:layer="layout" svg:width="1.289cm" svg:height="4.66cm" draw:transform="rotate (0.122173047639603) translate (3.256cm 3.043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3" draw:text-style-name="P5" draw:layer="layout" svg:width="4.39cm" svg:height="0.132cm" svg:x="2.61cm" svg:y="3.814cm">
            <text:p/>
            <draw:enhanced-geometry svg:viewBox="0 0 21600 21600" draw:type="rectangle" draw:enhanced-path="M 0 0 L 21600 0 21600 21600 0 21600 0 0 Z N"/>
          </draw:custom-shape>
          <draw:custom-shape draw:style-name="gr224" draw:text-style-name="P5" draw:layer="layout" svg:width="3.963cm" svg:height="0.132cm" svg:x="2.832cm" svg:y="4.814cm">
            <text:p/>
            <draw:enhanced-geometry svg:viewBox="0 0 21600 21600" draw:type="rectangle" draw:enhanced-path="M 0 0 L 21600 0 21600 21600 0 21600 0 0 Z N"/>
          </draw:custom-shape>
          <draw:custom-shape draw:style-name="gr225" draw:text-style-name="P5" draw:layer="layout" svg:width="3.409cm" svg:height="0.132cm" svg:x="3.103cm" svg:y="5.814cm">
            <text:p/>
            <draw:enhanced-geometry svg:viewBox="0 0 21600 21600" draw:type="rectangle" draw:enhanced-path="M 0 0 L 21600 0 21600 21600 0 21600 0 0 Z N"/>
          </draw:custom-shape>
        </draw:g>
        <presentation:notes draw:style-name="dp2">
          <draw:page-thumbnail draw:style-name="gr4" draw:layer="layout" svg:width="0.001cm" svg:height="0.002cm" svg:x="0.004cm" svg:y="0cm" draw:page-number="45" presentation:class="page"/>
          <draw:frame presentation:style-name="pr1" draw:text-style-name="P6" draw:layer="layout" svg:width="16.799cm" svg:height="13.364cm" svg:x="2.1cm" svg:y="14.107cm" presentation:class="notes" presentation:placeholder="true">
            <draw:text-box/>
          </draw:frame>
        </presentation:notes>
      </draw:page>
      <draw:page draw:name="page46" draw:style-name="dp1" draw:master-page-name="預設">
        <draw:g>
          <draw:custom-shape draw:style-name="gr99"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26" draw:text-style-name="P5" draw:layer="layout" svg:width="4.616cm" svg:height="4.876cm" svg:x="2.213cm" svg:y="2.353cm" svg:viewBox="0 0 4617 4877" svg:d="M102 3476l-2-17 2692 192 106 1226-1352-97zM76 3414l415-892-491-255 1383-164 622 1202-426-220-202 436zM3481 0l16 7-1518 2153-1154-524 764-1080zM3550 10l594 793 473-283-543 1237-1390-81 411-246-291-387z">
          <text:p/>
        </draw:path>
        <draw:g>
          <draw:polygon draw:style-name="gr226" draw:text-style-name="P5" draw:layer="layout" svg:width="2.601cm" svg:height="1.677cm" draw:transform="skewX (0.03385938748869) rotate (2.19492606730807) translate (7.0585177345359cm 6.8986731917648cm)" svg:viewBox="0 0 2602 1678" draw:points="0,18 0,0 2602,418 2602,1678 1296,1467">
            <text:p/>
          </draw:polygon>
          <draw:polygon draw:style-name="gr227" draw:text-style-name="P5" draw:layer="layout" svg:width="1.885cm" svg:height="1.446cm" draw:transform="skewX (0.0350811179650859) rotate (2.19492606730807) translate (6.0054634054208cm 7.6256405389927cm)" svg:viewBox="0 0 1886 1447" draw:points="0,1231 478,354 21,54 1380,0 1886,1279 1489,1019 1256,1447">
            <text:p/>
          </draw:polygon>
        </draw:g>
        <presentation:notes draw:style-name="dp2">
          <draw:page-thumbnail draw:style-name="gr4" draw:layer="layout" svg:width="0.001cm" svg:height="0.002cm" svg:x="0.004cm" svg:y="0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4" draw:layer="layout" svg:width="11.136cm" svg:height="11.136cm" svg:x="4.931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預設">
        <draw:custom-shape draw:style-name="gr1"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1.136cm" svg:height="11.136cm" svg:x="4.931cm" svg:y="2.257cm" draw:page-number="48" presentation:class="page"/>
          <draw:frame presentation:style-name="pr1" draw:text-style-name="P6" draw:layer="layout" svg:width="16.799cm" svg:height="13.364cm" svg:x="2.1cm" svg:y="14.107cm" presentation:class="notes" presentation:placeholder="true">
            <draw:text-box/>
          </draw:frame>
        </presentation:notes>
      </draw:page>
      <draw:page draw:name="page49" draw:style-name="dp1" draw:master-page-name="預設">
        <draw:custom-shape draw:style-name="gr1"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1.136cm" svg:height="11.136cm" svg:x="4.931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presentation:notes draw:style-name="dp2">
          <draw:page-thumbnail draw:style-name="gr4" draw:layer="layout" svg:width="11.136cm" svg:height="11.136cm" svg:x="4.931cm" svg:y="2.257cm" draw:page-number="50"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Cantarell Extra Bold1" svg:font-family="'Cantarell Extra Bold'" style:font-adornments="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_5f_Inner" style:display-name="Obj_Inner" style:family="graphic" style:parent-style-name="standard">
      <style:graphic-properties draw:stroke="none" draw:stroke-dash="Dash_20_Dot_20_4" draw:fill="solid" draw:fill-color="#ffffff" draw:textarea-horizontal-align="justify" draw:textarea-vertical-align="middle" draw:auto-grow-height="false" fo:min-height="3.375cm" fo:min-width="3.875cm"/>
      <style:paragraph-properties fo:text-align="center"/>
      <style:text-properties fo:color="#1c527f" loext:opacity="100%" style:font-name="Cantarell Extra Bold1" fo:font-family="'Cantarell Extra Bold'" style:font-style-name="Extra Bold" style:font-pitch="variable" fo:font-size="40pt" fo:font-weight="800"/>
    </style:style>
    <style:style style:name="Obj_5f_Background" style:display-name="Obj_Background" style:family="graphic" style:parent-style-name="standard">
      <style:graphic-properties draw:stroke="none" draw:fill-color="#1c527f" draw:textarea-horizontal-align="justify" draw:textarea-vertical-align="middle" draw:auto-grow-height="false" fo:min-height="8.774cm" fo:min-width="8.524cm"/>
      <style:paragraph-properties fo:text-align="center"/>
    </style:style>
    <style:style style:name="Obj_5f_Inner2" style:display-name="Obj_Inner2" style:family="graphic" style:parent-style-name="standard">
      <style:graphic-properties draw:stroke="none" draw:stroke-dash="Dash_20_Dot_20_4" draw:fill="solid" draw:fill-color="#1c527f" fo:min-height="1.33cm" fo:min-width="1.33cm"/>
    </style:style>
    <style:style style:name="Obj_5f_Boundary" style:display-name="Obj_Boundary" style:family="graphic" style:parent-style-name="standard">
      <style:graphic-properties draw:stroke="dash" draw:stroke-dash="Dot" svg:stroke-color="#ffffff" svg:stroke-linecap="butt" draw:fill="none" draw:textarea-horizontal-align="justify" draw:textarea-vertical-align="middle" draw:auto-grow-height="false" fo:min-height="6.375cm" fo:min-width="6.125cm"/>
      <style:paragraph-properties fo:text-align="center"/>
    </style:style>
    <style:style style:name="Obj_5f_Line2" style:display-name="Obj_Line2" style:family="graphic" style:parent-style-name="standard">
      <style:graphic-properties draw:stroke="dash" draw:stroke-dash="Dash_20__28_Rounded_29_" svg:stroke-width="0.159cm" svg:stroke-color="#1c527f" draw:marker-start-width="0.438cm" draw:marker-end-width="0.438cm" svg:stroke-linecap="round" fo:padding-top="0.204cm" fo:padding-bottom="0.204cm" fo:padding-left="0.329cm" fo:padding-right="0.329cm"/>
    </style:style>
    <style:style style:name="Obj_5f_Line1" style:display-name="Obj_Line1" style:family="graphic" style:parent-style-name="standard">
      <style:graphic-properties draw:stroke="dash" draw:stroke-dash="Dash_20__28_Rounded_29_" svg:stroke-width="0.16cm" svg:stroke-color="#ffffff" draw:marker-start-width="0.44cm" draw:marker-end-width="0.44cm" svg:stroke-linecap="roun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85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預設-backgroundobjects">
      <style:graphic-properties draw:stroke="none" draw:fill="none" draw:fill-color="#ffffff" draw:auto-grow-height="false" fo:min-height="1.485cm"/>
      <style:paragraph-properties style:writing-mode="lr-tb"/>
    </style:style>
    <style:style style:name="Mpr4"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預設" style:page-layout-name="PM1" draw:style-name="Mdp1">
      <draw:frame presentation:style-name="預設-title" draw:layer="backgroundobjects" svg:width="8.999cm" svg:height="1.669cm" svg:x="0.5cm" svg:y="0.399cm" presentation:class="title" presentation:placeholder="true">
        <draw:text-box/>
      </draw:frame>
      <draw:frame presentation:style-name="預設-outline1" draw:layer="backgroundobjects" svg:width="8.999cm" svg:height="5.799cm" svg:x="0.5cm" svg:y="2.34cm" presentation:class="outline" presentation:placeholder="true">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5T11:16:17.046409167</meta:creation-date>
    <dc:date>2023-03-20T08:29:02.650332409</dc:date>
    <dc:creator>Yen-Sen Lu</dc:creator>
    <meta:editing-duration>P1DT8H2M5S</meta:editing-duration>
    <meta:editing-cycles>22</meta:editing-cycles>
    <meta:generator>LibreOffice/7.3.7.2$Linux_X86_64 LibreOffice_project/30$Build-2</meta:generator>
    <meta:document-statistic meta:object-count="884"/>
  </office:meta>
</office:document-meta>
</file>